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00" draw:opacity="25%" draw:textarea-vertical-align="middle"/>
    </style:style>
    <style:style style:name="gr2" style:family="graphic" style:parent-style-name="standard">
      <style:graphic-properties draw:stroke="none" draw:fill-color="#ff6600" draw:opacity="25%" draw:textarea-vertical-align="middle"/>
    </style:style>
    <style:style style:name="gr3" style:family="graphic" style:parent-style-name="standard">
      <style:graphic-properties draw:stroke="none" draw:fill-color="#66ff00" draw:opacity="25%" draw:textarea-vertical-align="middle"/>
    </style:style>
    <style:style style:name="gr4" style:family="graphic" style:parent-style-name="standard">
      <style:graphic-properties draw:stroke="none" draw:fill-color="#ff0000" draw:opacity="25%" draw:textarea-vertical-align="middle"/>
    </style:style>
    <style:style style:name="gr5" style:family="graphic" style:parent-style-name="standard">
      <style:graphic-properties draw:stroke="none" draw:fill-color="#9900ff" draw:opacity="25%" draw:textarea-vertical-align="middle"/>
    </style:style>
    <style:style style:name="gr6" style:family="graphic" style:parent-style-name="standard">
      <style:graphic-properties draw:stroke="none" draw:fill-color="#0066ff" draw:opacity="25%" draw:textarea-vertical-align="middle"/>
    </style:style>
    <style:style style:name="gr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107cm" fo:min-width="1.32cm" fo:padding-top="0.165cm" fo:padding-bottom="0.165cm" fo:padding-left="0.29cm" fo:padding-right="0.29cm"/>
    </style:style>
    <style:style style:name="gr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cm" fo:min-width="1.125cm" fo:padding-top="0.165cm" fo:padding-bottom="0.165cm" fo:padding-left="0.29cm" fo:padding-right="0.29cm"/>
    </style:style>
    <style:style style:name="gr1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4cm" fo:min-width="1.125cm" fo:padding-top="0.165cm" fo:padding-bottom="0.165cm" fo:padding-left="0.29cm" fo:padding-right="0.29cm"/>
    </style:style>
    <style:style style:name="gr1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107cm" fo:min-width="9.481cm" fo:padding-top="0.165cm" fo:padding-bottom="0.165cm" fo:padding-left="0.29cm" fo:padding-right="0.29cm"/>
    </style:style>
    <style:style style:name="gr1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1cm" fo:min-width="1.106cm" fo:padding-top="0.165cm" fo:padding-bottom="0.165cm" fo:padding-left="0.29cm" fo:padding-right="0.29cm"/>
    </style:style>
    <style:style style:name="gr1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915cm" fo:min-width="1.184cm" fo:padding-top="0.165cm" fo:padding-bottom="0.165cm" fo:padding-left="0.29cm" fo:padding-right="0.29cm"/>
    </style:style>
    <style:style style:name="gr1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321cm" fo:min-width="1.19cm" fo:padding-top="0.165cm" fo:padding-bottom="0.165cm" fo:padding-left="0.29cm" fo:padding-right="0.29cm"/>
    </style:style>
    <style:style style:name="gr1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21cm" fo:min-width="1.555cm" fo:padding-top="0.165cm" fo:padding-bottom="0.165cm" fo:padding-left="0.29cm" fo:padding-right="0.29cm"/>
    </style:style>
    <style:style style:name="gr1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1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561cm" fo:min-width="3.543cm" fo:padding-top="0.165cm" fo:padding-bottom="0.165cm" fo:padding-left="0.29cm" fo:padding-right="0.29cm"/>
    </style:style>
    <style:style style:name="gr1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0.466cm" fo:padding-top="0.165cm" fo:padding-bottom="0.165cm" fo:padding-left="0.29cm" fo:padding-right="0.29cm"/>
    </style:style>
    <style:style style:name="gr1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0.47cm" fo:padding-top="0.165cm" fo:padding-bottom="0.165cm" fo:padding-left="0.29cm" fo:padding-right="0.29cm"/>
    </style:style>
    <style:style style:name="gr2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1.571cm" fo:padding-top="0.165cm" fo:padding-bottom="0.165cm" fo:padding-left="0.29cm" fo:padding-right="0.29cm"/>
    </style:style>
    <style:style style:name="gr2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74cm" fo:min-width="1.157cm" fo:padding-top="0.165cm" fo:padding-bottom="0.165cm" fo:padding-left="0.29cm" fo:padding-right="0.29cm"/>
    </style:style>
    <style:style style:name="gr2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2cm" fo:min-width="1.098cm" fo:padding-top="0.165cm" fo:padding-bottom="0.165cm" fo:padding-left="0.29cm" fo:padding-right="0.29cm"/>
    </style:style>
    <style:style style:name="gr2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73cm" fo:min-width="1.159cm" fo:padding-top="0.165cm" fo:padding-bottom="0.165cm" fo:padding-left="0.29cm" fo:padding-right="0.29cm"/>
    </style:style>
    <style:style style:name="gr2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69cm" fo:min-width="1.919cm" fo:padding-top="0.165cm" fo:padding-bottom="0.165cm" fo:padding-left="0.29cm" fo:padding-right="0.29cm"/>
    </style:style>
    <style:style style:name="gr2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614cm" fo:min-width="0.667cm" fo:padding-top="0.165cm" fo:padding-bottom="0.165cm" fo:padding-left="0.29cm" fo:padding-right="0.29cm"/>
    </style:style>
    <style:style style:name="gr2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607cm" fo:min-width="0.667cm" fo:padding-top="0.165cm" fo:padding-bottom="0.165cm" fo:padding-left="0.29cm" fo:padding-right="0.29cm"/>
    </style:style>
    <style:style style:name="gr2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89cm" fo:min-width="1.017cm" fo:padding-top="0.165cm" fo:padding-bottom="0.165cm" fo:padding-left="0.29cm" fo:padding-right="0.29cm"/>
    </style:style>
    <style:style style:name="gr2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21cm" fo:min-width="1.854cm" fo:padding-top="0.165cm" fo:padding-bottom="0.165cm" fo:padding-left="0.29cm" fo:padding-right="0.29cm"/>
    </style:style>
    <style:style style:name="gr2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43cm" fo:min-width="1.555cm" fo:padding-top="0.165cm" fo:padding-bottom="0.165cm" fo:padding-left="0.29cm" fo:padding-right="0.29cm"/>
    </style:style>
    <style:style style:name="gr3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43cm" fo:min-width="1.854cm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3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4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13cm" fo:min-width="8.698cm" fo:padding-top="0.151cm" fo:padding-bottom="0.151cm" fo:padding-left="0.276cm" fo:padding-right="0.276cm"/>
    </style:style>
    <style:style style:name="gr3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666cm" fo:min-width="4.588cm" fo:padding-top="0.151cm" fo:padding-bottom="0.151cm" fo:padding-left="0.276cm" fo:padding-right="0.276cm"/>
    </style:style>
    <style:style style:name="gr3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242cm" fo:min-width="8.465cm" fo:padding-top="0.151cm" fo:padding-bottom="0.151cm" fo:padding-left="0.276cm" fo:padding-right="0.276cm"/>
    </style:style>
    <style:style style:name="gr3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3.181cm" fo:min-width="5.379cm" fo:padding-top="0.151cm" fo:padding-bottom="0.151cm" fo:padding-left="0.276cm" fo:padding-right="0.276cm"/>
    </style:style>
    <style:style style:name="gr40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073cm" fo:min-width="1.286cm" fo:padding-top="0.151cm" fo:padding-bottom="0.151cm" fo:padding-left="0.276cm" fo:padding-right="0.276cm"/>
    </style:style>
    <style:style style:name="gr4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726cm" fo:min-width="1.091cm" fo:padding-top="0.151cm" fo:padding-bottom="0.151cm" fo:padding-left="0.276cm" fo:padding-right="0.276cm"/>
    </style:style>
    <style:style style:name="gr4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13cm" fo:min-width="1.091cm" fo:padding-top="0.151cm" fo:padding-bottom="0.151cm" fo:padding-left="0.276cm" fo:padding-right="0.276cm"/>
    </style:style>
    <style:style style:name="gr4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73cm" fo:min-width="1.091cm" fo:padding-top="0.151cm" fo:padding-bottom="0.151cm" fo:padding-left="0.276cm" fo:padding-right="0.276cm"/>
    </style:style>
    <style:style style:name="gr4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073cm" fo:min-width="9.447cm" fo:padding-top="0.151cm" fo:padding-bottom="0.151cm" fo:padding-left="0.276cm" fo:padding-right="0.276cm"/>
    </style:style>
    <style:style style:name="gr4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47cm" fo:min-width="1.072cm" fo:padding-top="0.151cm" fo:padding-bottom="0.151cm" fo:padding-left="0.276cm" fo:padding-right="0.276cm"/>
    </style:style>
    <style:style style:name="gr4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881cm" fo:min-width="1.15cm" fo:padding-top="0.151cm" fo:padding-bottom="0.151cm" fo:padding-left="0.276cm" fo:padding-right="0.276cm"/>
    </style:style>
    <style:style style:name="gr4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287cm" fo:min-width="1.156cm" fo:padding-top="0.151cm" fo:padding-bottom="0.151cm" fo:padding-left="0.276cm" fo:padding-right="0.276cm"/>
    </style:style>
    <style:style style:name="gr4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387cm" fo:min-width="1.521cm" fo:padding-top="0.151cm" fo:padding-bottom="0.151cm" fo:padding-left="0.276cm" fo:padding-right="0.276cm"/>
    </style:style>
    <style:style style:name="gr4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272cm" fo:min-width="8.165cm" fo:padding-top="0.151cm" fo:padding-bottom="0.151cm" fo:padding-left="0.276cm" fo:padding-right="0.276cm"/>
    </style:style>
    <style:style style:name="gr50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527cm" fo:min-width="3.509cm" fo:padding-top="0.151cm" fo:padding-bottom="0.151cm" fo:padding-left="0.276cm" fo:padding-right="0.276cm"/>
    </style:style>
    <style:style style:name="gr5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43cm" fo:min-width="0.432cm" fo:padding-top="0.151cm" fo:padding-bottom="0.151cm" fo:padding-left="0.276cm" fo:padding-right="0.276cm"/>
    </style:style>
    <style:style style:name="gr5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43cm" fo:min-width="0.436cm" fo:padding-top="0.151cm" fo:padding-bottom="0.151cm" fo:padding-left="0.276cm" fo:padding-right="0.276cm"/>
    </style:style>
    <style:style style:name="gr5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43cm" fo:min-width="1.537cm" fo:padding-top="0.151cm" fo:padding-bottom="0.151cm" fo:padding-left="0.276cm" fo:padding-right="0.276cm"/>
    </style:style>
    <style:style style:name="gr5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4cm" fo:min-width="1.123cm" fo:padding-top="0.151cm" fo:padding-bottom="0.151cm" fo:padding-left="0.276cm" fo:padding-right="0.276cm"/>
    </style:style>
    <style:style style:name="gr5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48cm" fo:min-width="1.064cm" fo:padding-top="0.151cm" fo:padding-bottom="0.151cm" fo:padding-left="0.276cm" fo:padding-right="0.276cm"/>
    </style:style>
    <style:style style:name="gr5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39cm" fo:min-width="1.125cm" fo:padding-top="0.151cm" fo:padding-bottom="0.151cm" fo:padding-left="0.276cm" fo:padding-right="0.276cm"/>
    </style:style>
    <style:style style:name="gr5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35cm" fo:min-width="1.885cm" fo:padding-top="0.151cm" fo:padding-bottom="0.151cm" fo:padding-left="0.276cm" fo:padding-right="0.276cm"/>
    </style:style>
    <style:style style:name="gr5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58cm" fo:min-width="0.633cm" fo:padding-top="0.151cm" fo:padding-bottom="0.151cm" fo:padding-left="0.276cm" fo:padding-right="0.276cm"/>
    </style:style>
    <style:style style:name="gr5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573cm" fo:min-width="0.633cm" fo:padding-top="0.151cm" fo:padding-bottom="0.151cm" fo:padding-left="0.276cm" fo:padding-right="0.276cm"/>
    </style:style>
    <style:style style:name="gr60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55cm" fo:min-width="0.983cm" fo:padding-top="0.151cm" fo:padding-bottom="0.151cm" fo:padding-left="0.276cm" fo:padding-right="0.276cm"/>
    </style:style>
    <style:style style:name="gr6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387cm" fo:min-width="1.82cm" fo:padding-top="0.151cm" fo:padding-bottom="0.151cm" fo:padding-left="0.276cm" fo:padding-right="0.276cm"/>
    </style:style>
    <style:style style:name="gr6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09cm" fo:min-width="1.521cm" fo:padding-top="0.151cm" fo:padding-bottom="0.151cm" fo:padding-left="0.276cm" fo:padding-right="0.276cm"/>
    </style:style>
    <style:style style:name="gr6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09cm" fo:min-width="1.82cm" fo:padding-top="0.151cm" fo:padding-bottom="0.151cm" fo:padding-left="0.276cm" fo:padding-right="0.276cm"/>
    </style:style>
    <style:style style:name="gr6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3.18cm" fo:min-width="6.997cm" fo:padding-top="0.151cm" fo:padding-bottom="0.151cm" fo:padding-left="0.276cm" fo:padding-right="0.276cm"/>
    </style:style>
    <style:style style:name="gr6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147cm" fo:min-width="1.169cm" fo:padding-top="0.151cm" fo:padding-bottom="0.151cm" fo:padding-left="0.276cm" fo:padding-right="0.276cm"/>
    </style:style>
    <style:style style:name="gr66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27cm"/>
    </style:style>
    <style:style style:name="gr67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39cm"/>
    </style:style>
    <style:style style:name="gr68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42cm"/>
    </style:style>
    <style:style style:name="gr69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46cm"/>
    </style:style>
    <style:style style:name="gr70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28cm"/>
    </style:style>
    <style:style style:name="gr71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42cm"/>
    </style:style>
    <style:style style:name="gr72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42cm"/>
    </style:style>
    <style:style style:name="gr73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4cm"/>
    </style:style>
    <style:style style:name="gr74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38cm"/>
    </style:style>
    <style:style style:name="gr75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36cm"/>
    </style:style>
    <style:style style:name="gr76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339cm"/>
    </style:style>
    <style:style style:name="gr77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347cm"/>
    </style:style>
    <style:style style:name="gr78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41cm"/>
    </style:style>
    <style:style style:name="gr79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34cm"/>
    </style:style>
    <style:style style:name="gr80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27cm"/>
    </style:style>
    <style:style style:name="gr81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28cm"/>
    </style:style>
    <style:style style:name="gr82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09cm"/>
    </style:style>
    <style:style style:name="gr83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747cm"/>
    </style:style>
    <style:style style:name="gr84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757cm"/>
    </style:style>
    <style:style style:name="gr85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33cm"/>
    </style:style>
    <style:style style:name="gr86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31cm"/>
    </style:style>
    <style:style style:name="gr87" style:family="graphic" style:parent-style-name="standard">
      <style:graphic-properties draw:stroke="none" draw:fill-color="#9900ff" draw:textarea-horizontal-align="justify" draw:textarea-vertical-align="middle" draw:auto-grow-height="false" fo:min-height="0.021cm" fo:min-width="0.688cm"/>
    </style:style>
    <style:style style:name="gr88" style:family="graphic" style:parent-style-name="standard">
      <style:graphic-properties draw:stroke="none" draw:fill-color="#9900ff" draw:textarea-horizontal-align="justify" draw:textarea-vertical-align="middle" draw:auto-grow-height="false" fo:min-height="0.021cm" fo:min-width="0.682cm"/>
    </style:style>
    <style:style style:name="gr89" style:family="graphic" style:parent-style-name="standard">
      <style:graphic-properties draw:stroke="none" draw:fill-color="#66ff00" draw:textarea-horizontal-align="justify" draw:textarea-vertical-align="middle" draw:auto-grow-height="false" fo:min-height="0.021cm" fo:min-width="0.687cm"/>
    </style:style>
    <style:style style:name="gr90" style:family="graphic" style:parent-style-name="standard">
      <style:graphic-properties draw:stroke="none" draw:fill-color="#66ff00" draw:textarea-horizontal-align="justify" draw:textarea-vertical-align="middle" draw:auto-grow-height="false" fo:min-height="0.021cm" fo:min-width="0.685cm"/>
    </style:style>
    <style:style style:name="gr91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299cm"/>
    </style:style>
    <style:style style:name="gr92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58cm"/>
    </style:style>
    <style:style style:name="gr93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51cm"/>
    </style:style>
    <style:style style:name="gr94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35cm"/>
    </style:style>
    <style:style style:name="gr95" style:family="graphic" style:parent-style-name="standard">
      <style:graphic-properties draw:stroke="none" draw:fill-color="#66ff00" draw:textarea-horizontal-align="justify" draw:textarea-vertical-align="middle" draw:auto-grow-height="false" fo:min-height="0.021cm" fo:min-width="0.683cm"/>
    </style:style>
    <style:style style:name="gr96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32cm"/>
    </style:style>
    <style:style style:name="gr97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33cm"/>
    </style:style>
    <style:style style:name="gr98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11cm"/>
    </style:style>
    <style:style style:name="gr99" style:family="graphic" style:parent-style-name="standard">
      <style:graphic-properties draw:stroke="none" draw:fill-color="#9900ff" draw:textarea-horizontal-align="justify" draw:textarea-vertical-align="middle" draw:auto-grow-height="false" fo:min-height="0.006cm" fo:min-width="0.836cm"/>
    </style:style>
    <style:style style:name="gr100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891cm"/>
    </style:style>
    <style:style style:name="gr101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98cm"/>
    </style:style>
    <style:style style:name="gr102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891cm"/>
    </style:style>
    <style:style style:name="gr103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11cm"/>
    </style:style>
    <style:style style:name="gr104" style:family="graphic" style:parent-style-name="standard">
      <style:graphic-properties draw:stroke="none" draw:fill-color="#0066ff" draw:textarea-horizontal-align="justify" draw:textarea-vertical-align="middle" draw:auto-grow-height="false" fo:min-height="0.018cm" fo:min-width="0.351cm"/>
    </style:style>
    <style:style style:name="gr105" style:family="graphic" style:parent-style-name="standard">
      <style:graphic-properties draw:stroke="none" draw:fill-color="#9900ff" draw:textarea-horizontal-align="justify" draw:textarea-vertical-align="middle" draw:auto-grow-height="false" fo:min-height="0.003cm" fo:min-width="0.345cm"/>
    </style:style>
    <style:style style:name="gr106" style:family="graphic" style:parent-style-name="standard">
      <style:graphic-properties draw:stroke="none" draw:fill-color="#9900ff" draw:textarea-horizontal-align="justify" draw:textarea-vertical-align="middle" draw:auto-grow-height="false" fo:min-height="0.003cm" fo:min-width="0.353cm"/>
    </style:style>
    <style:style style:name="gr107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658cm"/>
    </style:style>
    <style:style style:name="gr108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51cm"/>
    </style:style>
    <style:style style:name="gr109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873cm"/>
    </style:style>
    <style:style style:name="gr110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749cm"/>
    </style:style>
    <style:style style:name="gr111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61cm"/>
    </style:style>
    <style:style style:name="gr112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34cm"/>
    </style:style>
    <style:style style:name="gr113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728cm"/>
    </style:style>
    <style:style style:name="gr114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731cm"/>
    </style:style>
    <style:style style:name="gr115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729cm"/>
    </style:style>
    <style:style style:name="gr116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427cm"/>
    </style:style>
    <style:style style:name="gr117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36cm"/>
    </style:style>
    <style:style style:name="gr118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425cm"/>
    </style:style>
    <style:style style:name="gr119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428cm"/>
    </style:style>
    <style:style style:name="gr120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3cm"/>
    </style:style>
    <style:style style:name="gr121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29cm"/>
    </style:style>
    <style:style style:name="gr122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26cm"/>
    </style:style>
    <style:style style:name="gr123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54cm"/>
    </style:style>
    <style:style style:name="gr124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56cm"/>
    </style:style>
    <style:style style:name="gr125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56cm"/>
    </style:style>
    <style:style style:name="gr126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55cm"/>
    </style:style>
    <style:style style:name="gr127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22cm"/>
    </style:style>
    <style:style style:name="gr128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56cm"/>
    </style:style>
    <style:style style:name="gr129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3cm"/>
    </style:style>
    <style:style style:name="gr130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28cm"/>
    </style:style>
    <style:style style:name="gr131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29cm"/>
    </style:style>
    <style:style style:name="gr132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29cm"/>
    </style:style>
    <style:style style:name="gr133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26cm"/>
    </style:style>
    <style:style style:name="gr134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28cm"/>
    </style:style>
    <style:style style:name="gr135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99cm"/>
    </style:style>
    <style:style style:name="gr136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95cm"/>
    </style:style>
    <style:style style:name="gr137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94cm"/>
    </style:style>
    <style:style style:name="gr138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895cm"/>
    </style:style>
    <style:style style:name="gr139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894cm"/>
    </style:style>
    <style:style style:name="gr140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895cm"/>
    </style:style>
    <style:style style:name="gr141" style:family="graphic" style:parent-style-name="standard">
      <style:graphic-properties draw:stroke="none" draw:fill-color="#66ff00" draw:textarea-horizontal-align="justify" draw:textarea-vertical-align="middle" draw:auto-grow-height="false" fo:min-height="0.002cm" fo:min-width="0.353cm"/>
    </style:style>
    <style:style style:name="gr142" style:family="graphic" style:parent-style-name="standard">
      <style:graphic-properties draw:stroke="none" draw:fill-color="#66ff00" draw:textarea-horizontal-align="justify" draw:textarea-vertical-align="middle" draw:auto-grow-height="false" fo:min-height="0.002cm" fo:min-width="0.351cm"/>
    </style:style>
    <style:style style:name="gr143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53cm"/>
    </style:style>
    <style:style style:name="gr144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53cm"/>
    </style:style>
    <style:style style:name="gr145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747cm"/>
    </style:style>
    <style:style style:name="gr146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757cm"/>
    </style:style>
    <style:style style:name="gr147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749cm"/>
    </style:style>
    <style:style style:name="gr148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4cm"/>
    </style:style>
    <style:style style:name="gr149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425cm"/>
    </style:style>
    <style:style style:name="gr150" style:family="graphic" style:parent-style-name="standard">
      <style:graphic-properties draw:stroke="none" draw:fill-color="#ff3333" draw:textarea-horizontal-align="justify" draw:textarea-vertical-align="middle" draw:auto-grow-height="false" fo:min-height="0.021cm" fo:min-width="0.682cm"/>
    </style:style>
    <style:style style:name="P1" style:family="paragraph">
      <loext:graphic-properties draw:fill-color="#ffff00" draw:opacity="25%"/>
      <style:paragraph-properties fo:text-align="center"/>
    </style:style>
    <style:style style:name="P2" style:family="paragraph">
      <loext:graphic-properties draw:fill-color="#ff6600" draw:opacity="25%"/>
      <style:paragraph-properties fo:text-align="center"/>
    </style:style>
    <style:style style:name="P3" style:family="paragraph">
      <loext:graphic-properties draw:fill-color="#66ff00" draw:opacity="25%"/>
      <style:paragraph-properties fo:text-align="center"/>
    </style:style>
    <style:style style:name="P4" style:family="paragraph">
      <loext:graphic-properties draw:fill-color="#ff0000" draw:opacity="25%"/>
      <style:paragraph-properties fo:text-align="center"/>
    </style:style>
    <style:style style:name="P5" style:family="paragraph">
      <loext:graphic-properties draw:fill-color="#9900ff" draw:opacity="25%"/>
      <style:paragraph-properties fo:text-align="center"/>
    </style:style>
    <style:style style:name="P6" style:family="paragraph">
      <loext:graphic-properties draw:fill-color="#0066ff" draw:opacity="25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9900ff"/>
      <style:paragraph-properties fo:text-align="center"/>
    </style:style>
    <style:style style:name="P9" style:family="paragraph">
      <loext:graphic-properties draw:fill-color="#ff3333"/>
      <style:paragraph-properties fo:text-align="center"/>
    </style:style>
    <style:style style:name="P10" style:family="paragraph">
      <loext:graphic-properties draw:fill-color="#66ff00"/>
      <style:paragraph-properties fo:text-align="center"/>
    </style:style>
    <style:style style:name="P11" style:family="paragraph">
      <loext:graphic-properties draw:fill-color="#ffff00"/>
      <style:paragraph-properties fo:text-align="center"/>
    </style:style>
    <style:style style:name="P12" style:family="paragraph">
      <loext:graphic-properties draw:fill-color="#0066ff"/>
      <style:paragraph-properties fo:text-align="center"/>
    </style:style>
    <style:style style:name="P13" style:family="paragraph">
      <loext:graphic-properties draw:fill-color="#ff6600"/>
      <style:paragraph-properties fo:text-align="center"/>
    </style:style>
    <style:style style:name="P14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AH_Zones" svg:width="15.504cm" svg:height="17.676cm" svg:x="27.815cm" svg:y="11.914cm" svg:viewBox="0 0 15505 17677" draw:points="1177,0 0,0 0,6013 2933,8878 2030,9936 2030,12256 7049,12264 7049,13282 7101,13282 7101,15039 7601,15044 7479,15661 7255,15787 7248,16005 4194,16009 4194,17672 15505,17677 15505,16005 11636,16005 11628,12259 12143,12259 12143,6020 6714,6020 6254,5843 3555,4337 3205,3937 2937,3387 2905,1992 1177,1992">
            <text:p/>
          </draw:polygon>
          <draw:polygon draw:style-name="gr2" draw:text-style-name="P2" draw:layer="AH_Zones" svg:width="15.595cm" svg:height="11.663cm" svg:x="19.82cm" svg:y="17.927cm" svg:viewBox="0 0 15596 11664" draw:points="12189,11664 0,11659 0,2524 1740,2506 1768,1 7998,0 10928,2865 10033,3923 10025,6251 15044,6242 15044,7269 15096,7269 15100,9026 15596,9018 15479,9629 15243,9774 15250,9992 12189,9992">
            <text:p/>
          </draw:polygon>
          <draw:polygon draw:style-name="gr3" draw:text-style-name="P3" draw:layer="AH_Zones" svg:width="19.449cm" svg:height="18.108cm" svg:x="19.82cm" svg:y="2.342cm" svg:viewBox="0 0 19450 18109" draw:points="0,18109 30,4 19450,0 19450,1715 15231,1715 15231,5209 5232,5209 5232,9565 7998,9572 7995,15585 1768,15586 1751,18091">
            <text:p/>
          </draw:polygon>
          <draw:polygon draw:style-name="gr4" draw:text-style-name="P4" draw:layer="AH_Zones" svg:width="18.064cm" svg:height="12.908cm" svg:x="40.334cm" svg:y="1cm" svg:viewBox="0 0 18065 12909" draw:points="9028,5251 9287,5251 9287,7164 6136,7164 5236,8901 4236,8901 4236,10910 0,10910 0,12909 8894,12898 8894,8901 9287,8901 9286,9356 10024,9356 10024,10898 12804,10898 14936,10351 15686,9951 16486,9301 17086,8051 17196,7468 18065,7 7310,0 7310,1351 9028,3056">
            <text:p/>
          </draw:polygon>
          <draw:polygon draw:style-name="gr5" draw:text-style-name="P5" draw:layer="AH_Zones" svg:width="20.628cm" svg:height="11.566cm" svg:x="28.992cm" svg:y="2.342cm" svg:viewBox="0 0 20629 11567" draw:points="20370,3909 20370,1714 18652,9 10278,0 10278,1714 6059,1715 6059,9572 0,9572 0,11564 11342,11567 11342,9572 15570,9568 15578,7559 16578,7559 17478,5822 20629,5822 20629,3909">
            <text:p/>
          </draw:polygon>
          <draw:polygon draw:style-name="gr6" draw:text-style-name="P6" draw:layer="AH_Zones" svg:width="16.904cm" svg:height="19.685cm" svg:x="39.437cm" svg:y="9.901cm" svg:viewBox="0 0 16905 19686" draw:points="10184,0 9791,0 9791,4008 9533,3989 9533,9694 9233,9694 9233,14268 14,14268 0,18018 3883,18018 3883,19685 15880,19686 16905,10195 16886,9712 16790,9306 16572,8925 16287,8554 15963,8319 15580,8135 15120,8025 14807,8006 12383,8005 12383,3750 13701,3344 13701,2007 10921,1997 10921,455 10183,455">
            <text:p/>
          </draw:polygon>
          <draw:g>
            <draw:line draw:style-name="gr7" draw:text-style-name="P7" draw:layer="Walls" svg:x1="19.821cm" svg:y1="20.452cm" svg:x2="19.821cm" svg:y2="29.602cm">
              <text:p/>
            </draw:line>
            <draw:line draw:style-name="gr7" draw:text-style-name="P7" draw:layer="Walls" svg:x1="19.821cm" svg:y1="20.452cm" svg:x2="19.851cm" svg:y2="11.901cm">
              <text:p/>
            </draw:line>
            <draw:line draw:style-name="gr7" draw:text-style-name="P7" draw:layer="Walls" svg:x1="27.816cm" svg:y1="16.002cm" svg:x2="23.371cm" svg:y2="16.002cm">
              <text:p/>
            </draw:line>
            <draw:line draw:style-name="gr7" draw:text-style-name="P7" draw:layer="Walls" svg:x1="23.371cm" svg:y1="16.002cm" svg:x2="23.371cm" svg:y2="12.602cm">
              <text:p/>
            </draw:line>
            <draw:line draw:style-name="gr7" draw:text-style-name="P7" draw:layer="Walls" svg:x1="23.371cm" svg:y1="12.602cm" svg:x2="27.819cm" svg:y2="12.602cm">
              <text:p/>
            </draw:line>
            <draw:line draw:style-name="gr7" draw:text-style-name="P7" draw:layer="Walls" svg:x1="27.816cm" svg:y1="11.915cm" svg:x2="21.572cm" svg:y2="11.915cm">
              <text:p/>
            </draw:line>
            <draw:line draw:style-name="gr7" draw:text-style-name="P7" draw:layer="Walls" svg:x1="19.851cm" svg:y1="11.901cm" svg:x2="19.851cm" svg:y2="2.347cm">
              <text:p/>
            </draw:line>
            <draw:line draw:style-name="gr7" draw:text-style-name="P7" draw:layer="Walls" svg:x1="30.77cm" svg:y1="20.776cm" svg:x2="31.871cm" svg:y2="19.492cm">
              <text:p/>
            </draw:line>
            <draw:line draw:style-name="gr7" draw:text-style-name="P7" draw:layer="Walls" svg:x1="31.871cm" svg:y1="19.492cm" svg:x2="34.071cm" svg:y2="19.492cm">
              <text:p/>
            </draw:line>
            <draw:line draw:style-name="gr7" draw:text-style-name="P7" draw:layer="Walls" svg:x1="34.07cm" svg:y1="17.758cm" svg:x2="31.38cm" svg:y2="16.233cm">
              <text:p/>
            </draw:line>
            <draw:line draw:style-name="gr7" draw:text-style-name="P7" draw:layer="Walls" svg:x1="31.38cm" svg:y1="16.233cm" svg:x2="31.095cm" svg:y2="15.921cm">
              <text:p/>
            </draw:line>
            <draw:line draw:style-name="gr7" draw:text-style-name="P7" draw:layer="Walls" svg:x1="31.095cm" svg:y1="15.921cm" svg:x2="30.852cm" svg:y2="15.533cm">
              <text:p/>
            </draw:line>
            <draw:line draw:style-name="gr7" draw:text-style-name="P7" draw:layer="Walls" svg:x1="30.852cm" svg:y1="15.533cm" svg:x2="30.737cm" svg:y2="15.152cm">
              <text:p/>
            </draw:line>
            <draw:line draw:style-name="gr7" draw:text-style-name="P7" draw:layer="Walls" svg:x1="30.737cm" svg:y1="15.152cm" svg:x2="30.737cm" svg:y2="14.701cm">
              <text:p/>
            </draw:line>
            <draw:line draw:style-name="gr7" draw:text-style-name="P7" draw:layer="Walls" svg:x1="30.737cm" svg:y1="14.701cm" svg:x2="30.721cm" svg:y2="13.907cm">
              <text:p/>
            </draw:line>
            <draw:line draw:style-name="gr7" draw:text-style-name="P7" draw:layer="Walls" svg:x1="28.993cm" svg:y1="11.915cm" svg:x2="27.816cm" svg:y2="11.915cm">
              <text:p/>
            </draw:line>
            <draw:line draw:style-name="gr7" draw:text-style-name="P7" draw:layer="Walls" svg:x1="28.993cm" svg:y1="11.915cm" svg:x2="38.62cm" svg:y2="11.915cm">
              <text:p/>
            </draw:line>
            <draw:line draw:style-name="gr7" draw:text-style-name="P7" draw:layer="Walls" svg:x1="40.335cm" svg:y1="13.907cm" svg:x2="30.737cm" svg:y2="13.907cm">
              <text:p/>
            </draw:line>
            <draw:line draw:style-name="gr7" draw:text-style-name="P7" draw:layer="Walls" svg:x1="38.981cm" svg:y1="11.219cm" svg:x2="38.471cm" svg:y2="9.902cm">
              <text:p/>
            </draw:line>
            <draw:line draw:style-name="gr7" draw:text-style-name="P7" draw:layer="Walls" svg:x1="38.581cm" svg:y1="11.911cm" svg:x2="38.981cm" svg:y2="11.219cm">
              <text:p/>
            </draw:line>
            <draw:line draw:style-name="gr7" draw:text-style-name="P7" draw:layer="Walls" svg:x1="40.682cm" svg:y1="7.53cm" svg:x2="38.974cm" svg:y2="7.527cm">
              <text:p/>
            </draw:line>
            <draw:line draw:style-name="gr7" draw:text-style-name="P7" draw:layer="Walls" svg:x1="38.974cm" svg:y1="7.527cm" svg:x2="38.974cm" svg:y2="7.028cm">
              <text:p/>
            </draw:line>
            <draw:line draw:style-name="gr7" draw:text-style-name="P7" draw:layer="Walls" svg:x1="35.052cm" svg:y1="9.568cm" svg:x2="36.356cm" svg:y2="9.568cm">
              <text:p/>
            </draw:line>
            <draw:line draw:style-name="gr7" draw:text-style-name="P7" draw:layer="Walls" svg:x1="36.356cm" svg:y1="9.568cm" svg:x2="36.34cm" svg:y2="7.503cm">
              <text:p/>
            </draw:line>
            <draw:line draw:style-name="gr7" draw:text-style-name="P7" draw:layer="Walls" svg:x1="36.34cm" svg:y1="7.503cm" svg:x2="37.48cm" svg:y2="7.497cm">
              <text:p/>
            </draw:line>
            <draw:line draw:style-name="gr7" draw:text-style-name="P7" draw:layer="Walls" svg:x1="37.48cm" svg:y1="7.497cm" svg:x2="38.471cm" svg:y2="9.902cm">
              <text:p/>
            </draw:line>
            <draw:line draw:style-name="gr7" draw:text-style-name="P7" draw:layer="Walls" svg:x1="38.974cm" svg:y1="7.028cm" svg:x2="38.971cm" svg:y2="4.752cm">
              <text:p/>
            </draw:line>
            <draw:line draw:style-name="gr7" draw:text-style-name="P7" draw:layer="Walls" svg:x1="38.971cm" svg:y1="4.752cm" svg:x2="39.901cm" svg:y2="4.253cm">
              <text:p/>
            </draw:line>
            <draw:line draw:style-name="gr7" draw:text-style-name="P7" draw:layer="Walls" svg:x1="39.901cm" svg:y1="4.253cm" svg:x2="39.962cm" svg:y2="4.226cm">
              <text:p/>
            </draw:line>
            <draw:line draw:style-name="gr7" draw:text-style-name="P7" draw:layer="Walls" svg:x1="39.962cm" svg:y1="4.226cm" svg:x2="40.023cm" svg:y2="4.202cm">
              <text:p/>
            </draw:line>
            <draw:line draw:style-name="gr7" draw:text-style-name="P7" draw:layer="Walls" svg:x1="19.851cm" svg:y1="2.343cm" svg:x2="30.021cm" svg:y2="2.343cm">
              <text:p/>
            </draw:line>
            <draw:line draw:style-name="gr7" draw:text-style-name="P7" draw:layer="Walls" svg:x1="29.846cm" svg:y1="21.829cm" svg:x2="29.846cm" svg:y2="24.171cm">
              <text:p/>
            </draw:line>
            <draw:line draw:style-name="gr7" draw:text-style-name="P7" draw:layer="Walls" svg:x1="29.846cm" svg:y1="24.171cm" svg:x2="34.865cm" svg:y2="24.17cm">
              <text:p/>
            </draw:line>
            <draw:line draw:style-name="gr7" draw:text-style-name="P7" draw:layer="Walls" svg:x1="34.865cm" svg:y1="25.197cm" svg:x2="33.736cm" svg:y2="25.197cm">
              <text:p/>
            </draw:line>
            <draw:line draw:style-name="gr7" draw:text-style-name="P7" draw:layer="Walls" svg:x1="33.736cm" svg:y1="25.197cm" svg:x2="33.736cm" svg:y2="26.95cm">
              <text:p/>
            </draw:line>
            <draw:line draw:style-name="gr7" draw:text-style-name="P7" draw:layer="Walls" svg:x1="33.736cm" svg:y1="26.95cm" svg:x2="34.93cm" svg:y2="27.691cm">
              <text:p/>
            </draw:line>
            <draw:line draw:style-name="gr7" draw:text-style-name="P7" draw:layer="Walls" svg:x1="34.93cm" svg:y1="27.691cm" svg:x2="34.999cm" svg:y2="27.708cm">
              <text:p/>
            </draw:line>
            <draw:line draw:style-name="gr7" draw:text-style-name="P7" draw:layer="Walls" svg:x1="34.999cm" svg:y1="27.708cm" svg:x2="35.071cm" svg:y2="27.702cm">
              <text:p/>
            </draw:line>
            <draw:line draw:style-name="gr7" draw:text-style-name="P7" draw:layer="Walls" svg:x1="35.071cm" svg:y1="27.702cm" svg:x2="35.071cm" svg:y2="27.924cm">
              <text:p/>
            </draw:line>
            <draw:line draw:style-name="gr7" draw:text-style-name="P7" draw:layer="Walls" svg:x1="30.77cm" svg:y1="20.776cm" svg:x2="29.846cm" svg:y2="21.829cm">
              <text:p/>
            </draw:line>
            <draw:line draw:style-name="gr7" draw:text-style-name="P7" draw:layer="Walls" svg:x1="32.01cm" svg:y1="29.587cm" svg:x2="19.821cm" svg:y2="29.587cm">
              <text:p/>
            </draw:line>
            <draw:line draw:style-name="gr7" draw:text-style-name="P7" draw:layer="Walls" svg:x1="43.321cm" svg:y1="29.592cm" svg:x2="32.01cm" svg:y2="29.592cm">
              <text:p/>
            </draw:line>
            <draw:line draw:style-name="gr7" draw:text-style-name="P7" draw:layer="Walls" svg:x1="35.071cm" svg:y1="27.702cm" svg:x2="35.071cm" svg:y2="27.92cm">
              <text:p/>
            </draw:line>
            <draw:line draw:style-name="gr7" draw:text-style-name="P7" draw:layer="Walls" svg:x1="34.865cm" svg:y1="25.197cm" svg:x2="36.452cm" svg:y2="25.197cm">
              <text:p/>
            </draw:line>
            <draw:line draw:style-name="gr7" draw:text-style-name="P7" draw:layer="Walls" svg:x1="36.452cm" svg:y1="25.197cm" svg:x2="36.452cm" svg:y2="26.954cm">
              <text:p/>
            </draw:line>
            <draw:line draw:style-name="gr7" draw:text-style-name="P7" draw:layer="Walls" svg:x1="36.452cm" svg:y1="26.954cm" svg:x2="35.421cm" svg:y2="26.946cm">
              <text:p/>
            </draw:line>
            <draw:line draw:style-name="gr7" draw:text-style-name="P7" draw:layer="Walls" svg:x1="35.421cm" svg:y1="26.946cm" svg:x2="35.293cm" svg:y2="27.557cm">
              <text:p/>
            </draw:line>
            <draw:line draw:style-name="gr7" draw:text-style-name="P7" draw:layer="Walls" svg:x1="35.293cm" svg:y1="27.557cm" svg:x2="35.071cm" svg:y2="27.702cm">
              <text:p/>
            </draw:line>
            <draw:line draw:style-name="gr7" draw:text-style-name="P7" draw:layer="Walls" svg:x1="48.971cm" svg:y1="13.891cm" svg:x2="48.971cm" svg:y2="18.051cm">
              <text:p/>
            </draw:line>
            <draw:line draw:style-name="gr7" draw:text-style-name="P7" draw:layer="Walls" svg:x1="48.971cm" svg:y1="19.596cm" svg:x2="51.393cm" svg:y2="19.596cm">
              <text:p/>
            </draw:line>
            <draw:line draw:style-name="gr7" draw:text-style-name="P7" draw:layer="Walls" svg:x1="52.12cm" svg:y1="11.899cm" svg:x2="50.359cm" svg:y2="11.899cm">
              <text:p/>
            </draw:line>
            <draw:line draw:style-name="gr7" draw:text-style-name="P7" draw:layer="Walls" svg:x1="50.359cm" svg:y1="11.899cm" svg:x2="50.359cm" svg:y2="10.357cm">
              <text:p/>
            </draw:line>
            <draw:line draw:style-name="gr7" draw:text-style-name="P7" draw:layer="Walls" svg:x1="50.359cm" svg:y1="10.357cm" svg:x2="52.125cm" svg:y2="10.357cm">
              <text:p/>
            </draw:line>
            <draw:line draw:style-name="gr7" draw:text-style-name="P7" draw:layer="Walls" svg:x1="49.622cm" svg:y1="9.902cm" svg:x2="49.221cm" svg:y2="9.902cm">
              <text:p/>
            </draw:line>
            <draw:line draw:style-name="gr7" draw:text-style-name="P7" draw:layer="Walls" svg:x1="45.571cm" svg:y1="9.902cm" svg:x2="47.293cm" svg:y2="6.507cm">
              <text:p/>
            </draw:line>
            <draw:line draw:style-name="gr7" draw:text-style-name="P7" draw:layer="Walls" svg:x1="47.293cm" svg:y1="6.507cm" svg:x2="48.931cm" svg:y2="6.502cm">
              <text:p/>
            </draw:line>
            <draw:line draw:style-name="gr7" draw:text-style-name="P7" draw:layer="Walls" svg:x1="48.931cm" svg:y1="6.502cm" svg:x2="48.931cm" svg:y2="6.252cm">
              <text:p/>
            </draw:line>
            <draw:line draw:style-name="gr7" draw:text-style-name="P7" draw:layer="Walls" svg:x1="48.931cm" svg:y1="6.252cm" svg:x2="49.363cm" svg:y2="6.252cm">
              <text:p/>
            </draw:line>
            <draw:line draw:style-name="gr7" draw:text-style-name="P7" draw:layer="Walls" svg:x1="40.021cm" svg:y1="4.202cm" svg:x2="40.118cm" svg:y2="4.235cm">
              <text:p/>
            </draw:line>
            <draw:line draw:style-name="gr7" draw:text-style-name="P7" draw:layer="Walls" svg:x1="40.118cm" svg:y1="4.235cm" svg:x2="40.192cm" svg:y2="4.282cm">
              <text:p/>
            </draw:line>
            <draw:line draw:style-name="gr7" draw:text-style-name="P7" draw:layer="Walls" svg:x1="40.192cm" svg:y1="4.282cm" svg:x2="40.244cm" svg:y2="4.321cm">
              <text:p/>
            </draw:line>
            <draw:line draw:style-name="gr7" draw:text-style-name="P7" draw:layer="Walls" svg:x1="40.244cm" svg:y1="4.321cm" svg:x2="40.27cm" svg:y2="4.33cm">
              <text:p/>
            </draw:line>
            <draw:line draw:style-name="gr7" draw:text-style-name="P7" draw:layer="Walls" svg:x1="40.27cm" svg:y1="4.33cm" svg:x2="40.676cm" svg:y2="4.758cm">
              <text:p/>
            </draw:line>
            <draw:line draw:style-name="gr7" draw:text-style-name="P7" draw:layer="Walls" svg:x1="30.02cm" svg:y1="2.334cm" svg:x2="47.645cm" svg:y2="2.352cm">
              <text:p/>
            </draw:line>
            <draw:line draw:style-name="gr7" draw:text-style-name="P7" draw:layer="Walls" svg:x1="47.645cm" svg:y1="2.352cm" svg:x2="47.645cm" svg:y2="1.001cm">
              <text:p/>
            </draw:line>
            <draw:line draw:style-name="gr7" draw:text-style-name="P7" draw:layer="Walls" svg:x1="47.645cm" svg:y1="1.001cm" svg:x2="58.4cm" svg:y2="1.003cm">
              <text:p/>
            </draw:line>
            <draw:line draw:style-name="gr7" draw:text-style-name="P7" draw:layer="Walls" svg:x1="57.552cm" svg:y1="8.464cm" svg:x2="58.4cm" svg:y2="1.003cm">
              <text:p/>
            </draw:line>
            <draw:line draw:style-name="gr7" draw:text-style-name="P7" draw:layer="Walls" svg:x1="49.363cm" svg:y1="6.252cm" svg:x2="49.622cm" svg:y2="6.252cm">
              <text:p/>
            </draw:line>
            <draw:line draw:style-name="gr7" draw:text-style-name="P7" draw:layer="Walls" svg:x1="57.445cm" svg:y1="9.043cm" svg:x2="57.531cm" svg:y2="8.469cm">
              <text:p/>
            </draw:line>
            <draw:line draw:style-name="gr7" draw:text-style-name="P7" draw:layer="Walls" svg:x1="52.125cm" svg:y1="10.357cm" svg:x2="52.125cm" svg:y2="11.899cm">
              <text:p/>
            </draw:line>
            <draw:line draw:style-name="gr7" draw:text-style-name="P7" draw:layer="Walls" svg:x1="53.139cm" svg:y1="11.899cm" svg:x2="55.082cm" svg:y2="11.414cm">
              <text:p/>
            </draw:line>
            <draw:line draw:style-name="gr7" draw:text-style-name="P7" draw:layer="Walls" svg:x1="55.082cm" svg:y1="11.414cm" svg:x2="55.86cm" svg:y2="11.073cm">
              <text:p/>
            </draw:line>
            <draw:line draw:style-name="gr7" draw:text-style-name="P7" draw:layer="Walls" svg:x1="55.86cm" svg:y1="11.073cm" svg:x2="56.732cm" svg:y2="10.399cm">
              <text:p/>
            </draw:line>
            <draw:line draw:style-name="gr7" draw:text-style-name="P7" draw:layer="Walls" svg:x1="56.732cm" svg:y1="10.399cm" svg:x2="57.207cm" svg:y2="9.557cm">
              <text:p/>
            </draw:line>
            <draw:line draw:style-name="gr7" draw:text-style-name="P7" draw:layer="Walls" svg:x1="57.207cm" svg:y1="9.557cm" svg:x2="57.445cm" svg:y2="9.043cm">
              <text:p/>
            </draw:line>
            <draw:line draw:style-name="gr7" draw:text-style-name="P7" draw:layer="Walls" svg:x1="51.821cm" svg:y1="13.652cm" svg:x2="51.821cm" svg:y2="17.907cm">
              <text:p/>
            </draw:line>
            <draw:line draw:style-name="gr7" draw:text-style-name="P7" draw:layer="Walls" svg:x1="51.821cm" svg:y1="17.907cm" svg:x2="53.134cm" svg:y2="17.907cm">
              <text:p/>
            </draw:line>
            <draw:line draw:style-name="gr7" draw:text-style-name="P7" draw:layer="Walls" svg:x1="53.139cm" svg:y1="11.899cm" svg:x2="53.134cm" svg:y2="13.246cm">
              <text:p/>
            </draw:line>
            <draw:line draw:style-name="gr7" draw:text-style-name="P7" draw:layer="Walls" svg:x1="53.134cm" svg:y1="13.246cm" svg:x2="51.821cm" svg:y2="13.652cm">
              <text:p/>
            </draw:line>
            <draw:line draw:style-name="gr7" draw:text-style-name="P7" draw:layer="Walls" svg:x1="56.343cm" svg:y1="20.152cm" svg:x2="56.343cm" svg:y2="19.602cm">
              <text:p/>
            </draw:line>
            <draw:line draw:style-name="gr7" draw:text-style-name="P7" draw:layer="Walls" svg:x1="56.343cm" svg:y1="19.602cm" svg:x2="56.171cm" svg:y2="19.052cm">
              <text:p/>
            </draw:line>
            <draw:line draw:style-name="gr7" draw:text-style-name="P7" draw:layer="Walls" svg:x1="56.171cm" svg:y1="19.052cm" svg:x2="55.721cm" svg:y2="18.452cm">
              <text:p/>
            </draw:line>
            <draw:line draw:style-name="gr7" draw:text-style-name="P7" draw:layer="Walls" svg:x1="55.721cm" svg:y1="18.452cm" svg:x2="55.147cm" svg:y2="18.076cm">
              <text:p/>
            </draw:line>
            <draw:line draw:style-name="gr7" draw:text-style-name="P7" draw:layer="Walls" svg:x1="55.147cm" svg:y1="18.076cm" svg:x2="54.571cm" svg:y2="17.909cm">
              <text:p/>
            </draw:line>
            <draw:line draw:style-name="gr7" draw:text-style-name="P7" draw:layer="Walls" svg:x1="54.571cm" svg:y1="17.909cm" svg:x2="53.134cm" svg:y2="17.907cm">
              <text:p/>
            </draw:line>
            <draw:line draw:style-name="gr7" draw:text-style-name="P7" draw:layer="Walls" svg:x1="51.393cm" svg:y1="19.596cm" svg:x2="52.731cm" svg:y2="19.594cm">
              <text:p/>
            </draw:line>
            <draw:line draw:style-name="gr7" draw:text-style-name="P7" draw:layer="Walls" svg:x1="52.732cm" svg:y1="19.596cm" svg:x2="52.732cm" svg:y2="24.184cm">
              <text:p/>
            </draw:line>
            <draw:line draw:style-name="gr7" draw:text-style-name="P7" draw:layer="Walls" svg:x1="55.332cm" svg:y1="29.592cm" svg:x2="56.343cm" svg:y2="20.152cm">
              <text:p/>
            </draw:line>
            <draw:line draw:style-name="gr7" draw:text-style-name="P7" draw:layer="Walls" svg:x1="34.814cm" svg:y1="19.492cm" svg:x2="34.071cm" svg:y2="19.492cm">
              <text:p/>
            </draw:line>
            <draw:line draw:style-name="gr7" draw:text-style-name="P7" draw:layer="Walls" svg:x1="34.07cm" svg:y1="17.758cm" svg:x2="34.589cm" svg:y2="17.937cm">
              <text:p/>
            </draw:line>
            <draw:line draw:style-name="gr7" draw:text-style-name="P7" draw:layer="Walls" svg:x1="34.589cm" svg:y1="17.937cm" svg:x2="39.954cm" svg:y2="17.935cm">
              <text:p/>
            </draw:line>
            <draw:line draw:style-name="gr7" draw:text-style-name="P7" draw:layer="Walls" svg:x1="48.971cm" svg:y1="18.051cm" svg:x2="39.954cm" svg:y2="18.051cm">
              <text:p/>
            </draw:line>
            <draw:line draw:style-name="gr7" draw:text-style-name="P7" draw:layer="Walls" svg:x1="55.332cm" svg:y1="29.592cm" svg:x2="43.321cm" svg:y2="29.592cm">
              <text:p/>
            </draw:line>
            <draw:line draw:style-name="gr7" draw:text-style-name="P7" draw:layer="Walls" svg:x1="45.571cm" svg:y1="9.902cm" svg:x2="49.221cm" svg:y2="9.902cm">
              <text:p/>
            </draw:line>
            <draw:line draw:style-name="gr7" draw:text-style-name="P7" draw:layer="Walls" svg:x1="48.971cm" svg:y1="13.9cm" svg:x2="40.335cm" svg:y2="13.907cm">
              <text:p/>
            </draw:line>
            <draw:rect draw:style-name="gr8" draw:text-style-name="P7" draw:layer="Walls" svg:width="1.838cm" svg:height="4.375cm" svg:x="21.572cm" svg:y="7.539cm">
              <text:p/>
            </draw:rect>
            <draw:rect draw:style-name="gr9" draw:text-style-name="P7" draw:layer="Walls" svg:width="1.643cm" svg:height="1.028cm" svg:x="23.409cm" svg:y="7.54cm">
              <text:p/>
            </draw:rect>
            <draw:rect draw:style-name="gr10" draw:text-style-name="P7" draw:layer="Walls" svg:width="1.643cm" svg:height="1.032cm" svg:x="23.409cm" svg:y="10.883cm">
              <text:p/>
            </draw:rect>
            <draw:rect draw:style-name="gr11" draw:text-style-name="P7" draw:layer="Walls" svg:width="9.999cm" svg:height="4.375cm" svg:x="25.052cm" svg:y="7.539cm">
              <text:p/>
            </draw:rect>
            <draw:rect draw:style-name="gr12" draw:text-style-name="P7" draw:layer="Walls" svg:width="1.624cm" svg:height="2.349cm" svg:x="35.052cm" svg:y="9.565cm">
              <text:p/>
            </draw:rect>
            <draw:line draw:style-name="gr7" draw:text-style-name="P7" draw:layer="Walls" svg:x1="37.492cm" svg:y1="7.497cm" svg:x2="36.34cm" svg:y2="7.497cm">
              <text:p/>
            </draw:line>
            <draw:line draw:style-name="gr7" draw:text-style-name="P7" draw:layer="Walls" svg:x1="36.34cm" svg:y1="7.497cm" svg:x2="36.356cm" svg:y2="9.566cm">
              <text:p/>
            </draw:line>
            <draw:line draw:style-name="gr7" draw:text-style-name="P7" draw:layer="Walls" svg:x1="36.356cm" svg:y1="9.566cm" svg:x2="38.321cm" svg:y2="9.566cm">
              <text:p/>
            </draw:line>
            <draw:line draw:style-name="gr7" draw:text-style-name="P7" draw:layer="Walls" svg:x1="38.321cm" svg:y1="9.566cm" svg:x2="37.492cm" svg:y2="7.497cm">
              <text:p/>
            </draw:line>
            <draw:rect draw:style-name="gr13" draw:text-style-name="P7" draw:layer="Walls" svg:width="1.702cm" svg:height="1.183cm" svg:x="38.974cm" svg:y="4.757cm">
              <text:p/>
            </draw:rect>
            <draw:rect draw:style-name="gr14" draw:text-style-name="P7" draw:layer="Walls" svg:width="1.708cm" svg:height="1.589cm" svg:x="38.974cm" svg:y="5.94cm">
              <text:p/>
            </draw:rect>
            <draw:rect draw:style-name="gr15" draw:text-style-name="P7" draw:layer="Walls" svg:width="2.073cm" svg:height="1.689cm" svg:x="23.37cm" svg:y="12.601cm">
              <text:p/>
            </draw:rect>
            <draw:rect draw:style-name="gr16" draw:text-style-name="P7" draw:layer="Walls" svg:width="8.717cm" svg:height="4.574cm" svg:x="39.953cm" svg:y="19.596cm">
              <text:p/>
            </draw:rect>
            <draw:rect draw:style-name="gr17" draw:text-style-name="P7" draw:layer="Walls" svg:width="4.061cm" svg:height="2.829cm" svg:x="48.67cm" svg:y="19.595cm">
              <text:p/>
            </draw:rect>
            <draw:rect draw:style-name="gr18" draw:text-style-name="P7" draw:layer="Walls" svg:width="0.984cm" svg:height="1.745cm" svg:x="50.76cm" svg:y="22.424cm">
              <text:p/>
            </draw:rect>
            <draw:rect draw:style-name="gr19" draw:text-style-name="P7" draw:layer="Walls" svg:width="0.988cm" svg:height="1.745cm" svg:x="51.744cm" svg:y="22.424cm">
              <text:p/>
            </draw:rect>
            <draw:rect draw:style-name="gr20" draw:text-style-name="P7" draw:layer="Walls" svg:width="2.089cm" svg:height="1.745cm" svg:x="48.67cm" svg:y="22.424cm">
              <text:p/>
            </draw:rect>
            <draw:rect draw:style-name="gr21" draw:text-style-name="P7" draw:layer="Walls" svg:width="1.675cm" svg:height="2.342cm" svg:x="29.845cm" svg:y="21.829cm">
              <text:p/>
            </draw:rect>
            <draw:rect draw:style-name="gr22" draw:text-style-name="P7" draw:layer="Walls" svg:width="1.616cm" svg:height="2.35cm" svg:x="31.521cm" svg:y="21.829cm">
              <text:p/>
            </draw:rect>
            <draw:rect draw:style-name="gr23" draw:text-style-name="P7" draw:layer="Walls" svg:width="1.677cm" svg:height="2.341cm" svg:x="33.136cm" svg:y="21.828cm">
              <text:p/>
            </draw:rect>
            <draw:rect draw:style-name="gr24" draw:text-style-name="P7" draw:layer="Walls" svg:width="2.437cm" svg:height="2.337cm" svg:x="32.376cm" svg:y="19.491cm">
              <text:p/>
            </draw:rect>
            <draw:rect draw:style-name="gr25" draw:text-style-name="P7" draw:layer="Walls" svg:width="1.185cm" svg:height="0.882cm" svg:x="33.735cm" svg:y="25.197cm">
              <text:p/>
            </draw:rect>
            <draw:rect draw:style-name="gr26" draw:text-style-name="P7" draw:layer="Walls" svg:width="1.185cm" svg:height="0.875cm" svg:x="33.735cm" svg:y="26.078cm">
              <text:p/>
            </draw:rect>
            <draw:rect draw:style-name="gr27" draw:text-style-name="P7" draw:layer="Walls" svg:width="1.535cm" svg:height="1.757cm" svg:x="34.916cm" svg:y="25.196cm">
              <text:p/>
            </draw:rect>
            <draw:line draw:style-name="gr7" draw:text-style-name="P7" draw:layer="Walls" svg:x1="31.871cm" svg:y1="19.492cm" svg:x2="32.377cm" svg:y2="19.492cm">
              <text:p/>
            </draw:line>
            <draw:line draw:style-name="gr7" draw:text-style-name="P7" draw:layer="Walls" svg:x1="32.377cm" svg:y1="19.492cm" svg:x2="32.377cm" svg:y2="21.829cm">
              <text:p/>
            </draw:line>
            <draw:line draw:style-name="gr7" draw:text-style-name="P7" draw:layer="Walls" svg:x1="32.377cm" svg:y1="21.829cm" svg:x2="29.854cm" svg:y2="21.829cm">
              <text:p/>
            </draw:line>
            <draw:line draw:style-name="gr7" draw:text-style-name="P7" draw:layer="Walls" svg:x1="29.854cm" svg:y1="21.829cm" svg:x2="30.77cm" svg:y2="20.776cm">
              <text:p/>
            </draw:line>
            <draw:line draw:style-name="gr7" draw:text-style-name="P7" draw:layer="Walls" svg:x1="30.77cm" svg:y1="20.776cm" svg:x2="31.871cm" svg:y2="19.492cm">
              <text:p/>
            </draw:line>
            <draw:line draw:style-name="gr7" draw:text-style-name="P7" draw:layer="Walls" svg:x1="38.321cm" svg:y1="9.566cm" svg:x2="36.677cm" svg:y2="9.566cm">
              <text:p/>
            </draw:line>
            <draw:line draw:style-name="gr7" draw:text-style-name="P7" draw:layer="Walls" svg:x1="36.677cm" svg:y1="9.566cm" svg:x2="36.677cm" svg:y2="11.915cm">
              <text:p/>
            </draw:line>
            <draw:line draw:style-name="gr7" draw:text-style-name="P7" draw:layer="Walls" svg:x1="36.677cm" svg:y1="11.915cm" svg:x2="38.58cm" svg:y2="11.915cm">
              <text:p/>
            </draw:line>
            <draw:line draw:style-name="gr7" draw:text-style-name="P7" draw:layer="Walls" svg:x1="38.58cm" svg:y1="11.915cm" svg:x2="38.982cm" svg:y2="11.219cm">
              <text:p/>
            </draw:line>
            <draw:line draw:style-name="gr7" draw:text-style-name="P7" draw:layer="Walls" svg:x1="38.982cm" svg:y1="11.219cm" svg:x2="38.321cm" svg:y2="9.566cm">
              <text:p/>
            </draw:line>
            <draw:rect draw:style-name="gr28" draw:text-style-name="P7" draw:layer="Walls" svg:width="2.372cm" svg:height="1.689cm" svg:x="25.444cm" svg:y="12.601cm">
              <text:p/>
            </draw:rect>
            <draw:rect draw:style-name="gr29" draw:text-style-name="P7" draw:layer="Walls" svg:width="2.073cm" svg:height="1.711cm" svg:x="23.37cm" svg:y="14.29cm">
              <text:p/>
            </draw:rect>
            <draw:rect draw:style-name="gr30" draw:text-style-name="P7" draw:layer="Walls" svg:width="2.372cm" svg:height="1.711cm" svg:x="25.444cm" svg:y="14.29cm">
              <text:p/>
            </draw:rect>
            <draw:line draw:style-name="gr7" draw:text-style-name="P7" draw:layer="Walls" svg:x1="45.571cm" svg:y1="9.902cm" svg:x2="49.622cm" svg:y2="9.902cm">
              <text:p/>
            </draw:line>
            <draw:line draw:style-name="gr7" draw:text-style-name="P7" draw:layer="Walls" svg:x1="49.622cm" svg:y1="9.902cm" svg:x2="49.622cm" svg:y2="8.165cm">
              <text:p/>
            </draw:line>
            <draw:line draw:style-name="gr7" draw:text-style-name="P7" draw:layer="Walls" svg:x1="49.622cm" svg:y1="8.165cm" svg:x2="46.471cm" svg:y2="8.165cm">
              <text:p/>
            </draw:line>
            <draw:line draw:style-name="gr7" draw:text-style-name="P7" draw:layer="Walls" svg:x1="46.471cm" svg:y1="8.165cm" svg:x2="45.571cm" svg:y2="9.902cm">
              <text:p/>
            </draw:line>
            <draw:line draw:style-name="gr7" draw:text-style-name="P7" draw:layer="Walls" svg:x1="46.471cm" svg:y1="8.165cm" svg:x2="49.622cm" svg:y2="8.165cm">
              <text:p/>
            </draw:line>
            <draw:line draw:style-name="gr7" draw:text-style-name="P7" draw:layer="Walls" svg:x1="49.622cm" svg:y1="8.165cm" svg:x2="49.622cm" svg:y2="6.252cm">
              <text:p/>
            </draw:line>
            <draw:line draw:style-name="gr7" draw:text-style-name="P7" draw:layer="Walls" svg:x1="49.622cm" svg:y1="6.252cm" svg:x2="48.931cm" svg:y2="6.252cm">
              <text:p/>
            </draw:line>
            <draw:line draw:style-name="gr7" draw:text-style-name="P7" draw:layer="Walls" svg:x1="48.931cm" svg:y1="6.252cm" svg:x2="48.931cm" svg:y2="6.502cm">
              <text:p/>
            </draw:line>
            <draw:line draw:style-name="gr7" draw:text-style-name="P7" draw:layer="Walls" svg:x1="48.931cm" svg:y1="6.502cm" svg:x2="47.293cm" svg:y2="6.507cm">
              <text:p/>
            </draw:line>
            <draw:line draw:style-name="gr7" draw:text-style-name="P7" draw:layer="Walls" svg:x1="47.293cm" svg:y1="6.507cm" svg:x2="46.471cm" svg:y2="8.165cm">
              <text:p/>
            </draw:line>
            <draw:line draw:style-name="gr7" draw:text-style-name="P7" draw:layer="Walls" svg:x1="39.954cm" svg:y1="17.935cm" svg:x2="39.954cm" svg:y2="18.051cm">
              <text:p/>
            </draw:line>
            <draw:line draw:style-name="gr31" draw:text-style-name="P7" draw:layer="Walls" svg:x1="33.32cm" svg:y1="10.651cm" svg:x2="32.82cm" svg:y2="10.651cm">
              <text:p/>
            </draw:line>
            <draw:line draw:style-name="gr31" draw:text-style-name="P7" draw:layer="Walls" svg:x1="26.77cm" svg:y1="7.539cm" svg:x2="26.77cm" svg:y2="11.915cm">
              <text:p/>
            </draw:line>
            <draw:line draw:style-name="gr31" draw:text-style-name="P7" draw:layer="Walls" svg:x1="28.22cm" svg:y1="7.539cm" svg:x2="28.22cm" svg:y2="11.914cm">
              <text:p/>
            </draw:line>
            <draw:line draw:style-name="gr31" draw:text-style-name="P7" draw:layer="Walls" svg:x1="28.22cm" svg:y1="9.651cm" svg:x2="27.87cm" svg:y2="9.651cm">
              <text:p/>
            </draw:line>
            <draw:line draw:style-name="gr31" draw:text-style-name="P7" draw:layer="Walls" svg:x1="27.12cm" svg:y1="9.651cm" svg:x2="26.77cm" svg:y2="9.651cm">
              <text:p/>
            </draw:line>
            <draw:line draw:style-name="gr31" draw:text-style-name="P7" draw:layer="Walls" svg:x1="25.052cm" svg:y1="8.301cm" svg:x2="28.22cm" svg:y2="8.301cm">
              <text:p/>
            </draw:line>
            <draw:line draw:style-name="gr31" draw:text-style-name="P7" draw:layer="Walls" svg:x1="35.052cm" svg:y1="8.301cm" svg:x2="32.821cm" svg:y2="8.301cm">
              <text:p/>
            </draw:line>
            <draw:line draw:style-name="gr31" draw:text-style-name="P7" draw:layer="Walls" svg:x1="33.32cm" svg:y1="7.539cm" svg:x2="33.32cm" svg:y2="11.914cm">
              <text:p/>
            </draw:line>
            <draw:line draw:style-name="gr31" draw:text-style-name="P7" draw:layer="Walls" svg:x1="30.52cm" svg:y1="7.54cm" svg:x2="30.52cm" svg:y2="9.551cm">
              <text:p/>
            </draw:line>
            <draw:line draw:style-name="gr31" draw:text-style-name="P7" draw:layer="Walls" svg:x1="40.42cm" svg:y1="19.701cm" svg:x2="40.07cm" svg:y2="19.701cm">
              <text:p/>
            </draw:line>
            <draw:line draw:style-name="gr31" draw:text-style-name="P7" draw:layer="Walls" svg:x1="42.77cm" svg:y1="20.551cm" svg:x2="45.82cm" svg:y2="20.551cm">
              <text:p/>
            </draw:line>
            <draw:line draw:style-name="gr31" draw:text-style-name="P7" draw:layer="Walls" svg:x1="41.22cm" svg:y1="21.401cm" svg:x2="47.52cm" svg:y2="21.401cm">
              <text:p/>
            </draw:line>
            <draw:line draw:style-name="gr31" draw:text-style-name="P7" draw:layer="Walls" svg:x1="40.07cm" svg:y1="24.17cm" svg:x2="40.07cm" svg:y2="19.701cm">
              <text:p/>
            </draw:line>
            <draw:line draw:style-name="gr31" draw:text-style-name="P7" draw:layer="Walls" svg:x1="40.07cm" svg:y1="23.401cm" svg:x2="47.32cm" svg:y2="23.401cm">
              <text:p/>
            </draw:line>
            <draw:line draw:style-name="gr31" draw:text-style-name="P7" draw:layer="Walls" svg:x1="45.07cm" svg:y1="24.17cm" svg:x2="45.07cm" svg:y2="21.401cm">
              <text:p/>
            </draw:line>
            <draw:line draw:style-name="gr31" draw:text-style-name="P7" draw:layer="Walls" svg:x1="41.62cm" svg:y1="19.701cm" svg:x2="41.62cm" svg:y2="20.701cm">
              <text:p/>
            </draw:line>
            <draw:line draw:style-name="gr31" draw:text-style-name="P7" draw:layer="Walls" svg:x1="40.42cm" svg:y1="21.401cm" svg:x2="40.07cm" svg:y2="21.401cm">
              <text:p/>
            </draw:line>
            <draw:line draw:style-name="gr31" draw:text-style-name="P7" draw:layer="Walls" svg:x1="48.67cm" svg:y1="19.701cm" svg:x2="48.32cm" svg:y2="19.701cm">
              <text:p/>
            </draw:line>
            <draw:line draw:style-name="gr31" draw:text-style-name="P7" draw:layer="Walls" svg:x1="48.67cm" svg:y1="21.401cm" svg:x2="48.32cm" svg:y2="21.401cm">
              <text:p/>
            </draw:line>
            <draw:line draw:style-name="gr31" draw:text-style-name="P7" draw:layer="Walls" svg:x1="41.07cm" svg:y1="19.701cm" svg:x2="47.62cm" svg:y2="19.701cm">
              <text:p/>
            </draw:line>
            <draw:line draw:style-name="gr31" draw:text-style-name="P7" draw:layer="Walls" svg:x1="46.97cm" svg:y1="19.701cm" svg:x2="46.97cm" svg:y2="20.701cm">
              <text:p/>
            </draw:line>
            <draw:polygon draw:style-name="gr32" draw:text-style-name="P7" draw:layer="Walls" svg:width="0.899cm" svg:height="2.049cm" svg:x="24.62cm" svg:y="25.751cm" svg:viewBox="0 0 900 2050" draw:points="0,0 900,0 900,1550 550,2000 450,2050 400,2050 350,2000 0,1550">
              <text:p/>
            </draw:polygon>
            <draw:polygon draw:style-name="gr32" draw:text-style-name="P7" draw:layer="Walls" svg:width="0.899cm" svg:height="1.749cm" draw:transform="rotate (-3.14159265358979) translate (52.92cm 5.901cm)" svg:viewBox="0 0 900 1750" draw:points="0,0 900,0 900,1250 550,1700 450,1750 400,1750 350,1700 0,1250">
              <text:p/>
            </draw:polygon>
          </draw:g>
          <draw:line draw:style-name="gr33" draw:text-style-name="P7" draw:layer="Detail" svg:x1="26.77cm" svg:y1="11.487cm" svg:x2="27.12cm" svg:y2="11.487cm">
            <text:p/>
          </draw:line>
          <draw:line draw:style-name="gr33" draw:text-style-name="P7" draw:layer="Detail" svg:x1="27.895cm" svg:y1="9.652cm" svg:x2="27.895cm" svg:y2="11.915cm">
            <text:p/>
          </draw:line>
          <draw:line draw:style-name="gr33" draw:text-style-name="P7" draw:layer="Detail" svg:x1="27.12cm" svg:y1="9.653cm" svg:x2="27.12cm" svg:y2="11.916cm">
            <text:p/>
          </draw:line>
          <draw:line draw:style-name="gr33" draw:text-style-name="P7" draw:layer="Detail" svg:x1="27.896cm" svg:y1="11.552cm" svg:x2="28.22cm" svg:y2="11.552cm">
            <text:p/>
          </draw:line>
          <draw:line draw:style-name="gr33" draw:text-style-name="P7" draw:layer="Detail" svg:x1="27.896cm" svg:y1="11.214cm" svg:x2="28.22cm" svg:y2="11.214cm">
            <text:p/>
          </draw:line>
          <draw:line draw:style-name="gr33" draw:text-style-name="P7" draw:layer="Detail" svg:x1="27.896cm" svg:y1="10.551cm" svg:x2="28.22cm" svg:y2="10.551cm">
            <text:p/>
          </draw:line>
          <draw:line draw:style-name="gr33" draw:text-style-name="P7" draw:layer="Detail" svg:x1="28.727cm" svg:y1="11.916cm" svg:x2="28.727cm" svg:y2="11.565cm">
            <text:p/>
          </draw:line>
          <draw:line draw:style-name="gr33" draw:text-style-name="P7" draw:layer="Detail" svg:x1="28.221cm" svg:y1="11.565cm" svg:x2="28.728cm" svg:y2="11.565cm">
            <text:p/>
          </draw:line>
          <draw:line draw:style-name="gr33" draw:text-style-name="P7" draw:layer="Detail" svg:x1="29.338cm" svg:y1="11.565cm" svg:x2="30.586cm" svg:y2="11.565cm">
            <text:p/>
          </draw:line>
          <draw:line draw:style-name="gr33" draw:text-style-name="P7" draw:layer="Detail" svg:x1="28.22cm" svg:y1="10.928cm" svg:x2="31.782cm" svg:y2="10.928cm">
            <text:p/>
          </draw:line>
          <draw:line draw:style-name="gr33" draw:text-style-name="P7" draw:layer="Detail" svg:x1="30.586cm" svg:y1="11.916cm" svg:x2="30.586cm" svg:y2="11.565cm">
            <text:p/>
          </draw:line>
          <draw:line draw:style-name="gr33" draw:text-style-name="P7" draw:layer="Detail" svg:x1="29.338cm" svg:y1="11.916cm" svg:x2="29.338cm" svg:y2="10.928cm">
            <text:p/>
          </draw:line>
          <draw:line draw:style-name="gr33" draw:text-style-name="P7" draw:layer="Detail" svg:x1="30.196cm" svg:y1="9.537cm" svg:x2="30.196cm" svg:y2="10.928cm">
            <text:p/>
          </draw:line>
          <draw:line draw:style-name="gr33" draw:text-style-name="P7" draw:layer="Detail" svg:x1="29.728cm" svg:y1="10.187cm" svg:x2="29.728cm" svg:y2="9.537cm">
            <text:p/>
          </draw:line>
          <draw:line draw:style-name="gr33" draw:text-style-name="P7" draw:layer="Detail" svg:x1="30.196cm" svg:y1="10.187cm" svg:x2="29.39cm" svg:y2="10.187cm">
            <text:p/>
          </draw:line>
          <draw:line draw:style-name="gr33" draw:text-style-name="P7" draw:layer="Detail" svg:x1="31.34cm" svg:y1="9.537cm" svg:x2="29.728cm" svg:y2="9.537cm">
            <text:p/>
          </draw:line>
          <draw:line draw:style-name="gr33" draw:text-style-name="P7" draw:layer="Detail" svg:x1="29.169cm" svg:y1="9.537cm" svg:x2="28.22cm" svg:y2="9.537cm">
            <text:p/>
          </draw:line>
          <draw:line draw:style-name="gr33" draw:text-style-name="P7" draw:layer="Detail" svg:x1="29.169cm" svg:y1="9.095cm" svg:x2="28.415cm" svg:y2="9.095cm">
            <text:p/>
          </draw:line>
          <draw:line draw:style-name="gr33" draw:text-style-name="P7" draw:layer="Detail" svg:x1="29.169cm" svg:y1="8.64cm" svg:x2="28.415cm" svg:y2="8.64cm">
            <text:p/>
          </draw:line>
          <draw:line draw:style-name="gr33" draw:text-style-name="P7" draw:layer="Detail" svg:x1="28.415cm" svg:y1="7.73cm" svg:x2="29.728cm" svg:y2="7.73cm">
            <text:p/>
          </draw:line>
          <draw:line draw:style-name="gr33" draw:text-style-name="P7" draw:layer="Detail" svg:x1="30.52cm" svg:y1="8.211cm" svg:x2="28.415cm" svg:y2="8.211cm">
            <text:p/>
          </draw:line>
          <draw:line draw:style-name="gr33" draw:text-style-name="P7" draw:layer="Detail" svg:x1="28.415cm" svg:y1="7.731cm" svg:x2="28.415cm" svg:y2="9.538cm">
            <text:p/>
          </draw:line>
          <draw:line draw:style-name="gr33" draw:text-style-name="P7" draw:layer="Detail" svg:x1="31.34cm" svg:y1="9.095cm" svg:x2="29.728cm" svg:y2="9.095cm">
            <text:p/>
          </draw:line>
          <draw:line draw:style-name="gr33" draw:text-style-name="P7" draw:layer="Detail" svg:x1="31.34cm" svg:y1="8.64cm" svg:x2="29.728cm" svg:y2="8.64cm">
            <text:p/>
          </draw:line>
          <draw:line draw:style-name="gr33" draw:text-style-name="P7" draw:layer="Detail" svg:x1="29.169cm" svg:y1="8.211cm" svg:x2="29.169cm" svg:y2="9.537cm">
            <text:p/>
          </draw:line>
          <draw:line draw:style-name="gr33" draw:text-style-name="P7" draw:layer="Detail" svg:x1="29.728cm" svg:y1="7.54cm" svg:x2="29.728cm" svg:y2="9.537cm">
            <text:p/>
          </draw:line>
          <draw:line draw:style-name="gr33" draw:text-style-name="P7" draw:layer="Detail" svg:x1="31.782cm" svg:y1="10.096cm" svg:x2="31.782cm" svg:y2="11.916cm">
            <text:p/>
          </draw:line>
          <draw:line draw:style-name="gr33" draw:text-style-name="P7" draw:layer="Detail" svg:x1="31.782cm" svg:y1="11.747cm" svg:x2="31.392cm" svg:y2="11.747cm">
            <text:p/>
          </draw:line>
          <draw:line draw:style-name="gr33" draw:text-style-name="P7" draw:layer="Detail" svg:x1="31.392cm" svg:y1="11.917cm" svg:x2="31.392cm" svg:y2="11.748cm">
            <text:p/>
          </draw:line>
          <draw:line draw:style-name="gr33" draw:text-style-name="P7" draw:layer="Detail" svg:x1="33.134cm" svg:y1="11.915cm" svg:x2="33.134cm" svg:y2="10.652cm">
            <text:p/>
          </draw:line>
          <draw:line draw:style-name="gr33" draw:text-style-name="P7" draw:layer="Detail" svg:x1="32.653cm" svg:y1="11.916cm" svg:x2="32.653cm" svg:y2="11.669cm">
            <text:p/>
          </draw:line>
          <draw:line draw:style-name="gr33" draw:text-style-name="P7" draw:layer="Detail" svg:x1="33.135cm" svg:y1="11.668cm" svg:x2="32.654cm" svg:y2="11.668cm">
            <text:p/>
          </draw:line>
          <draw:line draw:style-name="gr33" draw:text-style-name="P7" draw:layer="Detail" svg:x1="33.135cm" svg:y1="10.652cm" svg:x2="31.782cm" svg:y2="10.652cm">
            <text:p/>
          </draw:line>
          <draw:line draw:style-name="gr33" draw:text-style-name="P7" draw:layer="Detail" svg:x1="32.679cm" svg:y1="8.159cm" svg:x2="32.679cm" svg:y2="10.652cm">
            <text:p/>
          </draw:line>
          <draw:line draw:style-name="gr33" draw:text-style-name="P7" draw:layer="Detail" svg:x1="32.9cm" svg:y1="8.302cm" svg:x2="32.9cm" svg:y2="10.652cm">
            <text:p/>
          </draw:line>
          <draw:line draw:style-name="gr33" draw:text-style-name="P7" draw:layer="Detail" svg:x1="32.809cm" svg:y1="8.159cm" svg:x2="31.093cm" svg:y2="8.159cm">
            <text:p/>
          </draw:line>
          <draw:line draw:style-name="gr33" draw:text-style-name="P7" draw:layer="Detail" svg:x1="32.809cm" svg:y1="8.16cm" svg:x2="32.809cm" svg:y2="8.303cm">
            <text:p/>
          </draw:line>
          <draw:line draw:style-name="gr33" draw:text-style-name="P7" draw:layer="Detail" svg:x1="32.679cm" svg:y1="9.537cm" svg:x2="31.925cm" svg:y2="9.537cm">
            <text:p/>
          </draw:line>
          <draw:line draw:style-name="gr33" draw:text-style-name="P7" draw:layer="Detail" svg:x1="32.679cm" svg:y1="9.095cm" svg:x2="31.925cm" svg:y2="9.095cm">
            <text:p/>
          </draw:line>
          <draw:line draw:style-name="gr33" draw:text-style-name="P7" draw:layer="Detail" svg:x1="32.679cm" svg:y1="8.64cm" svg:x2="31.925cm" svg:y2="8.64cm">
            <text:p/>
          </draw:line>
          <draw:line draw:style-name="gr33" draw:text-style-name="P7" draw:layer="Detail" svg:x1="31.925cm" svg:y1="8.159cm" svg:x2="31.925cm" svg:y2="9.537cm">
            <text:p/>
          </draw:line>
          <draw:line draw:style-name="gr33" draw:text-style-name="P7" draw:layer="Detail" svg:x1="31.34cm" svg:y1="8.159cm" svg:x2="31.34cm" svg:y2="9.537cm">
            <text:p/>
          </draw:line>
          <draw:line draw:style-name="gr33" draw:text-style-name="P7" draw:layer="Detail" svg:x1="31.093cm" svg:y1="8.16cm" svg:x2="31.093cm" svg:y2="7.54cm">
            <text:p/>
          </draw:line>
          <draw:line draw:style-name="gr33" draw:text-style-name="P7" draw:layer="Detail" svg:x1="31.782cm" svg:y1="10.096cm" svg:x2="31.288cm" svg:y2="10.096cm">
            <text:p/>
          </draw:line>
          <draw:line draw:style-name="gr33" draw:text-style-name="P7" draw:layer="Detail" svg:x1="32.679cm" svg:y1="9.914cm" svg:x2="32.367cm" svg:y2="9.914cm">
            <text:p/>
          </draw:line>
          <draw:line draw:style-name="gr33" draw:text-style-name="P7" draw:layer="Detail" svg:x1="32.679cm" svg:y1="10.291cm" svg:x2="32.367cm" svg:y2="10.291cm">
            <text:p/>
          </draw:line>
          <draw:line draw:style-name="gr33" draw:text-style-name="P7" draw:layer="Detail" svg:x1="33.32cm" svg:y1="9.342cm" svg:x2="32.9cm" svg:y2="9.342cm">
            <text:p/>
          </draw:line>
          <draw:line draw:style-name="gr33" draw:text-style-name="P7" draw:layer="Detail" svg:x1="33.32cm" svg:y1="8.731cm" svg:x2="32.9cm" svg:y2="8.731cm">
            <text:p/>
          </draw:line>
          <draw:line draw:style-name="gr33" draw:text-style-name="P7" draw:layer="Detail" svg:x1="34.241cm" svg:y1="7.54cm" svg:x2="34.241cm" svg:y2="8.302cm">
            <text:p/>
          </draw:line>
          <draw:g>
            <draw:g>
              <draw:line draw:style-name="gr33" draw:text-style-name="P7" draw:layer="Detail" svg:x1="27.022cm" svg:y1="8.458cm" svg:x2="27.022cm" svg:y2="9.507cm">
                <text:p/>
              </draw:line>
              <draw:line draw:style-name="gr33" draw:text-style-name="P7" draw:layer="Detail" svg:x1="27.972cm" svg:y1="8.458cm" svg:x2="27.022cm" svg:y2="8.458cm">
                <text:p/>
              </draw:line>
              <draw:line draw:style-name="gr33" draw:text-style-name="P7" draw:layer="Detail" svg:x1="27.972cm" svg:y1="8.459cm" svg:x2="27.972cm" svg:y2="9.508cm">
                <text:p/>
              </draw:line>
              <draw:line draw:style-name="gr33" draw:text-style-name="P7" draw:layer="Detail" svg:x1="27.972cm" svg:y1="8.458cm" svg:x2="27.022cm" svg:y2="9.507cm">
                <text:p/>
              </draw:line>
              <draw:line draw:style-name="gr33" draw:text-style-name="P7" draw:layer="Detail" svg:x1="27.972cm" svg:y1="9.507cm" svg:x2="27.022cm" svg:y2="9.507cm">
                <text:p/>
              </draw:line>
              <draw:line draw:style-name="gr33" draw:text-style-name="P7" draw:layer="Detail" svg:x1="27.972cm" svg:y1="9.507cm" svg:x2="27.022cm" svg:y2="8.458cm">
                <text:p/>
              </draw:line>
            </draw:g>
            <draw:g>
              <draw:line draw:style-name="gr33" draw:text-style-name="P7" draw:layer="Detail" svg:x1="27.147cm" svg:y1="9.501cm" svg:x2="27.147cm" svg:y2="9.608cm">
                <text:p/>
              </draw:line>
              <draw:line draw:style-name="gr33" draw:text-style-name="P7" draw:layer="Detail" svg:x1="27.847cm" svg:y1="9.501cm" svg:x2="27.847cm" svg:y2="9.608cm">
                <text:p/>
              </draw:line>
            </draw:g>
          </draw:g>
          <draw:g>
            <draw:line draw:style-name="gr33" draw:text-style-name="P7" draw:layer="Detail" svg:x1="33.432cm" svg:y1="9.001cm" svg:x2="33.432cm" svg:y2="10.808cm">
              <text:p/>
            </draw:line>
            <draw:line draw:style-name="gr33" draw:text-style-name="P7" draw:layer="Detail" svg:x1="34.882cm" svg:y1="9.001cm" svg:x2="34.882cm" svg:y2="10.808cm">
              <text:p/>
            </draw:line>
            <draw:line draw:style-name="gr33" draw:text-style-name="P7" draw:layer="Detail" svg:x1="34.882cm" svg:y1="9.168cm" svg:x2="34.212cm" svg:y2="9.168cm">
              <text:p/>
            </draw:line>
            <draw:g>
              <draw:line draw:style-name="gr33" draw:text-style-name="P7" draw:layer="Detail" svg:x1="34.092cm" svg:y1="9.168cm" svg:x2="34.092cm" svg:y2="10.518cm">
                <text:p/>
              </draw:line>
              <draw:line draw:style-name="gr33" draw:text-style-name="P7" draw:layer="Detail" svg:x1="34.212cm" svg:y1="9.168cm" svg:x2="34.212cm" svg:y2="10.518cm">
                <text:p/>
              </draw:line>
              <draw:line draw:style-name="gr33" draw:text-style-name="P7" draw:layer="Detail" svg:x1="34.212cm" svg:y1="9.168cm" svg:x2="34.092cm" svg:y2="9.168cm">
                <text:p/>
              </draw:line>
              <draw:line draw:style-name="gr33" draw:text-style-name="P7" draw:layer="Detail" svg:x1="34.212cm" svg:y1="10.518cm" svg:x2="34.092cm" svg:y2="10.518cm">
                <text:p/>
              </draw:line>
            </draw:g>
            <draw:line draw:style-name="gr33" draw:text-style-name="P7" draw:layer="Detail" svg:x1="34.882cm" svg:y1="9.291cm" svg:x2="34.212cm" svg:y2="9.291cm">
              <text:p/>
            </draw:line>
            <draw:line draw:style-name="gr33" draw:text-style-name="P7" draw:layer="Detail" svg:x1="34.882cm" svg:y1="9.413cm" svg:x2="34.212cm" svg:y2="9.413cm">
              <text:p/>
            </draw:line>
            <draw:line draw:style-name="gr33" draw:text-style-name="P7" draw:layer="Detail" svg:x1="34.882cm" svg:y1="9.536cm" svg:x2="34.212cm" svg:y2="9.536cm">
              <text:p/>
            </draw:line>
            <draw:line draw:style-name="gr33" draw:text-style-name="P7" draw:layer="Detail" svg:x1="34.882cm" svg:y1="9.659cm" svg:x2="34.212cm" svg:y2="9.659cm">
              <text:p/>
            </draw:line>
            <draw:line draw:style-name="gr33" draw:text-style-name="P7" draw:layer="Detail" svg:x1="34.882cm" svg:y1="9.782cm" svg:x2="34.212cm" svg:y2="9.782cm">
              <text:p/>
            </draw:line>
            <draw:line draw:style-name="gr33" draw:text-style-name="P7" draw:layer="Detail" svg:x1="34.882cm" svg:y1="9.904cm" svg:x2="34.212cm" svg:y2="9.904cm">
              <text:p/>
            </draw:line>
            <draw:line draw:style-name="gr33" draw:text-style-name="P7" draw:layer="Detail" svg:x1="34.882cm" svg:y1="10.027cm" svg:x2="34.212cm" svg:y2="10.027cm">
              <text:p/>
            </draw:line>
            <draw:line draw:style-name="gr33" draw:text-style-name="P7" draw:layer="Detail" svg:x1="34.882cm" svg:y1="10.15cm" svg:x2="34.212cm" svg:y2="10.15cm">
              <text:p/>
            </draw:line>
            <draw:line draw:style-name="gr33" draw:text-style-name="P7" draw:layer="Detail" svg:x1="34.882cm" svg:y1="10.273cm" svg:x2="34.212cm" svg:y2="10.273cm">
              <text:p/>
            </draw:line>
            <draw:line draw:style-name="gr33" draw:text-style-name="P7" draw:layer="Detail" svg:x1="34.882cm" svg:y1="10.395cm" svg:x2="34.212cm" svg:y2="10.395cm">
              <text:p/>
            </draw:line>
            <draw:line draw:style-name="gr33" draw:text-style-name="P7" draw:layer="Detail" svg:x1="34.102cm" svg:y1="9.291cm" svg:x2="33.432cm" svg:y2="9.291cm">
              <text:p/>
            </draw:line>
            <draw:line draw:style-name="gr33" draw:text-style-name="P7" draw:layer="Detail" svg:x1="34.102cm" svg:y1="9.413cm" svg:x2="33.432cm" svg:y2="9.413cm">
              <text:p/>
            </draw:line>
            <draw:line draw:style-name="gr33" draw:text-style-name="P7" draw:layer="Detail" svg:x1="34.102cm" svg:y1="9.536cm" svg:x2="33.432cm" svg:y2="9.536cm">
              <text:p/>
            </draw:line>
            <draw:line draw:style-name="gr33" draw:text-style-name="P7" draw:layer="Detail" svg:x1="34.102cm" svg:y1="9.659cm" svg:x2="33.432cm" svg:y2="9.659cm">
              <text:p/>
            </draw:line>
            <draw:line draw:style-name="gr33" draw:text-style-name="P7" draw:layer="Detail" svg:x1="34.102cm" svg:y1="9.782cm" svg:x2="33.432cm" svg:y2="9.782cm">
              <text:p/>
            </draw:line>
            <draw:line draw:style-name="gr33" draw:text-style-name="P7" draw:layer="Detail" svg:x1="34.102cm" svg:y1="9.904cm" svg:x2="33.432cm" svg:y2="9.904cm">
              <text:p/>
            </draw:line>
            <draw:line draw:style-name="gr33" draw:text-style-name="P7" draw:layer="Detail" svg:x1="34.102cm" svg:y1="10.027cm" svg:x2="33.432cm" svg:y2="10.027cm">
              <text:p/>
            </draw:line>
            <draw:line draw:style-name="gr33" draw:text-style-name="P7" draw:layer="Detail" svg:x1="34.102cm" svg:y1="10.15cm" svg:x2="33.432cm" svg:y2="10.15cm">
              <text:p/>
            </draw:line>
            <draw:line draw:style-name="gr33" draw:text-style-name="P7" draw:layer="Detail" svg:x1="34.102cm" svg:y1="10.273cm" svg:x2="33.432cm" svg:y2="10.273cm">
              <text:p/>
            </draw:line>
            <draw:line draw:style-name="gr33" draw:text-style-name="P7" draw:layer="Detail" svg:x1="34.102cm" svg:y1="10.518cm" svg:x2="33.432cm" svg:y2="10.518cm">
              <text:p/>
            </draw:line>
            <draw:line draw:style-name="gr33" draw:text-style-name="P7" draw:layer="Detail" svg:x1="34.102cm" svg:y1="10.395cm" svg:x2="33.432cm" svg:y2="10.395cm">
              <text:p/>
            </draw:line>
          </draw:g>
          <draw:g>
            <draw:line draw:style-name="gr33" draw:text-style-name="P7" draw:layer="Detail" svg:x1="25.152cm" svg:y1="9.001cm" svg:x2="25.152cm" svg:y2="10.808cm">
              <text:p/>
            </draw:line>
            <draw:line draw:style-name="gr33" draw:text-style-name="P7" draw:layer="Detail" svg:x1="26.602cm" svg:y1="9.001cm" svg:x2="26.602cm" svg:y2="10.808cm">
              <text:p/>
            </draw:line>
            <draw:line draw:style-name="gr33" draw:text-style-name="P7" draw:layer="Detail" svg:x1="26.602cm" svg:y1="9.168cm" svg:x2="25.932cm" svg:y2="9.168cm">
              <text:p/>
            </draw:line>
            <draw:g>
              <draw:line draw:style-name="gr33" draw:text-style-name="P7" draw:layer="Detail" svg:x1="25.812cm" svg:y1="9.168cm" svg:x2="25.812cm" svg:y2="10.518cm">
                <text:p/>
              </draw:line>
              <draw:line draw:style-name="gr33" draw:text-style-name="P7" draw:layer="Detail" svg:x1="25.932cm" svg:y1="9.168cm" svg:x2="25.932cm" svg:y2="10.518cm">
                <text:p/>
              </draw:line>
              <draw:line draw:style-name="gr33" draw:text-style-name="P7" draw:layer="Detail" svg:x1="25.932cm" svg:y1="9.168cm" svg:x2="25.812cm" svg:y2="9.168cm">
                <text:p/>
              </draw:line>
              <draw:line draw:style-name="gr33" draw:text-style-name="P7" draw:layer="Detail" svg:x1="25.932cm" svg:y1="10.518cm" svg:x2="25.812cm" svg:y2="10.518cm">
                <text:p/>
              </draw:line>
            </draw:g>
            <draw:line draw:style-name="gr33" draw:text-style-name="P7" draw:layer="Detail" svg:x1="26.602cm" svg:y1="9.291cm" svg:x2="25.932cm" svg:y2="9.291cm">
              <text:p/>
            </draw:line>
            <draw:line draw:style-name="gr33" draw:text-style-name="P7" draw:layer="Detail" svg:x1="26.602cm" svg:y1="9.413cm" svg:x2="25.932cm" svg:y2="9.413cm">
              <text:p/>
            </draw:line>
            <draw:line draw:style-name="gr33" draw:text-style-name="P7" draw:layer="Detail" svg:x1="26.602cm" svg:y1="9.536cm" svg:x2="25.932cm" svg:y2="9.536cm">
              <text:p/>
            </draw:line>
            <draw:line draw:style-name="gr33" draw:text-style-name="P7" draw:layer="Detail" svg:x1="26.602cm" svg:y1="9.659cm" svg:x2="25.932cm" svg:y2="9.659cm">
              <text:p/>
            </draw:line>
            <draw:line draw:style-name="gr33" draw:text-style-name="P7" draw:layer="Detail" svg:x1="26.602cm" svg:y1="9.782cm" svg:x2="25.932cm" svg:y2="9.782cm">
              <text:p/>
            </draw:line>
            <draw:line draw:style-name="gr33" draw:text-style-name="P7" draw:layer="Detail" svg:x1="26.602cm" svg:y1="9.904cm" svg:x2="25.932cm" svg:y2="9.904cm">
              <text:p/>
            </draw:line>
            <draw:line draw:style-name="gr33" draw:text-style-name="P7" draw:layer="Detail" svg:x1="26.602cm" svg:y1="10.027cm" svg:x2="25.932cm" svg:y2="10.027cm">
              <text:p/>
            </draw:line>
            <draw:line draw:style-name="gr33" draw:text-style-name="P7" draw:layer="Detail" svg:x1="26.602cm" svg:y1="10.15cm" svg:x2="25.932cm" svg:y2="10.15cm">
              <text:p/>
            </draw:line>
            <draw:line draw:style-name="gr33" draw:text-style-name="P7" draw:layer="Detail" svg:x1="26.602cm" svg:y1="10.273cm" svg:x2="25.932cm" svg:y2="10.273cm">
              <text:p/>
            </draw:line>
            <draw:line draw:style-name="gr33" draw:text-style-name="P7" draw:layer="Detail" svg:x1="26.602cm" svg:y1="10.395cm" svg:x2="25.932cm" svg:y2="10.395cm">
              <text:p/>
            </draw:line>
            <draw:line draw:style-name="gr33" draw:text-style-name="P7" draw:layer="Detail" svg:x1="25.822cm" svg:y1="9.291cm" svg:x2="25.152cm" svg:y2="9.291cm">
              <text:p/>
            </draw:line>
            <draw:line draw:style-name="gr33" draw:text-style-name="P7" draw:layer="Detail" svg:x1="25.822cm" svg:y1="9.413cm" svg:x2="25.152cm" svg:y2="9.413cm">
              <text:p/>
            </draw:line>
            <draw:line draw:style-name="gr33" draw:text-style-name="P7" draw:layer="Detail" svg:x1="25.822cm" svg:y1="9.536cm" svg:x2="25.152cm" svg:y2="9.536cm">
              <text:p/>
            </draw:line>
            <draw:line draw:style-name="gr33" draw:text-style-name="P7" draw:layer="Detail" svg:x1="25.822cm" svg:y1="9.659cm" svg:x2="25.152cm" svg:y2="9.659cm">
              <text:p/>
            </draw:line>
            <draw:line draw:style-name="gr33" draw:text-style-name="P7" draw:layer="Detail" svg:x1="25.822cm" svg:y1="9.782cm" svg:x2="25.152cm" svg:y2="9.782cm">
              <text:p/>
            </draw:line>
            <draw:line draw:style-name="gr33" draw:text-style-name="P7" draw:layer="Detail" svg:x1="25.822cm" svg:y1="9.904cm" svg:x2="25.152cm" svg:y2="9.904cm">
              <text:p/>
            </draw:line>
            <draw:line draw:style-name="gr33" draw:text-style-name="P7" draw:layer="Detail" svg:x1="25.822cm" svg:y1="10.027cm" svg:x2="25.152cm" svg:y2="10.027cm">
              <text:p/>
            </draw:line>
            <draw:line draw:style-name="gr33" draw:text-style-name="P7" draw:layer="Detail" svg:x1="25.822cm" svg:y1="10.15cm" svg:x2="25.152cm" svg:y2="10.15cm">
              <text:p/>
            </draw:line>
            <draw:line draw:style-name="gr33" draw:text-style-name="P7" draw:layer="Detail" svg:x1="25.822cm" svg:y1="10.273cm" svg:x2="25.152cm" svg:y2="10.273cm">
              <text:p/>
            </draw:line>
            <draw:line draw:style-name="gr33" draw:text-style-name="P7" draw:layer="Detail" svg:x1="25.822cm" svg:y1="10.518cm" svg:x2="25.152cm" svg:y2="10.518cm">
              <text:p/>
            </draw:line>
            <draw:line draw:style-name="gr33" draw:text-style-name="P7" draw:layer="Detail" svg:x1="25.822cm" svg:y1="10.395cm" svg:x2="25.152cm" svg:y2="10.395cm">
              <text:p/>
            </draw:line>
          </draw:g>
          <draw:line draw:style-name="gr33" draw:text-style-name="P7" draw:layer="Detail" svg:x1="40.42cm" svg:y1="22.052cm" svg:x2="40.42cm" svg:y2="19.702cm">
            <text:p/>
          </draw:line>
          <draw:line draw:style-name="gr33" draw:text-style-name="P7" draw:layer="Detail" svg:x1="40.07cm" svg:y1="20.152cm" svg:x2="40.42cm" svg:y2="20.152cm">
            <text:p/>
          </draw:line>
          <draw:line draw:style-name="gr33" draw:text-style-name="P7" draw:layer="Detail" svg:x1="41.27cm" svg:y1="21.402cm" svg:x2="41.27cm" svg:y2="23.402cm">
            <text:p/>
          </draw:line>
          <draw:line draw:style-name="gr33" draw:text-style-name="P7" draw:layer="Detail" svg:x1="40.07cm" svg:y1="22.052cm" svg:x2="41.27cm" svg:y2="22.052cm">
            <text:p/>
          </draw:line>
          <draw:line draw:style-name="gr33" draw:text-style-name="P7" draw:layer="Detail" svg:x1="44.52cm" svg:y1="22.602cm" svg:x2="41.27cm" svg:y2="22.602cm">
            <text:p/>
          </draw:line>
          <draw:line draw:style-name="gr33" draw:text-style-name="P7" draw:layer="Detail" svg:x1="41.47cm" svg:y1="22.602cm" svg:x2="41.47cm" svg:y2="23.402cm">
            <text:p/>
          </draw:line>
          <draw:line draw:style-name="gr33" draw:text-style-name="P7" draw:layer="Detail" svg:x1="41.92cm" svg:y1="22.602cm" svg:x2="41.92cm" svg:y2="23.402cm">
            <text:p/>
          </draw:line>
          <draw:line draw:style-name="gr33" draw:text-style-name="P7" draw:layer="Detail" svg:x1="42.37cm" svg:y1="22.602cm" svg:x2="42.37cm" svg:y2="23.402cm">
            <text:p/>
          </draw:line>
          <draw:line draw:style-name="gr33" draw:text-style-name="P7" draw:layer="Detail" svg:x1="42.77cm" svg:y1="22.607cm" svg:x2="42.77cm" svg:y2="23.407cm">
            <text:p/>
          </draw:line>
          <draw:line draw:style-name="gr33" draw:text-style-name="P7" draw:layer="Detail" svg:x1="43.22cm" svg:y1="22.602cm" svg:x2="43.22cm" svg:y2="23.402cm">
            <text:p/>
          </draw:line>
          <draw:line draw:style-name="gr33" draw:text-style-name="P7" draw:layer="Detail" svg:x1="43.67cm" svg:y1="22.607cm" svg:x2="43.67cm" svg:y2="23.407cm">
            <text:p/>
          </draw:line>
          <draw:line draw:style-name="gr33" draw:text-style-name="P7" draw:layer="Detail" svg:x1="44.07cm" svg:y1="22.602cm" svg:x2="44.07cm" svg:y2="23.402cm">
            <text:p/>
          </draw:line>
          <draw:line draw:style-name="gr33" draw:text-style-name="P7" draw:layer="Detail" svg:x1="44.52cm" svg:y1="21.402cm" svg:x2="44.52cm" svg:y2="23.402cm">
            <text:p/>
          </draw:line>
          <draw:line draw:style-name="gr33" draw:text-style-name="P7" draw:layer="Detail" svg:x1="42.72cm" svg:y1="21.952cm" svg:x2="41.87cm" svg:y2="21.952cm">
            <text:p/>
          </draw:line>
          <draw:line draw:style-name="gr33" draw:text-style-name="P7" draw:layer="Detail" svg:x1="41.87cm" svg:y1="21.402cm" svg:x2="41.87cm" svg:y2="21.952cm">
            <text:p/>
          </draw:line>
          <draw:line draw:style-name="gr33" draw:text-style-name="P7" draw:layer="Detail" svg:x1="42.72cm" svg:y1="21.402cm" svg:x2="42.72cm" svg:y2="21.952cm">
            <text:p/>
          </draw:line>
          <draw:line draw:style-name="gr33" draw:text-style-name="P7" draw:layer="Detail" svg:x1="41.07cm" svg:y1="20.452cm" svg:x2="41.62cm" svg:y2="20.452cm">
            <text:p/>
          </draw:line>
          <draw:line draw:style-name="gr33" draw:text-style-name="P7" draw:layer="Detail" svg:x1="41.07cm" svg:y1="20.452cm" svg:x2="41.07cm" svg:y2="19.702cm">
            <text:p/>
          </draw:line>
          <draw:line draw:style-name="gr33" draw:text-style-name="P7" draw:layer="Detail" svg:x1="45.57cm" svg:y1="21.402cm" svg:x2="45.57cm" svg:y2="23.402cm">
            <text:p/>
          </draw:line>
          <draw:line draw:style-name="gr33" draw:text-style-name="P7" draw:layer="Detail" svg:x1="45.57cm" svg:y1="22.102cm" svg:x2="44.52cm" svg:y2="22.102cm">
            <text:p/>
          </draw:line>
          <draw:line draw:style-name="gr33" draw:text-style-name="P7" draw:layer="Detail" svg:x1="45.97cm" svg:y1="22.602cm" svg:x2="45.97cm" svg:y2="23.402cm">
            <text:p/>
          </draw:line>
          <draw:line draw:style-name="gr33" draw:text-style-name="P7" draw:layer="Detail" svg:x1="46.42cm" svg:y1="22.602cm" svg:x2="46.42cm" svg:y2="23.402cm">
            <text:p/>
          </draw:line>
          <draw:line draw:style-name="gr33" draw:text-style-name="P7" draw:layer="Detail" svg:x1="47.32cm" svg:y1="22.602cm" svg:x2="45.57cm" svg:y2="22.602cm">
            <text:p/>
          </draw:line>
          <draw:line draw:style-name="gr33" draw:text-style-name="P7" draw:layer="Detail" svg:x1="46.87cm" svg:y1="22.602cm" svg:x2="46.87cm" svg:y2="23.402cm">
            <text:p/>
          </draw:line>
          <draw:line draw:style-name="gr33" draw:text-style-name="P7" draw:layer="Detail" svg:x1="47.32cm" svg:y1="22.602cm" svg:x2="47.32cm" svg:y2="23.402cm">
            <text:p/>
          </draw:line>
          <draw:line draw:style-name="gr33" draw:text-style-name="P7" draw:layer="Detail" svg:x1="45.92cm" svg:y1="21.602cm" svg:x2="45.92cm" svg:y2="21.952cm">
            <text:p/>
          </draw:line>
          <draw:line draw:style-name="gr33" draw:text-style-name="P7" draw:layer="Detail" svg:x1="46.27cm" svg:y1="21.602cm" svg:x2="46.27cm" svg:y2="21.952cm">
            <text:p/>
          </draw:line>
          <draw:line draw:style-name="gr33" draw:text-style-name="P7" draw:layer="Detail" svg:x1="46.67cm" svg:y1="21.602cm" svg:x2="45.57cm" svg:y2="21.602cm">
            <text:p/>
          </draw:line>
          <draw:line draw:style-name="gr33" draw:text-style-name="P7" draw:layer="Detail" svg:x1="46.67cm" svg:y1="21.402cm" svg:x2="46.67cm" svg:y2="21.952cm">
            <text:p/>
          </draw:line>
          <draw:line draw:style-name="gr33" draw:text-style-name="P7" draw:layer="Detail" svg:x1="46.87cm" svg:y1="21.402cm" svg:x2="46.87cm" svg:y2="21.952cm">
            <text:p/>
          </draw:line>
          <draw:line draw:style-name="gr33" draw:text-style-name="P7" draw:layer="Detail" svg:x1="46.87cm" svg:y1="21.952cm" svg:x2="46.67cm" svg:y2="21.952cm">
            <text:p/>
          </draw:line>
          <draw:line draw:style-name="gr33" draw:text-style-name="P7" draw:layer="Detail" svg:x1="47.47cm" svg:y1="22.002cm" svg:x2="47.47cm" svg:y2="21.402cm">
            <text:p/>
          </draw:line>
          <draw:line draw:style-name="gr33" draw:text-style-name="P7" draw:layer="Detail" svg:x1="47.47cm" svg:y1="22.002cm" svg:x2="48.67cm" svg:y2="22.002cm">
            <text:p/>
          </draw:line>
          <draw:line draw:style-name="gr33" draw:text-style-name="P7" draw:layer="Detail" svg:x1="48.32cm" svg:y1="22.002cm" svg:x2="48.32cm" svg:y2="19.702cm">
            <text:p/>
          </draw:line>
          <draw:line draw:style-name="gr33" draw:text-style-name="P7" draw:layer="Detail" svg:x1="46.97cm" svg:y1="20.452cm" svg:x2="47.52cm" svg:y2="20.452cm">
            <text:p/>
          </draw:line>
          <draw:line draw:style-name="gr33" draw:text-style-name="P7" draw:layer="Detail" svg:x1="47.52cm" svg:y1="20.452cm" svg:x2="47.52cm" svg:y2="19.702cm">
            <text:p/>
          </draw:line>
          <draw:g>
            <draw:g>
              <draw:line draw:style-name="gr33" draw:text-style-name="P7" draw:layer="Detail" svg:x1="43.012cm" svg:y1="20.452cm" svg:x2="43.012cm" svg:y2="19.802cm">
                <text:p/>
              </draw:line>
              <draw:line draw:style-name="gr33" draw:text-style-name="P7" draw:layer="Detail" svg:x1="43.128cm" svg:y1="20.452cm" svg:x2="43.128cm" svg:y2="19.802cm">
                <text:p/>
              </draw:line>
              <draw:line draw:style-name="gr33" draw:text-style-name="P7" draw:layer="Detail" svg:x1="43.245cm" svg:y1="20.452cm" svg:x2="43.245cm" svg:y2="19.802cm">
                <text:p/>
              </draw:line>
              <draw:line draw:style-name="gr33" draw:text-style-name="P7" draw:layer="Detail" svg:x1="43.362cm" svg:y1="20.452cm" svg:x2="43.362cm" svg:y2="19.802cm">
                <text:p/>
              </draw:line>
              <draw:line draw:style-name="gr33" draw:text-style-name="P7" draw:layer="Detail" svg:x1="43.478cm" svg:y1="20.452cm" svg:x2="43.478cm" svg:y2="19.802cm">
                <text:p/>
              </draw:line>
              <draw:line draw:style-name="gr33" draw:text-style-name="P7" draw:layer="Detail" svg:x1="43.595cm" svg:y1="20.452cm" svg:x2="43.595cm" svg:y2="19.802cm">
                <text:p/>
              </draw:line>
              <draw:line draw:style-name="gr33" draw:text-style-name="P7" draw:layer="Detail" svg:x1="43.712cm" svg:y1="20.452cm" svg:x2="43.712cm" svg:y2="19.802cm">
                <text:p/>
              </draw:line>
              <draw:line draw:style-name="gr33" draw:text-style-name="P7" draw:layer="Detail" svg:x1="43.828cm" svg:y1="20.452cm" svg:x2="43.828cm" svg:y2="19.802cm">
                <text:p/>
              </draw:line>
              <draw:line draw:style-name="gr33" draw:text-style-name="P7" draw:layer="Detail" svg:x1="43.945cm" svg:y1="20.452cm" svg:x2="43.945cm" svg:y2="19.802cm">
                <text:p/>
              </draw:line>
              <draw:line draw:style-name="gr33" draw:text-style-name="P7" draw:layer="Detail" svg:x1="44.062cm" svg:y1="20.452cm" svg:x2="44.062cm" svg:y2="19.802cm">
                <text:p/>
              </draw:line>
              <draw:line draw:style-name="gr33" draw:text-style-name="P7" draw:layer="Detail" svg:x1="44.178cm" svg:y1="20.452cm" svg:x2="44.178cm" svg:y2="19.802cm">
                <text:p/>
              </draw:line>
              <draw:line draw:style-name="gr33" draw:text-style-name="P7" draw:layer="Detail" svg:x1="44.295cm" svg:y1="20.452cm" svg:x2="44.295cm" svg:y2="19.802cm">
                <text:p/>
              </draw:line>
              <draw:line draw:style-name="gr33" draw:text-style-name="P7" draw:layer="Detail" svg:x1="44.412cm" svg:y1="20.452cm" svg:x2="44.412cm" svg:y2="19.802cm">
                <text:p/>
              </draw:line>
              <draw:line draw:style-name="gr33" draw:text-style-name="P7" draw:layer="Detail" svg:x1="44.528cm" svg:y1="20.452cm" svg:x2="44.528cm" svg:y2="19.802cm">
                <text:p/>
              </draw:line>
              <draw:line draw:style-name="gr33" draw:text-style-name="P7" draw:layer="Detail" svg:x1="44.645cm" svg:y1="20.452cm" svg:x2="44.645cm" svg:y2="19.802cm">
                <text:p/>
              </draw:line>
              <draw:line draw:style-name="gr33" draw:text-style-name="P7" draw:layer="Detail" svg:x1="44.762cm" svg:y1="20.452cm" svg:x2="44.762cm" svg:y2="19.802cm">
                <text:p/>
              </draw:line>
              <draw:line draw:style-name="gr33" draw:text-style-name="P7" draw:layer="Detail" svg:x1="44.878cm" svg:y1="20.452cm" svg:x2="44.878cm" svg:y2="19.802cm">
                <text:p/>
              </draw:line>
              <draw:line draw:style-name="gr33" draw:text-style-name="P7" draw:layer="Detail" svg:x1="44.995cm" svg:y1="20.452cm" svg:x2="44.995cm" svg:y2="19.802cm">
                <text:p/>
              </draw:line>
              <draw:line draw:style-name="gr33" draw:text-style-name="P7" draw:layer="Detail" svg:x1="45.112cm" svg:y1="20.452cm" svg:x2="45.112cm" svg:y2="19.802cm">
                <text:p/>
              </draw:line>
              <draw:line draw:style-name="gr33" draw:text-style-name="P7" draw:layer="Detail" svg:x1="45.228cm" svg:y1="20.452cm" svg:x2="45.228cm" svg:y2="19.802cm">
                <text:p/>
              </draw:line>
              <draw:line draw:style-name="gr33" draw:text-style-name="P7" draw:layer="Detail" svg:x1="45.345cm" svg:y1="20.452cm" svg:x2="45.345cm" svg:y2="19.802cm">
                <text:p/>
              </draw:line>
              <draw:line draw:style-name="gr33" draw:text-style-name="P7" draw:layer="Detail" svg:x1="45.462cm" svg:y1="20.452cm" svg:x2="45.462cm" svg:y2="19.802cm">
                <text:p/>
              </draw:line>
              <draw:line draw:style-name="gr33" draw:text-style-name="P7" draw:layer="Detail" svg:x1="45.578cm" svg:y1="20.452cm" svg:x2="45.578cm" svg:y2="19.802cm">
                <text:p/>
              </draw:line>
              <draw:line draw:style-name="gr33" draw:text-style-name="P7" draw:layer="Detail" svg:x1="45.695cm" svg:y1="20.452cm" svg:x2="45.695cm" svg:y2="19.802cm">
                <text:p/>
              </draw:line>
              <draw:line draw:style-name="gr33" draw:text-style-name="P7" draw:layer="Detail" svg:x1="42.895cm" svg:y1="21.302cm" svg:x2="42.895cm" svg:y2="20.652cm">
                <text:p/>
              </draw:line>
              <draw:line draw:style-name="gr33" draw:text-style-name="P7" draw:layer="Detail" svg:x1="43.012cm" svg:y1="21.302cm" svg:x2="43.012cm" svg:y2="20.652cm">
                <text:p/>
              </draw:line>
              <draw:line draw:style-name="gr33" draw:text-style-name="P7" draw:layer="Detail" svg:x1="43.128cm" svg:y1="21.302cm" svg:x2="43.128cm" svg:y2="20.652cm">
                <text:p/>
              </draw:line>
              <draw:line draw:style-name="gr33" draw:text-style-name="P7" draw:layer="Detail" svg:x1="43.245cm" svg:y1="21.302cm" svg:x2="43.245cm" svg:y2="20.652cm">
                <text:p/>
              </draw:line>
              <draw:line draw:style-name="gr33" draw:text-style-name="P7" draw:layer="Detail" svg:x1="43.362cm" svg:y1="21.302cm" svg:x2="43.362cm" svg:y2="20.652cm">
                <text:p/>
              </draw:line>
              <draw:line draw:style-name="gr33" draw:text-style-name="P7" draw:layer="Detail" svg:x1="43.478cm" svg:y1="21.302cm" svg:x2="43.478cm" svg:y2="20.652cm">
                <text:p/>
              </draw:line>
              <draw:line draw:style-name="gr33" draw:text-style-name="P7" draw:layer="Detail" svg:x1="43.595cm" svg:y1="21.302cm" svg:x2="43.595cm" svg:y2="20.652cm">
                <text:p/>
              </draw:line>
              <draw:line draw:style-name="gr33" draw:text-style-name="P7" draw:layer="Detail" svg:x1="43.712cm" svg:y1="21.302cm" svg:x2="43.712cm" svg:y2="20.652cm">
                <text:p/>
              </draw:line>
              <draw:line draw:style-name="gr33" draw:text-style-name="P7" draw:layer="Detail" svg:x1="43.828cm" svg:y1="21.302cm" svg:x2="43.828cm" svg:y2="20.652cm">
                <text:p/>
              </draw:line>
              <draw:line draw:style-name="gr33" draw:text-style-name="P7" draw:layer="Detail" svg:x1="43.945cm" svg:y1="21.302cm" svg:x2="43.945cm" svg:y2="20.652cm">
                <text:p/>
              </draw:line>
              <draw:line draw:style-name="gr33" draw:text-style-name="P7" draw:layer="Detail" svg:x1="44.062cm" svg:y1="21.302cm" svg:x2="44.062cm" svg:y2="20.652cm">
                <text:p/>
              </draw:line>
              <draw:line draw:style-name="gr33" draw:text-style-name="P7" draw:layer="Detail" svg:x1="44.178cm" svg:y1="21.302cm" svg:x2="44.178cm" svg:y2="20.652cm">
                <text:p/>
              </draw:line>
              <draw:line draw:style-name="gr33" draw:text-style-name="P7" draw:layer="Detail" svg:x1="44.295cm" svg:y1="21.302cm" svg:x2="44.295cm" svg:y2="20.652cm">
                <text:p/>
              </draw:line>
              <draw:line draw:style-name="gr33" draw:text-style-name="P7" draw:layer="Detail" svg:x1="44.412cm" svg:y1="21.302cm" svg:x2="44.412cm" svg:y2="20.652cm">
                <text:p/>
              </draw:line>
              <draw:line draw:style-name="gr33" draw:text-style-name="P7" draw:layer="Detail" svg:x1="44.528cm" svg:y1="21.302cm" svg:x2="44.528cm" svg:y2="20.652cm">
                <text:p/>
              </draw:line>
              <draw:line draw:style-name="gr33" draw:text-style-name="P7" draw:layer="Detail" svg:x1="44.645cm" svg:y1="21.302cm" svg:x2="44.645cm" svg:y2="20.652cm">
                <text:p/>
              </draw:line>
              <draw:line draw:style-name="gr33" draw:text-style-name="P7" draw:layer="Detail" svg:x1="44.762cm" svg:y1="21.302cm" svg:x2="44.762cm" svg:y2="20.652cm">
                <text:p/>
              </draw:line>
              <draw:line draw:style-name="gr33" draw:text-style-name="P7" draw:layer="Detail" svg:x1="44.878cm" svg:y1="21.302cm" svg:x2="44.878cm" svg:y2="20.652cm">
                <text:p/>
              </draw:line>
              <draw:line draw:style-name="gr33" draw:text-style-name="P7" draw:layer="Detail" svg:x1="44.995cm" svg:y1="21.302cm" svg:x2="44.995cm" svg:y2="20.652cm">
                <text:p/>
              </draw:line>
              <draw:line draw:style-name="gr33" draw:text-style-name="P7" draw:layer="Detail" svg:x1="45.112cm" svg:y1="21.302cm" svg:x2="45.112cm" svg:y2="20.652cm">
                <text:p/>
              </draw:line>
              <draw:line draw:style-name="gr33" draw:text-style-name="P7" draw:layer="Detail" svg:x1="45.228cm" svg:y1="21.302cm" svg:x2="45.228cm" svg:y2="20.652cm">
                <text:p/>
              </draw:line>
              <draw:line draw:style-name="gr33" draw:text-style-name="P7" draw:layer="Detail" svg:x1="45.345cm" svg:y1="21.302cm" svg:x2="45.345cm" svg:y2="20.652cm">
                <text:p/>
              </draw:line>
              <draw:line draw:style-name="gr33" draw:text-style-name="P7" draw:layer="Detail" svg:x1="45.462cm" svg:y1="21.302cm" svg:x2="45.462cm" svg:y2="20.652cm">
                <text:p/>
              </draw:line>
              <draw:line draw:style-name="gr33" draw:text-style-name="P7" draw:layer="Detail" svg:x1="45.578cm" svg:y1="21.302cm" svg:x2="45.578cm" svg:y2="20.652cm">
                <text:p/>
              </draw:line>
              <draw:line draw:style-name="gr33" draw:text-style-name="P7" draw:layer="Detail" svg:x1="45.695cm" svg:y1="21.302cm" svg:x2="45.695cm" svg:y2="20.652cm">
                <text:p/>
              </draw:line>
              <draw:line draw:style-name="gr33" draw:text-style-name="P7" draw:layer="Detail" svg:x1="42.895cm" svg:y1="20.452cm" svg:x2="42.895cm" svg:y2="19.802cm">
                <text:p/>
              </draw:line>
            </draw:g>
            <draw:g>
              <draw:line draw:style-name="gr33" draw:text-style-name="P7" draw:layer="Detail" svg:x1="42.62cm" svg:y1="19.802cm" svg:x2="45.97cm" svg:y2="19.802cm">
                <text:p/>
              </draw:line>
              <draw:line draw:style-name="gr33" draw:text-style-name="P7" draw:layer="Detail" svg:x1="42.62cm" svg:y1="21.302cm" svg:x2="45.97cm" svg:y2="21.302cm">
                <text:p/>
              </draw:line>
            </draw:g>
            <draw:g>
              <draw:line draw:style-name="gr33" draw:text-style-name="P7" draw:layer="Detail" svg:x1="42.72cm" svg:y1="20.452cm" svg:x2="45.87cm" svg:y2="20.452cm">
                <text:p/>
              </draw:line>
              <draw:line draw:style-name="gr33" draw:text-style-name="P7" draw:layer="Detail" svg:x1="42.72cm" svg:y1="20.652cm" svg:x2="45.87cm" svg:y2="20.652cm">
                <text:p/>
              </draw:line>
              <draw:line draw:style-name="gr33" draw:text-style-name="P7" draw:layer="Detail" svg:x1="42.72cm" svg:y1="20.452cm" svg:x2="42.72cm" svg:y2="20.652cm">
                <text:p/>
              </draw:line>
              <draw:line draw:style-name="gr33" draw:text-style-name="P7" draw:layer="Detail" svg:x1="45.87cm" svg:y1="20.452cm" svg:x2="45.87cm" svg:y2="20.652cm">
                <text:p/>
              </draw:line>
            </draw:g>
          </draw:g>
          <draw:line draw:style-name="gr33" draw:text-style-name="P7" draw:layer="Detail" svg:x1="46.97cm" svg:y1="21.402cm" svg:x2="46.97cm" svg:y2="20.702cm">
            <text:p/>
          </draw:line>
          <draw:line draw:style-name="gr33" draw:text-style-name="P7" draw:layer="Detail" svg:x1="40.37cm" svg:y1="23.402cm" svg:x2="40.37cm" svg:y2="24.171cm">
            <text:p/>
          </draw:line>
          <draw:line draw:style-name="gr33" draw:text-style-name="P7" draw:layer="Detail" svg:x1="42.82cm" svg:y1="23.402cm" svg:x2="42.82cm" svg:y2="24.171cm">
            <text:p/>
          </draw:line>
          <draw:line draw:style-name="gr33" draw:text-style-name="P7" draw:layer="Detail" svg:x1="45.47cm" svg:y1="23.402cm" svg:x2="45.47cm" svg:y2="24.171cm">
            <text:p/>
          </draw:line>
          <draw:line draw:style-name="gr33" draw:text-style-name="P7" draw:layer="Detail" svg:x1="47.02cm" svg:y1="23.402cm" svg:x2="47.02cm" svg:y2="24.171cm">
            <text:p/>
          </draw:line>
          <draw:line draw:style-name="gr33" draw:text-style-name="P7" draw:layer="Detail" svg:x1="40.07cm" svg:y1="23.452cm" svg:x2="48.67cm" svg:y2="23.452cm">
            <text:p/>
          </draw:line>
          <draw:line draw:style-name="gr33" draw:text-style-name="P7" draw:layer="Detail" svg:x1="41.62cm" svg:y1="21.402cm" svg:x2="41.62cm" svg:y2="20.702cm">
            <text:p/>
          </draw:line>
          <draw:line draw:style-name="gr33" draw:text-style-name="P7" draw:layer="Detail" svg:x1="48.32cm" svg:y1="20.152cm" svg:x2="48.67cm" svg:y2="20.152cm">
            <text:p/>
          </draw:line>
          <draw:line draw:style-name="gr33" draw:text-style-name="P7" draw:layer="Detail" svg:x1="48.32cm" svg:y1="20.952cm" svg:x2="48.67cm" svg:y2="20.952cm">
            <text:p/>
          </draw:line>
          <draw:line draw:style-name="gr33" draw:text-style-name="P7" draw:layer="Detail" svg:x1="40.479cm" svg:y1="17.961cm" svg:x2="40.063cm" svg:y2="17.961cm">
            <text:p/>
          </draw:line>
          <draw:line draw:style-name="gr33" draw:text-style-name="P7" draw:layer="Detail" svg:x1="40.063cm" svg:y1="17.247cm" svg:x2="40.063cm" svg:y2="17.962cm">
            <text:p/>
          </draw:line>
          <draw:line draw:style-name="gr33" draw:text-style-name="P7" draw:layer="Detail" svg:x1="42.949cm" svg:y1="17.247cm" svg:x2="42.949cm" svg:y2="17.962cm">
            <text:p/>
          </draw:line>
          <draw:line draw:style-name="gr33" draw:text-style-name="P7" draw:layer="Detail" svg:x1="41.896cm" svg:y1="17.961cm" svg:x2="41.116cm" svg:y2="17.961cm">
            <text:p/>
          </draw:line>
          <draw:line draw:style-name="gr33" draw:text-style-name="P7" draw:layer="Detail" svg:x1="43.339cm" svg:y1="17.961cm" svg:x2="42.559cm" svg:y2="17.961cm">
            <text:p/>
          </draw:line>
          <draw:line draw:style-name="gr33" draw:text-style-name="P7" draw:layer="Detail" svg:x1="41.532cm" svg:y1="16.869cm" svg:x2="41.532cm" svg:y2="17.962cm">
            <text:p/>
          </draw:line>
          <draw:line draw:style-name="gr33" draw:text-style-name="P7" draw:layer="Detail" svg:x1="45.796cm" svg:y1="17.247cm" svg:x2="45.796cm" svg:y2="17.962cm">
            <text:p/>
          </draw:line>
          <draw:line draw:style-name="gr33" draw:text-style-name="P7" draw:layer="Detail" svg:x1="44.782cm" svg:y1="17.961cm" svg:x2="44.002cm" svg:y2="17.961cm">
            <text:p/>
          </draw:line>
          <draw:line draw:style-name="gr33" draw:text-style-name="P7" draw:layer="Detail" svg:x1="46.225cm" svg:y1="17.961cm" svg:x2="45.445cm" svg:y2="17.961cm">
            <text:p/>
          </draw:line>
          <draw:line draw:style-name="gr33" draw:text-style-name="P7" draw:layer="Detail" svg:x1="44.366cm" svg:y1="16.869cm" svg:x2="44.366cm" svg:y2="17.962cm">
            <text:p/>
          </draw:line>
          <draw:line draw:style-name="gr33" draw:text-style-name="P7" draw:layer="Detail" svg:x1="47.616cm" svg:y1="17.961cm" svg:x2="46.836cm" svg:y2="17.961cm">
            <text:p/>
          </draw:line>
          <draw:line draw:style-name="gr33" draw:text-style-name="P7" draw:layer="Detail" svg:x1="47.226cm" svg:y1="16.869cm" svg:x2="47.226cm" svg:y2="17.962cm">
            <text:p/>
          </draw:line>
          <draw:line draw:style-name="gr33" draw:text-style-name="P7" draw:layer="Detail" svg:x1="48.695cm" svg:y1="17.962cm" svg:x2="48.279cm" svg:y2="17.962cm">
            <text:p/>
          </draw:line>
          <draw:line draw:style-name="gr33" draw:text-style-name="P7" draw:layer="Detail" svg:x1="48.695cm" svg:y1="17.248cm" svg:x2="48.695cm" svg:y2="17.963cm">
            <text:p/>
          </draw:line>
          <draw:g>
            <draw:line draw:style-name="gr33" draw:text-style-name="P7" draw:layer="Detail" svg:x1="40.31cm" svg:y1="16.778cm" svg:x2="40.31cm" svg:y2="17.805cm">
              <text:p/>
            </draw:line>
            <draw:line draw:style-name="gr33" draw:text-style-name="P7" draw:layer="Detail" svg:x1="41.298cm" svg:y1="16.778cm" svg:x2="40.31cm" svg:y2="16.778cm">
              <text:p/>
            </draw:line>
            <draw:line draw:style-name="gr33" draw:text-style-name="P7" draw:layer="Detail" svg:x1="41.298cm" svg:y1="16.779cm" svg:x2="41.298cm" svg:y2="17.806cm">
              <text:p/>
            </draw:line>
            <draw:line draw:style-name="gr33" draw:text-style-name="P7" draw:layer="Detail" svg:x1="41.298cm" svg:y1="16.778cm" svg:x2="40.31cm" svg:y2="17.805cm">
              <text:p/>
            </draw:line>
            <draw:line draw:style-name="gr33" draw:text-style-name="P7" draw:layer="Detail" svg:x1="41.298cm" svg:y1="17.805cm" svg:x2="40.31cm" svg:y2="17.805cm">
              <text:p/>
            </draw:line>
            <draw:line draw:style-name="gr33" draw:text-style-name="P7" draw:layer="Detail" svg:x1="41.298cm" svg:y1="17.805cm" svg:x2="40.31cm" svg:y2="16.778cm">
              <text:p/>
            </draw:line>
          </draw:g>
          <draw:g>
            <draw:line draw:style-name="gr33" draw:text-style-name="P7" draw:layer="Detail" svg:x1="41.753cm" svg:y1="16.778cm" svg:x2="41.753cm" svg:y2="17.805cm">
              <text:p/>
            </draw:line>
            <draw:line draw:style-name="gr33" draw:text-style-name="P7" draw:layer="Detail" svg:x1="42.741cm" svg:y1="16.778cm" svg:x2="41.753cm" svg:y2="16.778cm">
              <text:p/>
            </draw:line>
            <draw:line draw:style-name="gr33" draw:text-style-name="P7" draw:layer="Detail" svg:x1="42.741cm" svg:y1="16.779cm" svg:x2="42.741cm" svg:y2="17.806cm">
              <text:p/>
            </draw:line>
            <draw:line draw:style-name="gr33" draw:text-style-name="P7" draw:layer="Detail" svg:x1="42.741cm" svg:y1="16.778cm" svg:x2="41.753cm" svg:y2="17.805cm">
              <text:p/>
            </draw:line>
            <draw:line draw:style-name="gr33" draw:text-style-name="P7" draw:layer="Detail" svg:x1="42.741cm" svg:y1="17.805cm" svg:x2="41.753cm" svg:y2="17.805cm">
              <text:p/>
            </draw:line>
            <draw:line draw:style-name="gr33" draw:text-style-name="P7" draw:layer="Detail" svg:x1="42.741cm" svg:y1="17.805cm" svg:x2="41.753cm" svg:y2="16.778cm">
              <text:p/>
            </draw:line>
          </draw:g>
          <draw:g>
            <draw:line draw:style-name="gr33" draw:text-style-name="P7" draw:layer="Detail" svg:x1="43.17cm" svg:y1="16.778cm" svg:x2="43.17cm" svg:y2="17.805cm">
              <text:p/>
            </draw:line>
            <draw:line draw:style-name="gr33" draw:text-style-name="P7" draw:layer="Detail" svg:x1="44.158cm" svg:y1="16.778cm" svg:x2="43.17cm" svg:y2="16.778cm">
              <text:p/>
            </draw:line>
            <draw:line draw:style-name="gr33" draw:text-style-name="P7" draw:layer="Detail" svg:x1="44.158cm" svg:y1="16.779cm" svg:x2="44.158cm" svg:y2="17.806cm">
              <text:p/>
            </draw:line>
            <draw:line draw:style-name="gr33" draw:text-style-name="P7" draw:layer="Detail" svg:x1="44.158cm" svg:y1="16.778cm" svg:x2="43.17cm" svg:y2="17.805cm">
              <text:p/>
            </draw:line>
            <draw:line draw:style-name="gr33" draw:text-style-name="P7" draw:layer="Detail" svg:x1="44.158cm" svg:y1="17.805cm" svg:x2="43.17cm" svg:y2="17.805cm">
              <text:p/>
            </draw:line>
            <draw:line draw:style-name="gr33" draw:text-style-name="P7" draw:layer="Detail" svg:x1="44.158cm" svg:y1="17.805cm" svg:x2="43.17cm" svg:y2="16.778cm">
              <text:p/>
            </draw:line>
          </draw:g>
          <draw:g>
            <draw:line draw:style-name="gr33" draw:text-style-name="P7" draw:layer="Detail" svg:x1="44.6cm" svg:y1="16.778cm" svg:x2="44.6cm" svg:y2="17.805cm">
              <text:p/>
            </draw:line>
            <draw:line draw:style-name="gr33" draw:text-style-name="P7" draw:layer="Detail" svg:x1="45.588cm" svg:y1="16.778cm" svg:x2="44.6cm" svg:y2="16.778cm">
              <text:p/>
            </draw:line>
            <draw:line draw:style-name="gr33" draw:text-style-name="P7" draw:layer="Detail" svg:x1="45.588cm" svg:y1="16.779cm" svg:x2="45.588cm" svg:y2="17.806cm">
              <text:p/>
            </draw:line>
            <draw:line draw:style-name="gr33" draw:text-style-name="P7" draw:layer="Detail" svg:x1="45.588cm" svg:y1="16.778cm" svg:x2="44.6cm" svg:y2="17.805cm">
              <text:p/>
            </draw:line>
            <draw:line draw:style-name="gr33" draw:text-style-name="P7" draw:layer="Detail" svg:x1="45.588cm" svg:y1="17.805cm" svg:x2="44.6cm" svg:y2="17.805cm">
              <text:p/>
            </draw:line>
            <draw:line draw:style-name="gr33" draw:text-style-name="P7" draw:layer="Detail" svg:x1="45.588cm" svg:y1="17.805cm" svg:x2="44.6cm" svg:y2="16.778cm">
              <text:p/>
            </draw:line>
          </draw:g>
          <draw:g>
            <draw:line draw:style-name="gr33" draw:text-style-name="P7" draw:layer="Detail" svg:x1="46.017cm" svg:y1="16.778cm" svg:x2="46.017cm" svg:y2="17.805cm">
              <text:p/>
            </draw:line>
            <draw:line draw:style-name="gr33" draw:text-style-name="P7" draw:layer="Detail" svg:x1="47.005cm" svg:y1="16.778cm" svg:x2="46.017cm" svg:y2="16.778cm">
              <text:p/>
            </draw:line>
            <draw:line draw:style-name="gr33" draw:text-style-name="P7" draw:layer="Detail" svg:x1="47.005cm" svg:y1="16.779cm" svg:x2="47.005cm" svg:y2="17.806cm">
              <text:p/>
            </draw:line>
            <draw:line draw:style-name="gr33" draw:text-style-name="P7" draw:layer="Detail" svg:x1="47.005cm" svg:y1="16.778cm" svg:x2="46.017cm" svg:y2="17.805cm">
              <text:p/>
            </draw:line>
            <draw:line draw:style-name="gr33" draw:text-style-name="P7" draw:layer="Detail" svg:x1="47.005cm" svg:y1="17.805cm" svg:x2="46.017cm" svg:y2="17.805cm">
              <text:p/>
            </draw:line>
            <draw:line draw:style-name="gr33" draw:text-style-name="P7" draw:layer="Detail" svg:x1="47.005cm" svg:y1="17.805cm" svg:x2="46.017cm" svg:y2="16.778cm">
              <text:p/>
            </draw:line>
          </draw:g>
          <draw:g>
            <draw:line draw:style-name="gr33" draw:text-style-name="P7" draw:layer="Detail" svg:x1="47.447cm" svg:y1="16.778cm" svg:x2="47.447cm" svg:y2="17.805cm">
              <text:p/>
            </draw:line>
            <draw:line draw:style-name="gr33" draw:text-style-name="P7" draw:layer="Detail" svg:x1="48.435cm" svg:y1="16.778cm" svg:x2="47.447cm" svg:y2="16.778cm">
              <text:p/>
            </draw:line>
            <draw:line draw:style-name="gr33" draw:text-style-name="P7" draw:layer="Detail" svg:x1="48.435cm" svg:y1="16.779cm" svg:x2="48.435cm" svg:y2="17.806cm">
              <text:p/>
            </draw:line>
            <draw:line draw:style-name="gr33" draw:text-style-name="P7" draw:layer="Detail" svg:x1="48.435cm" svg:y1="16.778cm" svg:x2="47.447cm" svg:y2="17.805cm">
              <text:p/>
            </draw:line>
            <draw:line draw:style-name="gr33" draw:text-style-name="P7" draw:layer="Detail" svg:x1="48.435cm" svg:y1="17.805cm" svg:x2="47.447cm" svg:y2="17.805cm">
              <text:p/>
            </draw:line>
            <draw:line draw:style-name="gr33" draw:text-style-name="P7" draw:layer="Detail" svg:x1="48.435cm" svg:y1="17.805cm" svg:x2="47.447cm" svg:y2="16.778cm">
              <text:p/>
            </draw:line>
          </draw:g>
          <draw:g>
            <draw:line draw:style-name="gr34" draw:text-style-name="P7" draw:layer="Door" svg:x1="40.426cm" svg:y1="20.163cm" svg:x2="40.602cm" svg:y2="19.844cm">
              <text:p/>
            </draw:line>
            <draw:path draw:style-name="gr34" draw:text-style-name="P7" draw:layer="Door" svg:width="0.125cm" svg:height="0.133cm" draw:transform="rotate (0.529707427980279) translate (40.426cm 19.792cm)" svg:viewBox="0 0 126 134" svg:d="M0 0c102 45 126 134 126 134">
              <text:p/>
            </draw:path>
          </draw:g>
          <draw:g>
            <draw:line draw:style-name="gr34" draw:text-style-name="P7" draw:layer="Door" svg:x1="40.426cm" svg:y1="20.162cm" svg:x2="40.602cm" svg:y2="20.524cm">
              <text:p/>
            </draw:line>
            <draw:path draw:style-name="gr34" draw:text-style-name="P7" draw:layer="Door" svg:width="0.13cm" svg:height="0.146cm" draw:transform="skewX (-0.118158790360016) rotate (2.5551620249197) translate (40.5354070173172cm 20.6554217519992cm)" svg:viewBox="0 0 131 147" svg:d="M131 0c-106 49-131 147-131 147">
              <text:p/>
            </draw:path>
          </draw:g>
          <draw:g>
            <draw:line draw:style-name="gr34" draw:text-style-name="P7" draw:layer="Door" svg:x1="40.426cm" svg:y1="21.007cm" svg:x2="40.602cm" svg:y2="20.645cm">
              <text:p/>
            </draw:line>
            <draw:path draw:style-name="gr34" draw:text-style-name="P7" draw:layer="Door" svg:width="0.13cm" svg:height="0.145cm" draw:transform="skewX (0.114319066005629) rotate (0.583289036016505) translate (40.426cm 20.5862680965147cm)" svg:viewBox="0 0 131 146" svg:d="M0 0c106 49 131 146 131 146">
              <text:p/>
            </draw:path>
          </draw:g>
          <draw:g>
            <draw:line draw:style-name="gr34" draw:text-style-name="P7" draw:layer="Door" svg:x1="40.426cm" svg:y1="21.378cm" svg:x2="40.602cm" svg:y2="21.059cm">
              <text:p/>
            </draw:line>
            <draw:path draw:style-name="gr34" draw:text-style-name="P7" draw:layer="Door" svg:width="0.125cm" svg:height="0.133cm" draw:transform="rotate (0.529707427980279) translate (40.426cm 21.007cm)" svg:viewBox="0 0 126 134" svg:d="M0 0c102 45 126 134 126 134">
              <text:p/>
            </draw:path>
          </draw:g>
          <draw:g>
            <draw:line draw:style-name="gr34" draw:text-style-name="P7" draw:layer="Door" svg:x1="40.426cm" svg:y1="22.002cm" svg:x2="40.55cm" svg:y2="21.78cm">
              <text:p/>
            </draw:line>
            <draw:path draw:style-name="gr34" draw:text-style-name="P7" draw:layer="Door" svg:width="0.086cm" svg:height="0.093cm" draw:transform="skewX (-0.0256563400043167) rotate (0.525169571925094) translate (40.426cm 21.7433941018767cm)" svg:viewBox="0 0 87 94" svg:d="M0 0c71 31 87 94 87 94">
              <text:p/>
            </draw:path>
          </draw:g>
          <draw:g>
            <draw:line draw:style-name="gr34" draw:text-style-name="P7" draw:layer="Door" svg:x1="40.426cm" svg:y1="21.482cm" svg:x2="40.55cm" svg:y2="21.704cm">
              <text:p/>
            </draw:line>
            <draw:path draw:style-name="gr34" draw:text-style-name="P7" draw:layer="Door" svg:width="0.086cm" svg:height="0.093cm" draw:transform="skewX (0.0263544717051145) rotate (2.6164230816647) translate (40.500974249406cm 21.7840494695661cm)" svg:viewBox="0 0 87 94" svg:d="M87 0c-72 31-87 94-87 94">
              <text:p/>
            </draw:path>
          </draw:g>
          <draw:g>
            <draw:line draw:style-name="gr34" draw:text-style-name="P7" draw:layer="Door" svg:x1="48.326cm" svg:y1="20.163cm" svg:x2="48.15cm" svg:y2="19.844cm">
              <text:p/>
            </draw:line>
            <draw:path draw:style-name="gr34" draw:text-style-name="P7" draw:layer="Door" svg:width="0.125cm" svg:height="0.133cm" draw:transform="rotate (-0.52970742798028) translate (48.2176081453293cm 19.7285339602805cm)" svg:viewBox="0 0 126 134" svg:d="M126 0c-103 45-126 134-126 134">
              <text:p/>
            </draw:path>
          </draw:g>
          <draw:g>
            <draw:line draw:style-name="gr34" draw:text-style-name="P7" draw:layer="Door" svg:x1="48.326cm" svg:y1="20.162cm" svg:x2="48.15cm" svg:y2="20.524cm">
              <text:p/>
            </draw:line>
            <draw:path draw:style-name="gr34" draw:text-style-name="P7" draw:layer="Door" svg:width="0.13cm" svg:height="0.145cm" draw:transform="skewX (0.114319066005629) rotate (-2.55830361757329) translate (48.326cm 20.5827319034853cm)" svg:viewBox="0 0 131 146" svg:d="M0 0c106 49 131 146 131 146">
              <text:p/>
            </draw:path>
          </draw:g>
          <draw:g>
            <draw:line draw:style-name="gr34" draw:text-style-name="P7" draw:layer="Door" svg:x1="48.326cm" svg:y1="21.007cm" svg:x2="48.15cm" svg:y2="20.645cm">
              <text:p/>
            </draw:line>
            <draw:path draw:style-name="gr34" draw:text-style-name="P7" draw:layer="Door" svg:width="0.13cm" svg:height="0.145cm" draw:transform="skewX (-0.114319066005629) rotate (-0.583289036016505) translate (48.2164917875155cm 20.5140058766199cm)" svg:viewBox="0 0 131 146" svg:d="M131 0c-106 49-131 146-131 146">
              <text:p/>
            </draw:path>
          </draw:g>
          <draw:g>
            <draw:line draw:style-name="gr34" draw:text-style-name="P7" draw:layer="Door" svg:x1="48.326cm" svg:y1="22.002cm" svg:x2="48.202cm" svg:y2="21.78cm">
              <text:p/>
            </draw:line>
            <draw:path draw:style-name="gr34" draw:text-style-name="P7" draw:layer="Door" svg:width="0.086cm" svg:height="0.093cm" draw:transform="skewX (0.0263544717051144) rotate (-0.525169571925094) translate (48.251025750594cm 21.6999505304339cm)" svg:viewBox="0 0 87 94" svg:d="M87 0c-72 31-87 94-87 94">
              <text:p/>
            </draw:path>
          </draw:g>
          <draw:g>
            <draw:line draw:style-name="gr34" draw:text-style-name="P7" draw:layer="Door" svg:x1="48.326cm" svg:y1="21.482cm" svg:x2="48.202cm" svg:y2="21.704cm">
              <text:p/>
            </draw:line>
            <draw:path draw:style-name="gr34" draw:text-style-name="P7" draw:layer="Door" svg:width="0.086cm" svg:height="0.093cm" draw:transform="skewX (-0.0256563400043166) rotate (-2.6164230816647) translate (48.326cm 21.7406058981233cm)" svg:viewBox="0 0 87 94" svg:d="M0 0c71 31 87 94 87 94">
              <text:p/>
            </draw:path>
          </draw:g>
          <draw:g>
            <draw:line draw:style-name="gr34" draw:text-style-name="P7" draw:layer="Door" svg:x1="48.326cm" svg:y1="21.006cm" svg:x2="48.15cm" svg:y2="21.279cm">
              <text:p/>
            </draw:line>
            <draw:path draw:style-name="gr34" draw:text-style-name="P7" draw:layer="Door" svg:width="0.122cm" svg:height="0.117cm" draw:transform="skewX (-0.124441975667196) rotate (-2.6778586713349) translate (48.326cm 21.3232895442359cm)" svg:viewBox="0 0 123 118" svg:d="M0 0c99 40 123 118 123 118">
              <text:p/>
            </draw:path>
          </draw:g>
          <draw:g>
            <draw:line draw:style-name="gr34" draw:text-style-name="P7" draw:layer="Door" svg:x1="41.551cm" svg:y1="22.912cm" svg:x2="41.551cm" svg:y2="22.613cm">
              <text:p/>
            </draw:line>
            <draw:path draw:style-name="gr34" draw:text-style-name="P7" draw:layer="Door" svg:width="0.336cm" svg:height="0.255cm" draw:transform="rotate (-1.70640840967486) translate (41.8500000017224cm 22.613000000235cm)" svg:viewBox="0 0 337 256" svg:d="M0 0c289 0 337 256 337 256">
              <text:p/>
            </draw:path>
          </draw:g>
          <draw:g>
            <draw:line draw:style-name="gr34" draw:text-style-name="P7" draw:layer="Door" svg:x1="41.98cm" svg:y1="22.912cm" svg:x2="41.98cm" svg:y2="22.613cm">
              <text:p/>
            </draw:line>
            <draw:path draw:style-name="gr34" draw:text-style-name="P7" draw:layer="Door" svg:width="0.336cm" svg:height="0.255cm" draw:transform="rotate (-1.70640840967486) translate (42.2790000017224cm 22.613000000235cm)" svg:viewBox="0 0 337 256" svg:d="M0 0c289 0 337 256 337 256">
              <text:p/>
            </draw:path>
          </draw:g>
          <draw:g>
            <draw:line draw:style-name="gr34" draw:text-style-name="P7" draw:layer="Door" svg:x1="42.435cm" svg:y1="22.912cm" svg:x2="42.435cm" svg:y2="22.613cm">
              <text:p/>
            </draw:line>
            <draw:path draw:style-name="gr34" draw:text-style-name="P7" draw:layer="Door" svg:width="0.336cm" svg:height="0.255cm" draw:transform="rotate (-1.70640840967486) translate (42.7340000017224cm 22.613000000235cm)" svg:viewBox="0 0 337 256" svg:d="M0 0c289 0 337 256 337 256">
              <text:p/>
            </draw:path>
          </draw:g>
          <draw:g>
            <draw:line draw:style-name="gr34" draw:text-style-name="P7" draw:layer="Door" svg:x1="42.838cm" svg:y1="22.912cm" svg:x2="42.838cm" svg:y2="22.613cm">
              <text:p/>
            </draw:line>
            <draw:path draw:style-name="gr34" draw:text-style-name="P7" draw:layer="Door" svg:width="0.336cm" svg:height="0.255cm" draw:transform="rotate (-1.70640840967486) translate (43.1370000017224cm 22.613000000235cm)" svg:viewBox="0 0 337 256" svg:d="M0 0c289 0 337 256 337 256">
              <text:p/>
            </draw:path>
          </draw:g>
          <draw:g>
            <draw:line draw:style-name="gr34" draw:text-style-name="P7" draw:layer="Door" svg:x1="43.28cm" svg:y1="22.912cm" svg:x2="43.28cm" svg:y2="22.613cm">
              <text:p/>
            </draw:line>
            <draw:path draw:style-name="gr34" draw:text-style-name="P7" draw:layer="Door" svg:width="0.336cm" svg:height="0.255cm" draw:transform="rotate (-1.70640840967486) translate (43.5790000017224cm 22.613000000235cm)" svg:viewBox="0 0 337 256" svg:d="M0 0c289 0 337 256 337 256">
              <text:p/>
            </draw:path>
          </draw:g>
          <draw:g>
            <draw:line draw:style-name="gr34" draw:text-style-name="P7" draw:layer="Door" svg:x1="43.735cm" svg:y1="22.912cm" svg:x2="43.735cm" svg:y2="22.613cm">
              <text:p/>
            </draw:line>
            <draw:path draw:style-name="gr34" draw:text-style-name="P7" draw:layer="Door" svg:width="0.336cm" svg:height="0.255cm" draw:transform="rotate (-1.70640840967486) translate (44.0340000017224cm 22.613000000235cm)" svg:viewBox="0 0 337 256" svg:d="M0 0c289 0 337 256 337 256">
              <text:p/>
            </draw:path>
          </draw:g>
          <draw:g>
            <draw:line draw:style-name="gr34" draw:text-style-name="P7" draw:layer="Door" svg:x1="44.164cm" svg:y1="22.912cm" svg:x2="44.164cm" svg:y2="22.613cm">
              <text:p/>
            </draw:line>
            <draw:path draw:style-name="gr34" draw:text-style-name="P7" draw:layer="Door" svg:width="0.336cm" svg:height="0.255cm" draw:transform="rotate (-1.70640840967486) translate (44.4630000017224cm 22.613000000235cm)" svg:viewBox="0 0 337 256" svg:d="M0 0c289 0 337 256 337 256">
              <text:p/>
            </draw:path>
          </draw:g>
          <draw:g>
            <draw:line draw:style-name="gr34" draw:text-style-name="P7" draw:layer="Door" svg:x1="45.23cm" svg:y1="22.194cm" svg:x2="45.575cm" svg:y2="22.194cm">
              <text:p/>
            </draw:line>
            <draw:path draw:style-name="gr34" draw:text-style-name="P7" draw:layer="Door" svg:width="0.386cm" svg:height="0.256cm" draw:transform="skewX (0.0368264472170804) rotate (3.02517919248177) translate (45.5747181071816cm 22.4929963449157cm)" svg:viewBox="0 0 387 257" svg:d="M0 0c332 0 387 257 387 257">
              <text:p/>
            </draw:path>
          </draw:g>
          <draw:g>
            <draw:line draw:style-name="gr34" draw:text-style-name="P7" draw:layer="Door" svg:x1="44.87cm" svg:y1="22.192cm" svg:x2="44.525cm" svg:y2="22.192cm">
              <text:p/>
            </draw:line>
            <draw:path draw:style-name="gr34" draw:text-style-name="P7" draw:layer="Door" svg:width="0.386cm" svg:height="0.256cm" draw:transform="skewX (-0.0368264472170803) rotate (-3.02552825833217) translate (44.9094539740021cm 22.4462063425846cm)" svg:viewBox="0 0 387 257" svg:d="M387 0c-333 1-387 257-387 257">
              <text:p/>
            </draw:path>
          </draw:g>
          <draw:g>
            <draw:line draw:style-name="gr34" draw:text-style-name="P7" draw:layer="Door" svg:x1="45.931cm" svg:y1="22.91cm" svg:x2="45.931cm" svg:y2="22.611cm">
              <text:p/>
            </draw:line>
            <draw:path draw:style-name="gr34" draw:text-style-name="P7" draw:layer="Door" svg:width="0.335cm" svg:height="0.255cm" draw:transform="rotate (1.70518667919846) translate (45.6770683766313cm 22.9443329024973cm)" svg:viewBox="0 0 336 256" svg:d="M336 0c-288 0-336 256-336 256">
              <text:p/>
            </draw:path>
          </draw:g>
          <draw:g>
            <draw:line draw:style-name="gr34" draw:text-style-name="P7" draw:layer="Door" svg:x1="46.361cm" svg:y1="22.91cm" svg:x2="46.361cm" svg:y2="22.611cm">
              <text:p/>
            </draw:line>
            <draw:path draw:style-name="gr34" draw:text-style-name="P7" draw:layer="Door" svg:width="0.335cm" svg:height="0.255cm" draw:transform="rotate (1.70518667919846) translate (46.1070683766313cm 22.9443329024973cm)" svg:viewBox="0 0 336 256" svg:d="M336 0c-288 0-336 256-336 256">
              <text:p/>
            </draw:path>
          </draw:g>
          <draw:g>
            <draw:line draw:style-name="gr34" draw:text-style-name="P7" draw:layer="Door" svg:x1="46.803cm" svg:y1="22.91cm" svg:x2="46.803cm" svg:y2="22.611cm">
              <text:p/>
            </draw:line>
            <draw:path draw:style-name="gr34" draw:text-style-name="P7" draw:layer="Door" svg:width="0.335cm" svg:height="0.255cm" draw:transform="rotate (1.70518667919846) translate (46.5490683766313cm 22.9443329024973cm)" svg:viewBox="0 0 336 256" svg:d="M336 0c-288 0-336 256-336 256">
              <text:p/>
            </draw:path>
          </draw:g>
          <draw:g>
            <draw:line draw:style-name="gr34" draw:text-style-name="P7" draw:layer="Door" svg:x1="47.245cm" svg:y1="22.91cm" svg:x2="47.245cm" svg:y2="22.611cm">
              <text:p/>
            </draw:line>
            <draw:path draw:style-name="gr34" draw:text-style-name="P7" draw:layer="Door" svg:width="0.335cm" svg:height="0.255cm" draw:transform="rotate (1.70518667919846) translate (46.9910683766313cm 22.9443329024973cm)" svg:viewBox="0 0 336 256" svg:d="M336 0c-288 0-336 256-336 256">
              <text:p/>
            </draw:path>
          </draw:g>
          <draw:g>
            <draw:line draw:style-name="gr34" draw:text-style-name="P7" draw:layer="Door" svg:x1="47.05cm" svg:y1="21.534cm" svg:x2="47.476cm" svg:y2="21.534cm">
              <text:p/>
            </draw:line>
            <draw:path draw:style-name="gr34" draw:text-style-name="P7" draw:layer="Door" svg:width="0.479cm" svg:height="0.367cm" draw:transform="rotate (3.00737683411143) translate (47.476cm 21.963cm)" svg:viewBox="0 0 480 368" svg:d="M0 0c411 1 480 368 480 368">
              <text:p/>
            </draw:path>
          </draw:g>
          <draw:g>
            <draw:line draw:style-name="gr34" draw:text-style-name="P7" draw:layer="Door" svg:x1="41.702cm" svg:y1="21.525cm" svg:x2="41.276cm" svg:y2="21.525cm">
              <text:p/>
            </draw:line>
            <draw:path draw:style-name="gr34" draw:text-style-name="P7" draw:layer="Door" svg:width="0.479cm" svg:height="0.367cm" draw:transform="rotate (-3.00737683411143) translate (41.7515059468877cm 21.8898223027152cm)" svg:viewBox="0 0 480 368" svg:d="M480 0c-412 1-480 368-480 368">
              <text:p/>
            </draw:path>
          </draw:g>
          <draw:g>
            <draw:line draw:style-name="gr34" draw:text-style-name="P7" draw:layer="Door" svg:x1="41.173cm" svg:y1="22.489cm" svg:x2="41.173cm" svg:y2="22.063cm">
              <text:p/>
            </draw:line>
            <draw:path draw:style-name="gr34" draw:text-style-name="P7" draw:layer="Door" svg:width="0.479cm" svg:height="0.367cm" draw:transform="rotate (1.70501214627326) translate (40.8082380460424cm 22.5386421428719cm)" svg:viewBox="0 0 480 368" svg:d="M480 0c-412 1-480 368-480 368">
              <text:p/>
            </draw:path>
          </draw:g>
          <draw:g>
            <draw:line draw:style-name="gr34" draw:text-style-name="P7" draw:layer="Door" svg:x1="42.201cm" svg:y1="21.261cm" svg:x2="41.626cm" svg:y2="21.261cm">
              <text:p/>
            </draw:line>
            <draw:path draw:style-name="gr34" draw:text-style-name="P7" draw:layer="Door" svg:width="0.645cm" svg:height="0.435cm" draw:transform="skewX (0.0354301838154849) rotate (-0.116937059883621) translate (41.6263297428972cm 20.754005039522cm)" svg:viewBox="0 0 646 436" svg:d="M0 0c554 2 646 436 646 436">
              <text:p/>
            </draw:path>
          </draw:g>
          <draw:g>
            <draw:line draw:style-name="gr34" draw:text-style-name="P7" draw:layer="Door" svg:x1="46.4cm" svg:y1="21.261cm" svg:x2="46.975cm" svg:y2="21.261cm">
              <text:p/>
            </draw:line>
            <draw:path draw:style-name="gr34" draw:text-style-name="P7" draw:layer="Door" svg:width="0.645cm" svg:height="0.436cm" draw:transform="skewX (-0.0354301838154849) rotate (0.116762526958421) translate (46.3334433617286cm 20.8292184301971cm)" svg:viewBox="0 0 646 437" svg:d="M646 0c-554 2-646 437-646 437">
              <text:p/>
            </draw:path>
          </draw:g>
          <draw:g>
            <draw:line draw:style-name="gr34" draw:text-style-name="P7" draw:layer="Door" svg:x1="50.482cm" svg:y1="23.692cm" svg:x2="50.482cm" svg:y2="24.183cm">
              <text:p/>
            </draw:line>
            <draw:path draw:style-name="gr34" draw:text-style-name="P7" draw:layer="Door" svg:width="0.549cm" svg:height="0.368cm" draw:transform="skewX (0.0349065850398866) rotate (1.45420833276168) translate (50.053cm 24.183cm)" svg:viewBox="0 0 550 369" svg:d="M0 0c473 1 550 369 550 369">
              <text:p/>
            </draw:path>
          </draw:g>
          <draw:g>
            <draw:line draw:style-name="gr34" draw:text-style-name="P7" draw:layer="Door" svg:x1="52.588cm" svg:y1="23.692cm" svg:x2="52.588cm" svg:y2="24.183cm">
              <text:p/>
            </draw:line>
            <draw:path draw:style-name="gr34" draw:text-style-name="P7" draw:layer="Door" svg:width="0.549cm" svg:height="0.368cm" draw:transform="skewX (0.0349065850398866) rotate (1.45420833276168) translate (52.159cm 24.183cm)" svg:viewBox="0 0 550 369" svg:d="M0 0c473 1 550 369 550 369">
              <text:p/>
            </draw:path>
          </draw:g>
          <draw:g>
            <draw:line draw:style-name="gr34" draw:text-style-name="P7" draw:layer="Door" svg:x1="50.871cm" svg:y1="23.692cm" svg:x2="50.871cm" svg:y2="24.183cm">
              <text:p/>
            </draw:line>
            <draw:path draw:style-name="gr34" draw:text-style-name="P7" draw:layer="Door" svg:width="0.549cm" svg:height="0.368cm" draw:transform="skewX (-0.0345575191894877) rotate (-1.45403379983648) translate (51.2358813751707cm 23.6363608129365cm)" svg:viewBox="0 0 550 369" svg:d="M550 0c-473 1-550 369-550 369">
              <text:p/>
            </draw:path>
          </draw:g>
          <draw:g>
            <draw:line draw:style-name="gr34" draw:text-style-name="P7" draw:layer="Door" svg:x1="49.689cm" svg:y1="19.701cm" svg:x2="50.261cm" svg:y2="19.701cm">
              <text:p/>
            </draw:line>
            <draw:line draw:style-name="gr34" draw:text-style-name="P7" draw:layer="Door" svg:x1="51.223cm" svg:y1="19.701cm" svg:x2="51.795cm" svg:y2="19.701cm">
              <text:p/>
            </draw:line>
          </draw:g>
          <draw:g>
            <draw:line draw:style-name="gr34" draw:text-style-name="P7" draw:layer="Door" svg:x1="33.881cm" svg:y1="25.72cm" svg:x2="33.881cm" svg:y2="25.216cm">
              <text:p/>
            </draw:line>
            <draw:path draw:style-name="gr34" draw:text-style-name="P7" draw:layer="Door" svg:width="0.565cm" svg:height="0.368cm" draw:transform="skewX (0.0441568300754565) rotate (-1.68459179402493) translate (34.3097682644203cm 25.2156094979388cm)" svg:viewBox="0 0 566 369" svg:d="M0 0c485 1 566 369 566 369">
              <text:p/>
            </draw:path>
          </draw:g>
          <draw:g>
            <draw:line draw:style-name="gr34" draw:text-style-name="P7" draw:layer="Door" svg:x1="34.245cm" svg:y1="26.851cm" svg:x2="33.741cm" svg:y2="26.851cm">
              <text:p/>
            </draw:line>
            <draw:path draw:style-name="gr34" draw:text-style-name="P7" draw:layer="Door" svg:width="0.565cm" svg:height="0.368cm" draw:transform="skewX (0.0441568300754565) rotate (-0.113795467230031) translate (33.7406094979388cm 26.4222317355797cm)" svg:viewBox="0 0 566 369" svg:d="M0 0c485 1 566 369 566 369">
              <text:p/>
            </draw:path>
          </draw:g>
          <draw:g>
            <draw:line draw:style-name="gr34" draw:text-style-name="P7" draw:layer="Door" svg:x1="34.375cm" svg:y1="24.043cm" svg:x2="34.819cm" svg:y2="24.043cm">
              <text:p/>
            </draw:line>
            <draw:path draw:style-name="gr34" draw:text-style-name="P7" draw:layer="Door" svg:width="0.498cm" svg:height="0.367cm" draw:transform="skewX (-0.00802851455917389) rotate (0.129852496348378) translate (34.3247771360139cm 23.6788158868682cm)" svg:viewBox="0 0 499 368" svg:d="M499 0c-429 0-499 368-499 368">
              <text:p/>
            </draw:path>
          </draw:g>
          <draw:g>
            <draw:line draw:style-name="gr34" draw:text-style-name="P7" draw:layer="Door" svg:x1="31.606cm" svg:y1="23.716cm" svg:x2="31.606cm" svg:y2="24.173cm">
              <text:p/>
            </draw:line>
            <draw:path draw:style-name="gr34" draw:text-style-name="P7" draw:layer="Door" svg:width="0.512cm" svg:height="0.367cm" draw:transform="skewX (-0.0158824961931484) rotate (-1.44460902187571) translate (31.9701802128071cm 23.6642309992353cm)" svg:viewBox="0 0 513 368" svg:d="M513 0c-441 0-513 368-513 368">
              <text:p/>
            </draw:path>
          </draw:g>
          <draw:g>
            <draw:line draw:style-name="gr34" draw:text-style-name="P7" draw:layer="Door" svg:x1="30.296cm" svg:y1="24.041cm" svg:x2="29.852cm" svg:y2="24.041cm">
              <text:p/>
            </draw:line>
            <draw:path draw:style-name="gr34" draw:text-style-name="P7" draw:layer="Door" svg:width="0.498cm" svg:height="0.367cm" draw:transform="skewX (0.00925024503556995) rotate (-0.128805298797183) translate (29.8516559862794cm 23.6122317355797cm)" svg:viewBox="0 0 499 368" svg:d="M0 0c428 1 499 368 499 368">
              <text:p/>
            </draw:path>
          </draw:g>
          <draw:g>
            <draw:line draw:style-name="gr34" draw:text-style-name="P7" draw:layer="Door" svg:x1="34.674cm" svg:y1="19.948cm" svg:x2="34.674cm" svg:y2="19.504cm">
              <text:p/>
            </draw:line>
            <draw:path draw:style-name="gr34" draw:text-style-name="P7" draw:layer="Door" svg:width="0.498cm" svg:height="0.367cm" draw:transform="skewX (-0.00802851455917393) rotate (1.70064882314327) translate (34.3098158868682cm 19.9982228639861cm)" svg:viewBox="0 0 499 368" svg:d="M499 0c-429 0-499 368-499 368">
              <text:p/>
            </draw:path>
          </draw:g>
          <draw:g>
            <draw:line draw:style-name="gr34" draw:text-style-name="P7" draw:layer="Door" svg:x1="30.352cm" svg:y1="21.386cm" svg:x2="30.727cm" svg:y2="20.954cm">
              <text:p/>
            </draw:line>
            <draw:line draw:style-name="gr34" draw:text-style-name="P7" draw:layer="Door" svg:x1="31.359cm" svg:y1="20.228cm" svg:x2="31.734cm" svg:y2="19.796cm">
              <text:p/>
            </draw:line>
          </draw:g>
          <draw:g>
            <draw:line draw:style-name="gr34" draw:text-style-name="P7" draw:layer="Door" svg:x1="24.698cm" svg:y1="25.33cm" svg:x2="24.698cm" svg:y2="25.774cm">
              <text:p/>
            </draw:line>
            <draw:path draw:style-name="gr34" draw:text-style-name="P7" draw:layer="Door" svg:width="0.498cm" svg:height="0.368cm" draw:transform="skewX (-0.00907571211037051) rotate (-1.44216556092291) translate (25.0628657737662cm 25.2797577783774cm)" svg:viewBox="0 0 499 369" svg:d="M499 0c-429 1-499 369-499 369">
              <text:p/>
            </draw:path>
          </draw:g>
          <draw:g>
            <draw:line draw:style-name="gr34" draw:text-style-name="P7" draw:layer="Door" svg:x1="25.07cm" svg:y1="26.129cm" svg:x2="24.626cm" svg:y2="26.129cm">
              <text:p/>
            </draw:line>
            <draw:path draw:style-name="gr34" draw:text-style-name="P7" draw:layer="Door" svg:width="0.498cm" svg:height="0.368cm" draw:transform="skewX (-0.0090757121103705) rotate (-3.01296188771781) translate (25.1202422216226cm 26.4938657737662cm)" svg:viewBox="0 0 499 369" svg:d="M499 0c-429 1-499 369-499 369">
              <text:p/>
            </draw:path>
          </draw:g>
          <draw:g>
            <draw:line draw:style-name="gr34" draw:text-style-name="P7" draw:layer="Door" svg:x1="23.899cm" svg:y1="10.757cm" svg:x2="23.416cm" svg:y2="10.757cm">
              <text:p/>
            </draw:line>
            <draw:path draw:style-name="gr34" draw:text-style-name="P7" draw:layer="Door" svg:width="0.541cm" svg:height="0.368cm" draw:transform="skewX (0.032637657012294) rotate (-0.118158790360017) translate (23.415625768858cm 10.3282317355797cm)" svg:viewBox="0 0 542 369" svg:d="M0 0c465 1 542 369 542 369">
              <text:p/>
            </draw:path>
          </draw:g>
          <draw:g>
            <draw:line draw:style-name="gr34" draw:text-style-name="P7" draw:layer="Door" svg:x1="23.542cm" svg:y1="7.936cm" svg:x2="23.542cm" svg:y2="7.551cm">
              <text:p/>
            </draw:line>
            <draw:path draw:style-name="gr34" draw:text-style-name="P7" draw:layer="Door" svg:width="0.434cm" svg:height="0.366cm" draw:transform="skewX (-0.0270526034059121) rotate (-1.72019651076561) translate (23.9710817506712cm 7.5507529750142cm)" svg:viewBox="0 0 435 367" svg:d="M0 0c372 1 435 367 435 367">
              <text:p/>
            </draw:path>
          </draw:g>
          <draw:g>
            <draw:line draw:style-name="gr34" draw:text-style-name="P7" draw:layer="Door" svg:x1="29.447cm" svg:y1="11.327cm" svg:x2="29.447cm" svg:y2="11.548cm">
              <text:p/>
            </draw:line>
            <draw:path draw:style-name="gr34" draw:text-style-name="P7" draw:layer="Door" svg:width="0.247cm" svg:height="0.167cm" draw:transform="skewX (-0.0361283155162826) rotate (-1.45281206936008) translate (29.6126463749524cm 11.3010957141607cm)" svg:viewBox="0 0 248 168" svg:d="M248 0c-212 0-248 168-248 168">
              <text:p/>
            </draw:path>
          </draw:g>
          <draw:g>
            <draw:line draw:style-name="gr34" draw:text-style-name="P7" draw:layer="Door" svg:x1="26.653cm" svg:y1="11.252cm" svg:x2="26.653cm" svg:y2="11.928cm">
              <text:p/>
            </draw:line>
            <draw:path draw:style-name="gr34" draw:text-style-name="P7" draw:layer="Door" svg:width="0.758cm" svg:height="0.458cm" draw:transform="skewX (0.0657989128001862) rotate (1.46537843997444) translate (26.1202879139021cm 11.9275237686377cm)" svg:viewBox="0 0 759 459" svg:d="M0 0c650 1 759 459 759 459">
              <text:p/>
            </draw:path>
          </draw:g>
          <draw:g>
            <draw:line draw:style-name="gr34" draw:text-style-name="P7" draw:layer="Door" svg:x1="27.901cm" svg:y1="9.755cm" svg:x2="27.763cm" svg:y2="10cm">
              <text:p/>
            </draw:line>
            <draw:path draw:style-name="gr34" draw:text-style-name="P7" draw:layer="Door" svg:width="0.099cm" svg:height="0.102cm" draw:transform="rotate (-2.62253173404668) translate (27.901cm 10.0404611260054cm)" svg:viewBox="0 0 100 103" svg:d="M0 0c81 34 100 103 100 103">
              <text:p/>
            </draw:path>
          </draw:g>
          <draw:g>
            <draw:line draw:style-name="gr34" draw:text-style-name="P7" draw:layer="Door" svg:x1="27.126cm" svg:y1="10.224cm" svg:x2="27.251cm" svg:y2="10.469cm">
              <text:p/>
            </draw:line>
            <draw:path draw:style-name="gr34" draw:text-style-name="P7" draw:layer="Door" svg:width="0.093cm" svg:height="0.099cm" draw:transform="skewX (-0.0972148393360842) rotate (2.57959663444762) translate (27.2058077500533cm 10.5587241103702cm)" svg:viewBox="0 0 94 100" svg:d="M94 0c-75 34-94 100-94 100">
              <text:p/>
            </draw:path>
          </draw:g>
          <draw:g>
            <draw:line draw:style-name="gr34" draw:text-style-name="P7" draw:layer="Door" svg:x1="27.126cm" svg:y1="10.794cm" svg:x2="27.251cm" svg:y2="10.549cm">
              <text:p/>
            </draw:line>
            <draw:path draw:style-name="gr34" draw:text-style-name="P7" draw:layer="Door" svg:width="0.091cm" svg:height="0.099cm" draw:transform="skewX (0.072954762733363) rotate (0.563741348394168) translate (27.126cm 10.5095335120643cm)" svg:viewBox="0 0 92 100" svg:d="M0 0c74 34 92 100 92 100">
              <text:p/>
            </draw:path>
          </draw:g>
          <draw:g>
            <draw:line draw:style-name="gr34" draw:text-style-name="P7" draw:layer="Door" svg:x1="27.126cm" svg:y1="10.861cm" svg:x2="27.251cm" svg:y2="11.106cm">
              <text:p/>
            </draw:line>
            <draw:path draw:style-name="gr34" draw:text-style-name="P7" draw:layer="Door" svg:width="0.093cm" svg:height="0.099cm" draw:transform="skewX (-0.0972148393360842) rotate (2.57959663444762) translate (27.2058077500532cm 11.1957241103702cm)" svg:viewBox="0 0 94 100" svg:d="M94 0c-75 34-94 100-94 100">
              <text:p/>
            </draw:path>
          </draw:g>
          <draw:g>
            <draw:line draw:style-name="gr34" draw:text-style-name="P7" draw:layer="Door" svg:x1="27.126cm" svg:y1="11.431cm" svg:x2="27.251cm" svg:y2="11.186cm">
              <text:p/>
            </draw:line>
            <draw:path draw:style-name="gr34" draw:text-style-name="P7" draw:layer="Door" svg:width="0.091cm" svg:height="0.099cm" draw:transform="skewX (0.072954762733363) rotate (0.563741348394168) translate (27.126cm 11.1465335120643cm)" svg:viewBox="0 0 92 100" svg:d="M0 0c74 34 92 100 92 100">
              <text:p/>
            </draw:path>
          </draw:g>
          <draw:g>
            <draw:line draw:style-name="gr34" draw:text-style-name="P7" draw:layer="Door" svg:x1="27.126cm" svg:y1="11.745cm" svg:x2="27.251cm" svg:y2="11.534cm">
              <text:p/>
            </draw:line>
            <draw:path draw:style-name="gr34" draw:text-style-name="P7" draw:layer="Door" svg:width="0.087cm" svg:height="0.089cm" draw:transform="skewX (-0.0555014702134197) rotate (0.500734962397173) translate (27.126cm 11.4993243967828cm)" svg:viewBox="0 0 88 90" svg:d="M0 0c72 30 88 90 88 90">
              <text:p/>
            </draw:path>
          </draw:g>
          <draw:g>
            <draw:g>
              <draw:line draw:style-name="gr34" draw:text-style-name="P7" draw:layer="Door" svg:x1="27.126cm" svg:y1="11.771cm" svg:x2="27.444cm" svg:y2="11.602cm">
                <text:p/>
              </draw:line>
              <draw:path draw:style-name="gr34" draw:text-style-name="P7" draw:layer="Door" svg:width="0.125cm" svg:height="0.131cm" draw:transform="skewX (-0.064926248174189) rotate (-2.11760798144472) translate (27.5615135191647cm 11.6633849838434cm)" svg:viewBox="0 0 126 132" svg:d="M126 0c-101 44-126 132-126 132">
                <text:p/>
              </draw:path>
            </draw:g>
            <draw:g>
              <draw:line draw:style-name="gr34" draw:text-style-name="P7" draw:layer="Door" svg:x1="27.875cm" svg:y1="11.771cm" svg:x2="27.557cm" svg:y2="11.602cm">
                <text:p/>
              </draw:line>
              <draw:path draw:style-name="gr34" draw:text-style-name="P7" draw:layer="Door" svg:width="0.125cm" svg:height="0.131cm" draw:transform="skewX (0.0649262481741892) rotate (2.11760798144472) translate (27.5049946380697cm 11.771cm)" svg:viewBox="0 0 126 132" svg:d="M0 0c101 44 126 132 126 132">
                <text:p/>
              </draw:path>
            </draw:g>
          </draw:g>
          <draw:g>
            <draw:g>
              <draw:line draw:style-name="gr34" draw:text-style-name="P7" draw:layer="Door" svg:x1="27.901cm" svg:y1="10.119cm" svg:x2="27.81cm" svg:y2="10.287cm">
                <text:p/>
              </draw:line>
              <draw:path draw:style-name="gr34" draw:text-style-name="P7" draw:layer="Door" svg:width="0.063cm" svg:height="0.069cm" draw:transform="rotate (-2.60490390860154) translate (27.901cm 10.3139490616622cm)" svg:viewBox="0 0 64 70" svg:d="M0 0c53 23 64 70 64 70">
                <text:p/>
              </draw:path>
            </draw:g>
            <draw:g>
              <draw:line draw:style-name="gr34" draw:text-style-name="P7" draw:layer="Door" svg:x1="27.901cm" svg:y1="10.51cm" svg:x2="27.81cm" svg:y2="10.342cm">
                <text:p/>
              </draw:line>
              <draw:path draw:style-name="gr34" draw:text-style-name="P7" draw:layer="Door" svg:width="0.063cm" svg:height="0.069cm" draw:transform="rotate (-0.542273798594638) translate (27.8463159129939cm 10.282102427544cm)" svg:viewBox="0 0 64 70" svg:d="M64 0c-53 24-64 70-64 70">
                <text:p/>
              </draw:path>
            </draw:g>
          </draw:g>
          <draw:g>
            <draw:g>
              <draw:line draw:style-name="gr34" draw:text-style-name="P7" draw:layer="Door" svg:x1="27.901cm" svg:y1="10.588cm" svg:x2="27.745cm" svg:y2="10.839cm">
                <text:p/>
              </draw:line>
              <draw:path draw:style-name="gr34" draw:text-style-name="P7" draw:layer="Door" svg:width="0.106cm" svg:height="0.107cm" draw:transform="skewX (-0.115715329407224) rotate (-2.66319790561815) translate (27.901cm 10.8796757060675cm)" svg:viewBox="0 0 107 108" svg:d="M0 0c88 36 107 108 107 108">
                <text:p/>
              </draw:path>
            </draw:g>
            <draw:g>
              <draw:line draw:style-name="gr34" draw:text-style-name="P7" draw:layer="Door" svg:x1="27.901cm" svg:y1="11.173cm" svg:x2="27.745cm" svg:y2="10.922cm">
                <text:p/>
              </draw:line>
              <draw:path draw:style-name="gr34" draw:text-style-name="P7" draw:layer="Door" svg:width="0.106cm" svg:height="0.107cm" draw:transform="skewX (0.11065387457644) rotate (-0.481361807700037) translate (27.8058980728283cm 10.8316484699438cm)" svg:viewBox="0 0 107 108" svg:d="M107 0c-88 36-107 108-107 108">
                <text:p/>
              </draw:path>
            </draw:g>
          </draw:g>
          <draw:g>
            <draw:line draw:style-name="gr34" draw:text-style-name="P7" draw:layer="Door" svg:x1="27.901cm" svg:y1="11.523cm" svg:x2="27.784cm" svg:y2="11.3cm">
              <text:p/>
            </draw:line>
            <draw:path draw:style-name="gr34" draw:text-style-name="P7" draw:layer="Door" svg:width="0.085cm" svg:height="0.091cm" draw:transform="skewX (-0.0525344104850294) rotate (-0.547684319275821) translate (27.8277693640488cm 11.2187343718503cm)" svg:viewBox="0 0 86 92" svg:d="M86 0c-70 31-86 92-86 92">
              <text:p/>
            </draw:path>
          </draw:g>
          <draw:g>
            <draw:line draw:style-name="gr34" draw:text-style-name="P7" draw:layer="Door" svg:x1="27.901cm" svg:y1="11.746cm" svg:x2="27.823cm" svg:y2="11.623cm">
              <text:p/>
            </draw:line>
            <draw:path draw:style-name="gr34" draw:text-style-name="P7" draw:layer="Door" svg:width="0.052cm" svg:height="0.052cm" draw:transform="skewX (0.141895268187139) rotate (-0.469668101711674) translate (27.8538567281515cm 11.5788446243637cm)" svg:viewBox="0 0 53 53" svg:d="M53 0c-44 18-53 53-53 53">
              <text:p/>
            </draw:path>
          </draw:g>
          <draw:g>
            <draw:line draw:style-name="gr34" draw:text-style-name="P7" draw:layer="Door" svg:x1="27.126cm" svg:y1="9.755cm" svg:x2="27.264cm" svg:y2="10cm">
              <text:p/>
            </draw:line>
            <draw:path draw:style-name="gr34" draw:text-style-name="P7" draw:layer="Door" svg:width="0.099cm" svg:height="0.102cm" draw:transform="rotate (2.62602239255067) translate (27.2132926993951cm 10.0899294400596cm)" svg:viewBox="0 0 100 103" svg:d="M100 0c-80 34-100 103-100 103">
              <text:p/>
            </draw:path>
          </draw:g>
          <draw:g>
            <draw:line draw:style-name="gr34" draw:text-style-name="P7" draw:layer="Door" svg:x1="28.347cm" svg:y1="11.926cm" svg:x2="28.655cm" svg:y2="12.122cm">
              <text:p/>
            </draw:line>
            <draw:path draw:style-name="gr34" draw:text-style-name="P7" draw:layer="Door" svg:width="0.136cm" svg:height="0.132cm" draw:transform="skewX (-0.110653874576441) rotate (-1.10252448848482) translate (28.7050697050938cm 11.926cm)" svg:viewBox="0 0 137 133" svg:d="M0 0c111 45 137 133 137 133">
              <text:p/>
            </draw:path>
          </draw:g>
          <draw:g>
            <draw:line draw:style-name="gr34" draw:text-style-name="P7" draw:layer="Door" svg:x1="29.836cm" svg:y1="11.327cm" svg:x2="29.836cm" svg:y2="11.548cm">
              <text:p/>
            </draw:line>
            <draw:path draw:style-name="gr34" draw:text-style-name="P7" draw:layer="Door" svg:width="0.247cm" svg:height="0.167cm" draw:transform="skewX (0.0361283155162826) rotate (1.45281206936008) translate (29.6411053343544cm 11.5478443089777cm)" svg:viewBox="0 0 248 168" svg:d="M0 0c213 0 248 168 248 168">
              <text:p/>
            </draw:path>
          </draw:g>
          <draw:g>
            <draw:line draw:style-name="gr34" draw:text-style-name="P7" draw:layer="Door" svg:x1="30.072cm" svg:y1="10.456cm" svg:x2="30.072cm" svg:y2="10.939cm">
              <text:p/>
            </draw:line>
            <draw:path draw:style-name="gr34" draw:text-style-name="P7" draw:layer="Door" svg:width="0.542cm" svg:height="0.368cm" draw:transform="skewX (0.0349065850398866) rotate (1.45228847058448) translate (29.6432317355797cm 10.9386597341006cm)" svg:viewBox="0 0 543 369" svg:d="M0 0c465 1 543 369 543 369">
              <text:p/>
            </draw:path>
          </draw:g>
          <draw:g>
            <draw:line draw:style-name="gr34" draw:text-style-name="P7" draw:layer="Door" svg:x1="31.632cm" svg:y1="10.456cm" svg:x2="31.632cm" svg:y2="10.939cm">
              <text:p/>
            </draw:line>
            <draw:path draw:style-name="gr34" draw:text-style-name="P7" draw:layer="Door" svg:width="0.542cm" svg:height="0.368cm" draw:transform="skewX (0.0349065850398866) rotate (1.45228847058448) translate (31.2032317355797cm 10.9386597341006cm)" svg:viewBox="0 0 543 369" svg:d="M0 0c465 1 543 369 543 369">
              <text:p/>
            </draw:path>
          </draw:g>
          <draw:g>
            <draw:line draw:style-name="gr34" draw:text-style-name="P7" draw:layer="Door" svg:x1="28.876cm" svg:y1="9.145cm" svg:x2="29.177cm" svg:y2="9.145cm">
              <text:p/>
            </draw:line>
            <draw:path draw:style-name="gr34" draw:text-style-name="P7" draw:layer="Door" svg:width="0.338cm" svg:height="0.266cm" draw:transform="skewX (-0.0101229096615671) rotate (3.00214084635545) translate (29.1767879502366cm 9.4568314650329cm)" svg:viewBox="0 0 339 267" svg:d="M0 0c291 0 339 267 339 267">
              <text:p/>
            </draw:path>
          </draw:g>
          <draw:g>
            <draw:line draw:style-name="gr34" draw:text-style-name="P7" draw:layer="Door" svg:x1="28.876cm" svg:y1="8.703cm" svg:x2="29.177cm" svg:y2="8.703cm">
              <text:p/>
            </draw:line>
            <draw:path draw:style-name="gr34" draw:text-style-name="P7" draw:layer="Door" svg:width="0.338cm" svg:height="0.266cm" draw:transform="skewX (-0.0101229096615671) rotate (3.00214084635545) translate (29.1767879502366cm 9.0148314650329cm)" svg:viewBox="0 0 339 267" svg:d="M0 0c291 0 339 267 339 267">
              <text:p/>
            </draw:path>
          </draw:g>
          <draw:g>
            <draw:line draw:style-name="gr34" draw:text-style-name="P7" draw:layer="Door" svg:x1="28.876cm" svg:y1="8.274cm" svg:x2="29.177cm" svg:y2="8.274cm">
              <text:p/>
            </draw:line>
            <draw:path draw:style-name="gr34" draw:text-style-name="P7" draw:layer="Door" svg:width="0.338cm" svg:height="0.266cm" draw:transform="skewX (-0.0101229096615671) rotate (3.00214084635545) translate (29.1767879502366cm 8.5858314650329cm)" svg:viewBox="0 0 339 267" svg:d="M0 0c291 0 339 267 339 267">
              <text:p/>
            </draw:path>
          </draw:g>
          <draw:g>
            <draw:line draw:style-name="gr34" draw:text-style-name="P7" draw:layer="Door" svg:x1="30.035cm" svg:y1="9.145cm" svg:x2="29.734cm" svg:y2="9.145cm">
              <text:p/>
            </draw:line>
            <draw:path draw:style-name="gr34" draw:text-style-name="P7" draw:layer="Door" svg:width="0.337cm" svg:height="0.266cm" draw:transform="skewX (0.0127409035395586) rotate (-3.00161724757985) translate (30.0690889027505cm 9.4096483838054cm)" svg:viewBox="0 0 338 267" svg:d="M338 0c-291 0-338 267-338 267">
              <text:p/>
            </draw:path>
          </draw:g>
          <draw:g>
            <draw:line draw:style-name="gr34" draw:text-style-name="P7" draw:layer="Door" svg:x1="30.035cm" svg:y1="8.703cm" svg:x2="29.734cm" svg:y2="8.703cm">
              <text:p/>
            </draw:line>
            <draw:path draw:style-name="gr34" draw:text-style-name="P7" draw:layer="Door" svg:width="0.337cm" svg:height="0.266cm" draw:transform="skewX (0.0127409035395586) rotate (-3.00161724757985) translate (30.0690889027505cm 8.9676483838054cm)" svg:viewBox="0 0 338 267" svg:d="M338 0c-291 0-338 267-338 267">
              <text:p/>
            </draw:path>
          </draw:g>
          <draw:g>
            <draw:line draw:style-name="gr34" draw:text-style-name="P7" draw:layer="Door" svg:x1="30.035cm" svg:y1="8.274cm" svg:x2="29.734cm" svg:y2="8.274cm">
              <text:p/>
            </draw:line>
            <draw:path draw:style-name="gr34" draw:text-style-name="P7" draw:layer="Door" svg:width="0.337cm" svg:height="0.266cm" draw:transform="skewX (0.0127409035395586) rotate (-3.00161724757985) translate (30.0690889027505cm 8.5386483838054cm)" svg:viewBox="0 0 338 267" svg:d="M338 0c-291 0-338 267-338 267">
              <text:p/>
            </draw:path>
          </draw:g>
          <draw:g>
            <draw:line draw:style-name="gr34" draw:text-style-name="P7" draw:layer="Door" svg:x1="31.047cm" svg:y1="9.145cm" svg:x2="31.348cm" svg:y2="9.145cm">
              <text:p/>
            </draw:line>
            <draw:path draw:style-name="gr34" draw:text-style-name="P7" draw:layer="Door" svg:width="0.338cm" svg:height="0.266cm" draw:transform="skewX (-0.0101229096615671) rotate (3.00214084635545) translate (31.3477879502366cm 9.4568314650329cm)" svg:viewBox="0 0 339 267" svg:d="M0 0c291 0 339 267 339 267">
              <text:p/>
            </draw:path>
          </draw:g>
          <draw:g>
            <draw:line draw:style-name="gr34" draw:text-style-name="P7" draw:layer="Door" svg:x1="31.047cm" svg:y1="8.703cm" svg:x2="31.348cm" svg:y2="8.703cm">
              <text:p/>
            </draw:line>
            <draw:path draw:style-name="gr34" draw:text-style-name="P7" draw:layer="Door" svg:width="0.338cm" svg:height="0.266cm" draw:transform="skewX (-0.0101229096615671) rotate (3.00214084635545) translate (31.3477879502366cm 9.0148314650329cm)" svg:viewBox="0 0 339 267" svg:d="M0 0c291 0 339 267 339 267">
              <text:p/>
            </draw:path>
          </draw:g>
          <draw:g>
            <draw:line draw:style-name="gr34" draw:text-style-name="P7" draw:layer="Door" svg:x1="31.047cm" svg:y1="8.274cm" svg:x2="31.348cm" svg:y2="8.274cm">
              <text:p/>
            </draw:line>
            <draw:path draw:style-name="gr34" draw:text-style-name="P7" draw:layer="Door" svg:width="0.338cm" svg:height="0.266cm" draw:transform="skewX (-0.0101229096615671) rotate (3.00214084635545) translate (31.3477879502366cm 8.5858314650329cm)" svg:viewBox="0 0 339 267" svg:d="M0 0c291 0 339 267 339 267">
              <text:p/>
            </draw:path>
          </draw:g>
          <draw:g>
            <draw:line draw:style-name="gr34" draw:text-style-name="P7" draw:layer="Door" svg:x1="32.232cm" svg:y1="9.145cm" svg:x2="31.931cm" svg:y2="9.145cm">
              <text:p/>
            </draw:line>
            <draw:path draw:style-name="gr34" draw:text-style-name="P7" draw:layer="Door" svg:width="0.337cm" svg:height="0.266cm" draw:transform="skewX (0.0127409035395586) rotate (-3.00161724757985) translate (32.2660889027505cm 9.4096483838054cm)" svg:viewBox="0 0 338 267" svg:d="M338 0c-291 0-338 267-338 267">
              <text:p/>
            </draw:path>
          </draw:g>
          <draw:g>
            <draw:line draw:style-name="gr34" draw:text-style-name="P7" draw:layer="Door" svg:x1="32.232cm" svg:y1="8.703cm" svg:x2="31.931cm" svg:y2="8.703cm">
              <text:p/>
            </draw:line>
            <draw:path draw:style-name="gr34" draw:text-style-name="P7" draw:layer="Door" svg:width="0.337cm" svg:height="0.266cm" draw:transform="skewX (0.0127409035395586) rotate (-3.00161724757985) translate (32.2660889027505cm 8.9676483838054cm)" svg:viewBox="0 0 338 267" svg:d="M338 0c-291 0-338 267-338 267">
              <text:p/>
            </draw:path>
          </draw:g>
          <draw:g>
            <draw:line draw:style-name="gr34" draw:text-style-name="P7" draw:layer="Door" svg:x1="32.232cm" svg:y1="8.274cm" svg:x2="31.931cm" svg:y2="8.274cm">
              <text:p/>
            </draw:line>
            <draw:path draw:style-name="gr34" draw:text-style-name="P7" draw:layer="Door" svg:width="0.337cm" svg:height="0.266cm" draw:transform="skewX (0.0127409035395586) rotate (-3.00161724757985) translate (32.2660889027505cm 8.5386483838054cm)" svg:viewBox="0 0 338 267" svg:d="M338 0c-291 0-338 267-338 267">
              <text:p/>
            </draw:path>
          </draw:g>
          <draw:g>
            <draw:line draw:style-name="gr34" draw:text-style-name="P7" draw:layer="Door" svg:x1="29.643cm" svg:y1="7.871cm" svg:x2="29.643cm" svg:y2="8.222cm">
              <text:p/>
            </draw:line>
            <draw:path draw:style-name="gr34" draw:text-style-name="P7" draw:layer="Door" svg:width="0.393cm" svg:height="0.267cm" draw:transform="skewX (0.0303687289847013) rotate (1.45089220718289) translate (29.3311685349671cm 8.2217527260234cm)" svg:viewBox="0 0 394 268" svg:d="M0 0c338 0 394 268 394 268">
              <text:p/>
            </draw:path>
          </draw:g>
          <draw:g>
            <draw:line draw:style-name="gr34" draw:text-style-name="P7" draw:layer="Door" svg:x1="32.271cm" svg:y1="11.043cm" svg:x2="31.788cm" svg:y2="11.043cm">
              <text:p/>
            </draw:line>
            <draw:path draw:style-name="gr34" draw:text-style-name="P7" draw:layer="Door" svg:width="0.543cm" svg:height="0.368cm" draw:transform="skewX (-0.0373500459926786) rotate (-3.02343386322978) translate (32.3285428778892cm 11.4076398561693cm)" svg:viewBox="0 0 544 369" svg:d="M544 0c-465 1-544 369-544 369">
              <text:p/>
            </draw:path>
          </draw:g>
          <draw:g>
            <draw:line draw:style-name="gr34" draw:text-style-name="P7" draw:layer="Door" svg:x1="32.728cm" svg:y1="11.926cm" svg:x2="33.036cm" svg:y2="12.122cm">
              <text:p/>
            </draw:line>
            <draw:path draw:style-name="gr34" draw:text-style-name="P7" draw:layer="Door" svg:width="0.136cm" svg:height="0.132cm" draw:transform="skewX (-0.110653874576441) rotate (-1.10252448848482) translate (33.0860697050938cm 11.926cm)" svg:viewBox="0 0 137 133" svg:d="M0 0c111 45 137 133 137 133">
              <text:p/>
            </draw:path>
          </draw:g>
          <draw:g>
            <draw:line draw:style-name="gr34" draw:text-style-name="P7" draw:layer="Door" svg:x1="33.477cm" svg:y1="11.252cm" svg:x2="33.477cm" svg:y2="11.928cm">
              <text:p/>
            </draw:line>
            <draw:path draw:style-name="gr34" draw:text-style-name="P7" draw:layer="Door" svg:width="0.758cm" svg:height="0.458cm" draw:transform="skewX (-0.066497044500984) rotate (-1.46555297289964) translate (33.9299986001359cm 11.1729016577085cm)" svg:viewBox="0 0 759 459" svg:d="M759 0c-651 1-759 459-759 459">
              <text:p/>
            </draw:path>
          </draw:g>
          <draw:g>
            <draw:line draw:style-name="gr34" draw:text-style-name="P7" draw:layer="Door" svg:x1="35.168cm" svg:y1="11.433cm" svg:x2="35.168cm" svg:y2="11.928cm">
              <text:p/>
            </draw:line>
            <draw:path draw:style-name="gr34" draw:text-style-name="P7" draw:layer="Door" svg:width="0.555cm" svg:height="0.357cm" draw:transform="skewX (-0.0492182849062401) rotate (-1.45787352419086) translate (35.5210856085342cm 11.3748578123423cm)" svg:viewBox="0 0 556 358" svg:d="M556 0c-476 1-556 358-556 358">
              <text:p/>
            </draw:path>
          </draw:g>
          <draw:g>
            <draw:line draw:style-name="gr34" draw:text-style-name="P7" draw:layer="Door" svg:x1="36.832cm" svg:y1="11.433cm" svg:x2="36.832cm" svg:y2="11.928cm">
              <text:p/>
            </draw:line>
            <draw:path draw:style-name="gr34" draw:text-style-name="P7" draw:layer="Door" svg:width="0.555cm" svg:height="0.357cm" draw:transform="skewX (-0.0492182849062401) rotate (-1.45787352419086) translate (37.1850856085342cm 11.3748578123423cm)" svg:viewBox="0 0 556 358" svg:d="M556 0c-476 1-556 358-556 358">
              <text:p/>
            </draw:path>
          </draw:g>
          <draw:g>
            <draw:line draw:style-name="gr34" draw:text-style-name="P7" draw:layer="Door" svg:x1="37.232cm" svg:y1="8.172cm" svg:x2="37.692cm" svg:y2="7.988cm">
              <text:p/>
            </draw:line>
            <draw:path draw:style-name="gr34" draw:text-style-name="P7" draw:layer="Door" svg:width="0.555cm" svg:height="0.356cm" draw:transform="skewX (0.0485201532054424) rotate (-2.87385914633386) translate (37.8461545757277cm 8.3737858770176cm)" svg:viewBox="0 0 556 357" svg:d="M0 0c477 0 556 357 556 357">
              <text:p/>
            </draw:path>
          </draw:g>
          <draw:g>
            <draw:line draw:style-name="gr34" draw:text-style-name="P7" draw:layer="Door" svg:x1="39.432cm" svg:y1="5.856cm" svg:x2="38.976cm" svg:y2="5.856cm">
              <text:p/>
            </draw:line>
            <draw:path draw:style-name="gr34" draw:text-style-name="P7" draw:layer="Door" svg:width="0.51cm" svg:height="0.367cm" draw:transform="skewX (0.0139626340159547) rotate (-0.125663706143592) translate (38.9757074197571cm 5.42691824932878cm)" svg:viewBox="0 0 511 368" svg:d="M0 0c440 1 511 368 511 368">
              <text:p/>
            </draw:path>
          </draw:g>
          <draw:g>
            <draw:line draw:style-name="gr34" draw:text-style-name="P7" draw:layer="Door" svg:x1="49.585cm" svg:y1="5.808cm" svg:x2="49.585cm" svg:y2="6.264cm">
              <text:p/>
            </draw:line>
            <draw:path draw:style-name="gr34" draw:text-style-name="P7" draw:layer="Door" svg:width="0.509cm" svg:height="0.367cm" draw:transform="skewX (0.0109955742875643) rotate (1.44478355480091) translate (49.1556390533552cm 6.2642974536268cm)" svg:viewBox="0 0 510 368" svg:d="M0 0c440 1 510 368 510 368">
              <text:p/>
            </draw:path>
          </draw:g>
          <draw:g>
            <draw:line draw:style-name="gr34" draw:text-style-name="P7" draw:layer="Door" svg:x1="47.661cm" svg:y1="6.787cm" svg:x2="47.252cm" svg:y2="6.584cm">
              <text:p/>
            </draw:line>
            <draw:path draw:style-name="gr34" draw:text-style-name="P7" draw:layer="Door" svg:width="0.51cm" svg:height="0.367cm" draw:transform="skewX (-0.0130899693899574) rotate (2.80736210183288) translate (47.5446401785864cm 7.1362191388692cm)" svg:viewBox="0 0 511 368" svg:d="M511 0c-440 1-511 368-511 368">
              <text:p/>
            </draw:path>
          </draw:g>
          <draw:g>
            <draw:line draw:style-name="gr34" draw:text-style-name="P7" draw:layer="Door" svg:x1="46.185cm" svg:y1="9.719cm" svg:x2="45.776cm" svg:y2="9.516cm">
              <text:p/>
            </draw:line>
            <draw:path draw:style-name="gr34" draw:text-style-name="P7" draw:layer="Door" svg:width="0.509cm" svg:height="0.367cm" draw:transform="skewX (0.0109955742875643) rotate (-0.586256095744896) translate (45.9666700349106cm 9.13154250476011cm)" svg:viewBox="0 0 510 368" svg:d="M0 0c440 1 510 368 510 368">
              <text:p/>
            </draw:path>
          </draw:g>
          <draw:g>
            <draw:line draw:style-name="gr34" draw:text-style-name="P7" draw:layer="Door" svg:x1="52.482cm" svg:y1="5.778cm" svg:x2="52.026cm" svg:y2="5.778cm">
              <text:p/>
            </draw:line>
            <draw:path draw:style-name="gr34" draw:text-style-name="P7" draw:layer="Door" svg:width="0.509cm" svg:height="0.367cm" draw:transform="skewX (0.0109955742875643) rotate (-0.126012771993991) translate (52.0259817423469cm 5.34864392673902cm)" svg:viewBox="0 0 510 368" svg:d="M0 0c440 1 510 368 510 368">
              <text:p/>
            </draw:path>
          </draw:g>
          <draw:g>
            <draw:line draw:style-name="gr34" draw:text-style-name="P7" draw:layer="Door" svg:x1="40.225cm" svg:y1="5.856cm" svg:x2="40.681cm" svg:y2="5.856cm">
              <text:p/>
            </draw:line>
            <draw:path draw:style-name="gr34" draw:text-style-name="P7" draw:layer="Door" svg:width="0.509cm" svg:height="0.368cm" draw:transform="skewX (-0.011693705988362) rotate (0.125489173218392) translate (40.1748883225045cm 5.4908021916802cm)" svg:viewBox="0 0 510 369" svg:d="M510 0c-439 1-510 369-510 369">
              <text:p/>
            </draw:path>
          </draw:g>
          <draw:g>
            <draw:polygon draw:style-name="gr35" draw:text-style-name="P7" draw:layer="AC_Zones" svg:width="1.769cm" svg:height="9.167cm" svg:x="19.82cm" svg:y="20.433cm" svg:viewBox="0 0 1770 9168" draw:points="1770,0 0,18 0,9168 1770,7486">
              <text:p/>
            </draw:polygon>
            <draw:polygon draw:style-name="gr35" draw:text-style-name="P7" draw:layer="AC_Zones" svg:width="1.769cm" svg:height="8.499cm" svg:x="19.82cm" svg:y="11.951cm" svg:viewBox="0 0 1770 8500" draw:points="0,8500 30,0 1751,0 1770,8482">
              <text:p/>
            </draw:polygon>
            <draw:polygon draw:style-name="gr35" draw:text-style-name="P7" draw:layer="AC_Zones" svg:width="6.246cm" svg:height="6.012cm" svg:x="21.571cm" svg:y="11.914cm" svg:viewBox="0 0 6247 6013" draw:points="0,6013 6244,6013 6244,4087 1799,4087 1799,687 6247,687 6244,0 0,0">
              <text:p/>
            </draw:polygon>
            <draw:polygon draw:style-name="gr35" draw:text-style-name="P7" draw:layer="AC_Zones" svg:width="1.725cm" svg:height="5.155cm" svg:x="19.85cm" svg:y="2.346cm" svg:viewBox="0 0 1726 5156" draw:points="0,5156 0,0 1726,1711 1726,5156">
              <text:p/>
            </draw:polygon>
            <draw:polygon draw:style-name="gr35" draw:text-style-name="P7" draw:layer="AC_Zones" svg:width="6.254cm" svg:height="8.86cm" svg:x="27.815cm" svg:y="11.914cm" svg:viewBox="0 0 6255 8861" draw:points="0,0 0,6013 2954,8861 4055,7577 6255,7577 6254,5843 3564,4318 3279,4006 3036,3618 2921,3237 2921,2786 2905,1992 1177,1984 1177,0">
              <text:p/>
            </draw:polygon>
            <draw:polygon draw:style-name="gr35" draw:text-style-name="P7" draw:layer="AC_Zones" svg:width="11.341cm" svg:height="1.991cm" svg:x="28.992cm" svg:y="11.914cm" svg:viewBox="0 0 11342 1992" draw:points="0,1992 0,0 11342,0 11342,1992">
              <text:p/>
            </draw:polygon>
            <draw:polygon draw:style-name="gr35" draw:text-style-name="P7" draw:layer="AC_Zones" svg:width="6.099cm" svg:height="2.008cm" svg:x="38.47cm" svg:y="9.901cm" svg:viewBox="0 0 6100 2009" draw:points="510,1317 0,0 6100,0 6092,2009 110,2009">
              <text:p/>
            </draw:polygon>
            <draw:polygon draw:style-name="gr35" draw:text-style-name="P7" draw:layer="AC_Zones" svg:width="5.629cm" svg:height="2.877cm" svg:x="35.051cm" svg:y="7.023cm" svg:viewBox="0 0 5630 2878" draw:points="3419,2878 5630,2878 5630,506 3922,503 3922,4 0,0 0,2544 1304,2544 1288,479 2428,473">
              <text:p/>
            </draw:polygon>
            <draw:polygon draw:style-name="gr35" draw:text-style-name="P7" draw:layer="AC_Zones" svg:width="4.97cm" svg:height="2.97cm" svg:x="35.051cm" svg:y="4.056cm" svg:viewBox="0 0 4971 2971" draw:points="4971,0 0,0 0,2971 3922,2971 3919,695 4849,196 4910,169 4971,145">
              <text:p/>
            </draw:polygon>
            <draw:polygon draw:style-name="gr35" draw:text-style-name="P7" draw:layer="AC_Zones" svg:width="10.169cm" svg:height="1.714cm" svg:x="19.85cm" svg:y="2.342cm" svg:viewBox="0 0 10170 1715" draw:points="0,0 10170,0 10170,1715 1721,1715">
              <text:p/>
            </draw:polygon>
            <draw:custom-shape draw:style-name="gr36" draw:text-style-name="P7" draw:layer="AC_Zones" svg:width="9.25cm" svg:height="1.715cm" svg:x="30.02cm" svg:y="2.342cm">
              <text:p/>
              <draw:enhanced-geometry svg:viewBox="0 0 21600 21600" draw:type="rectangle" draw:enhanced-path="M 0 0 L 21600 0 21600 21600 0 21600 0 0 Z N"/>
            </draw:custom-shape>
            <draw:polygon draw:style-name="gr35" draw:text-style-name="P7" draw:layer="AC_Zones" svg:width="13.498cm" svg:height="9.995cm" svg:x="21.571cm" svg:y="17.927cm" svg:viewBox="0 0 13499 9996" draw:points="8274,3901 8274,6243 13293,6242 13293,7269 12164,7269 12164,9022 13358,9763 13427,9780 13499,9774 13499,9996 19,9996 0,0 6244,0 9198,2848">
              <text:p/>
            </draw:polygon>
            <draw:polygon draw:style-name="gr35" draw:text-style-name="P7" draw:layer="AC_Zones" svg:width="12.188cm" svg:height="1.666cm" svg:x="19.82cm" svg:y="27.919cm" svg:viewBox="0 0 12189 1667" draw:points="12189,1667 0,1667 1770,0 12189,0">
              <text:p/>
            </draw:polygon>
            <draw:polygon draw:style-name="gr35" draw:text-style-name="P7" draw:layer="AC_Zones" svg:width="11.31cm" svg:height="1.671cm" svg:x="32.009cm" svg:y="27.919cm" svg:viewBox="0 0 11311 1672" draw:points="11311,0 11311,1672 0,1672 0,0">
              <text:p/>
            </draw:polygon>
            <draw:polygon draw:style-name="gr35" draw:text-style-name="P7" draw:layer="AC_Zones" svg:width="4.586cm" svg:height="3.749cm" svg:x="34.864cm" svg:y="24.169cm" svg:viewBox="0 0 4587 3750" draw:points="206,3532 206,3750 4587,3750 4587,0 0,0 0,1027 1587,1027 1587,2784 556,2776 428,3387">
              <text:p/>
            </draw:polygon>
            <draw:polygon draw:style-name="gr35" draw:text-style-name="P7" draw:layer="AC_Zones" svg:width="2.421cm" svg:height="9.693cm" svg:x="48.97cm" svg:y="9.901cm" svg:viewBox="0 0 2422 9694" draw:points="0,3989 0,9694 2422,9694 2422,1997 1388,1997 1388,455 650,455 651,0 250,0 259,3989">
              <text:p/>
            </draw:polygon>
            <draw:polygon draw:style-name="gr35" draw:text-style-name="P7" draw:layer="AC_Zones" svg:width="9.341cm" svg:height="5.844cm" svg:x="40.02cm" svg:y="4.056cm" svg:viewBox="0 0 9342 5845" draw:points="655,701 655,5845 5550,5845 7272,2450 8910,2445 8910,2195 9342,2195 9341,14 2,0 0,145 97,178 171,225 223,264 249,273">
              <text:p/>
            </draw:polygon>
            <draw:polygon draw:style-name="gr35" draw:text-style-name="P7" draw:layer="AC_Zones" svg:width="10.091cm" svg:height="1.727cm" svg:x="39.27cm" svg:y="2.342cm" svg:viewBox="0 0 10092 1728" draw:points="0,0 8374,9 10092,1728 0,1715">
              <text:p/>
            </draw:polygon>
            <draw:polygon draw:style-name="gr35" draw:text-style-name="P7" draw:layer="AC_Zones" svg:width="10.754cm" svg:height="3.069cm" svg:x="47.644cm" svg:y="1cm" svg:viewBox="0 0 10755 3070" draw:points="1717,3070 0,1351 0,0 10755,2 8840,1711 1717,1717">
              <text:p/>
            </draw:polygon>
            <draw:polygon draw:style-name="gr35" draw:text-style-name="P7" draw:layer="AC_Zones" svg:width="2.528cm" svg:height="7.46cm" svg:x="55.87cm" svg:y="1.002cm" svg:viewBox="0 0 2529 7461" draw:points="614,1716 0,7271 1681,7461 2529,0">
              <text:p/>
            </draw:polygon>
            <draw:polygon draw:style-name="gr35" draw:text-style-name="P7" draw:layer="AC_Zones" svg:width="7.122cm" svg:height="7.638cm" svg:x="49.361cm" svg:y="2.717cm" svg:viewBox="0 0 7123 7639" draw:points="6359,6184 6509,5561 7123,1 0,0 1,3534 260,3534 259,7639 2763,7639 3609,7484 5409,7034 5909,6734">
              <text:p/>
            </draw:polygon>
            <draw:polygon draw:style-name="gr35" draw:text-style-name="P7" draw:layer="AC_Zones" svg:width="5.405cm" svg:height="3.624cm" svg:x="52.124cm" svg:y="8.273cm" svg:viewBox="0 0 5406 3625" draw:points="5320,769 5406,195 3746,0 3596,628 3146,1178 2646,1478 846,1928 0,2083 0,3625 1014,3625 2957,3140 3735,2799 4607,2125 5082,1283">
              <text:p/>
            </draw:polygon>
            <draw:polygon draw:style-name="gr35" draw:text-style-name="P7" draw:layer="AC_Zones" svg:width="1.745cm" svg:height="7.696cm" svg:x="51.392cm" svg:y="11.898cm" svg:viewBox="0 0 1746 7697" draw:points="428,1753 428,6008 1741,6008 0,7697 0,0 1746,0 1741,1347">
              <text:p/>
            </draw:polygon>
            <draw:polygon draw:style-name="gr35" draw:text-style-name="P7" draw:layer="AC_Zones" svg:width="4.949cm" svg:height="2.68cm" svg:x="51.392cm" svg:y="17.906cm" svg:viewBox="0 0 4950 2681" draw:points="3153,2681 4950,2245 4950,1695 4778,1145 4328,545 3754,169 3178,2 1741,0 0,1689 2578,1684 2878,1845 3078,2145 3153,2345">
              <text:p/>
            </draw:polygon>
            <draw:polygon draw:style-name="gr35" draw:text-style-name="P7" draw:layer="AC_Zones" svg:width="1.813cm" svg:height="4.592cm" svg:x="52.731cm" svg:y="19.59cm" svg:viewBox="0 0 1814 4593" draw:points="1814,661 1739,461 1539,161 1239,0 0,5 0,4593 1430,4593 1814,997">
              <text:p/>
            </draw:polygon>
            <draw:polygon draw:style-name="gr35" draw:text-style-name="P7" draw:layer="AC_Zones" svg:width="2.581cm" svg:height="9.439cm" svg:x="53.76cm" svg:y="20.151cm" svg:viewBox="0 0 2582 9440" draw:points="0,7768 1571,9440 2582,0 785,436">
              <text:p/>
            </draw:polygon>
            <draw:polygon draw:style-name="gr35" draw:text-style-name="P7" draw:layer="AC_Zones" svg:width="5.883cm" svg:height="1.733cm" svg:x="34.069cm" svg:y="17.757cm" svg:viewBox="0 0 5884 1734" draw:points="744,1734 1,1734 0,0 519,179 5884,177 5884,1444 751,1444">
              <text:p/>
            </draw:polygon>
            <draw:custom-shape draw:style-name="gr37" draw:text-style-name="P7" draw:layer="AC_Zones" svg:width="5.14cm" svg:height="4.968cm" svg:x="34.813cm" svg:y="19.201cm">
              <text:p/>
              <draw:enhanced-geometry svg:viewBox="0 0 21600 21600" draw:type="rectangle" draw:enhanced-path="M 0 0 L 21600 0 21600 21600 0 21600 0 0 Z N"/>
            </draw:custom-shape>
            <draw:polygon draw:style-name="gr35" draw:text-style-name="P7" draw:layer="AC_Zones" svg:width="14.709cm" svg:height="3.749cm" svg:x="39.451cm" svg:y="24.169cm" svg:viewBox="0 0 14710 3750" draw:points="14309,3750 0,3750 0,0 14710,0">
              <text:p/>
            </draw:polygon>
            <draw:polygon draw:style-name="gr35" draw:text-style-name="P7" draw:layer="AC_Zones" svg:width="12.01cm" svg:height="1.671cm" svg:x="43.32cm" svg:y="27.919cm" svg:viewBox="0 0 12011 1672" draw:points="12011,1672 0,1672 0,0 10440,0">
              <text:p/>
            </draw:polygon>
            <draw:custom-shape draw:style-name="gr38" draw:text-style-name="P7" draw:layer="AC_Zones" svg:width="9.017cm" svg:height="1.544cm" svg:x="39.953cm" svg:y="18.051cm">
              <text:p/>
              <draw:enhanced-geometry svg:viewBox="0 0 21600 21600" draw:type="rectangle" draw:enhanced-path="M 0 0 L 21600 0 21600 21600 0 21600 0 0 Z N"/>
            </draw:custom-shape>
            <draw:polygon draw:style-name="gr35" draw:text-style-name="P7" draw:layer="AC_Zones" svg:width="8.893cm" svg:height="4.004cm" svg:x="40.334cm" svg:y="9.901cm" svg:viewBox="0 0 8894 4005" draw:points="4236,0 8886,0 8894,3997 0,4005 0,2009 4228,2009">
              <text:p/>
            </draw:polygon>
            <draw:custom-shape draw:style-name="gr39" draw:text-style-name="P7" draw:layer="AC_Zones" svg:width="5.931cm" svg:height="3.483cm" svg:x="29.12cm" svg:y="4.056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7" draw:layer="AC_Zones" svg:width="1.838cm" svg:height="4.375cm" svg:x="21.571cm" svg:y="7.5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7" draw:layer="AC_Zones" svg:width="1.643cm" svg:height="1.028cm" svg:x="23.409cm" svg:y="7.53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7" draw:layer="AC_Zones" svg:width="1.643cm" svg:height="2.315cm" svg:x="23.409cm" svg:y="8.567cm">
              <text:p/>
              <draw:enhanced-geometry svg:viewBox="0 0 21600 21600" draw:type="rectangle" draw:enhanced-path="M 0 0 L 21600 0 21600 21600 0 21600 0 0 Z N"/>
            </draw:custom-shape>
            <draw:custom-shape draw:style-name="gr43" draw:text-style-name="P7" draw:layer="AC_Zones" svg:width="1.643cm" svg:height="1.032cm" svg:x="23.409cm" svg:y="10.882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7" draw:layer="AC_Zones" svg:width="9.999cm" svg:height="4.375cm" svg:x="25.052cm" svg:y="7.539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7" draw:layer="AC_Zones" svg:width="1.624cm" svg:height="2.349cm" svg:x="35.051cm" svg:y="9.565cm">
              <text:p/>
              <draw:enhanced-geometry svg:viewBox="0 0 21600 21600" draw:type="rectangle" draw:enhanced-path="M 0 0 L 21600 0 21600 21600 0 21600 0 0 Z N"/>
            </draw:custom-shape>
            <draw:polygon draw:style-name="gr35" draw:text-style-name="P7" draw:layer="AC_Zones" svg:width="1.98cm" svg:height="2.068cm" svg:x="36.339cm" svg:y="7.496cm" svg:viewBox="0 0 1981 2069" draw:points="1152,0 0,0 16,2069 1981,2069">
              <text:p/>
            </draw:polygon>
            <draw:custom-shape draw:style-name="gr46" draw:text-style-name="P7" draw:layer="AC_Zones" svg:width="1.702cm" svg:height="1.183cm" svg:x="38.973cm" svg:y="4.757cm">
              <text:p/>
              <draw:enhanced-geometry svg:viewBox="0 0 21600 21600" draw:type="rectangle" draw:enhanced-path="M 0 0 L 21600 0 21600 21600 0 21600 0 0 Z N"/>
            </draw:custom-shape>
            <draw:custom-shape draw:style-name="gr47" draw:text-style-name="P7" draw:layer="AC_Zones" svg:width="1.708cm" svg:height="1.589cm" svg:x="38.973cm" svg:y="5.94cm">
              <text:p/>
              <draw:enhanced-geometry svg:viewBox="0 0 21600 21600" draw:type="rectangle" draw:enhanced-path="M 0 0 L 21600 0 21600 21600 0 21600 0 0 Z N"/>
            </draw:custom-shape>
            <draw:custom-shape draw:style-name="gr48" draw:text-style-name="P7" draw:layer="AC_Zones" svg:width="2.073cm" svg:height="1.689cm" svg:x="23.37cm" svg:y="12.601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7" draw:layer="AC_Zones" svg:width="8.717cm" svg:height="4.574cm" svg:x="39.953cm" svg:y="19.595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7" draw:layer="AC_Zones" svg:width="4.061cm" svg:height="2.829cm" svg:x="48.67cm" svg:y="19.595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7" draw:layer="AC_Zones" svg:width="0.984cm" svg:height="1.745cm" svg:x="50.759cm" svg:y="22.424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7" draw:layer="AC_Zones" svg:width="0.988cm" svg:height="1.745cm" svg:x="51.743cm" svg:y="22.424cm">
              <text:p/>
              <draw:enhanced-geometry svg:viewBox="0 0 21600 21600" draw:type="rectangle" draw:enhanced-path="M 0 0 L 21600 0 21600 21600 0 21600 0 0 Z N"/>
            </draw:custom-shape>
            <draw:custom-shape draw:style-name="gr53" draw:text-style-name="P7" draw:layer="AC_Zones" svg:width="2.089cm" svg:height="1.745cm" svg:x="48.67cm" svg:y="22.424cm">
              <text:p/>
              <draw:enhanced-geometry svg:viewBox="0 0 21600 21600" draw:type="rectangle" draw:enhanced-path="M 0 0 L 21600 0 21600 21600 0 21600 0 0 Z N"/>
            </draw:custom-shape>
            <draw:custom-shape draw:style-name="gr54" draw:text-style-name="P7" draw:layer="AC_Zones" svg:width="1.675cm" svg:height="2.342cm" svg:x="29.845cm" svg:y="21.828cm">
              <text:p/>
              <draw:enhanced-geometry svg:viewBox="0 0 21600 21600" draw:type="rectangle" draw:enhanced-path="M 0 0 L 21600 0 21600 21600 0 21600 0 0 Z N"/>
            </draw:custom-shape>
            <draw:custom-shape draw:style-name="gr55" draw:text-style-name="P7" draw:layer="AC_Zones" svg:width="1.616cm" svg:height="2.35cm" svg:x="31.52cm" svg:y="21.828cm">
              <text:p/>
              <draw:enhanced-geometry svg:viewBox="0 0 21600 21600" draw:type="rectangle" draw:enhanced-path="M 0 0 L 21600 0 21600 21600 0 21600 0 0 Z N"/>
            </draw:custom-shape>
            <draw:custom-shape draw:style-name="gr56" draw:text-style-name="P7" draw:layer="AC_Zones" svg:width="1.677cm" svg:height="2.341cm" svg:x="33.136cm" svg:y="21.828cm">
              <text:p/>
              <draw:enhanced-geometry svg:viewBox="0 0 21600 21600" draw:type="rectangle" draw:enhanced-path="M 0 0 L 21600 0 21600 21600 0 21600 0 0 Z N"/>
            </draw:custom-shape>
            <draw:custom-shape draw:style-name="gr57" draw:text-style-name="P7" draw:layer="AC_Zones" svg:width="2.437cm" svg:height="2.337cm" svg:x="32.376cm" svg:y="19.491cm">
              <text:p/>
              <draw:enhanced-geometry svg:viewBox="0 0 21600 21600" draw:type="rectangle" draw:enhanced-path="M 0 0 L 21600 0 21600 21600 0 21600 0 0 Z N"/>
            </draw:custom-shape>
            <draw:custom-shape draw:style-name="gr58" draw:text-style-name="P7" draw:layer="AC_Zones" svg:width="1.185cm" svg:height="0.882cm" svg:x="33.735cm" svg:y="25.196cm">
              <text:p/>
              <draw:enhanced-geometry svg:viewBox="0 0 21600 21600" draw:type="rectangle" draw:enhanced-path="M 0 0 L 21600 0 21600 21600 0 21600 0 0 Z N"/>
            </draw:custom-shape>
            <draw:custom-shape draw:style-name="gr59" draw:text-style-name="P7" draw:layer="AC_Zones" svg:width="1.185cm" svg:height="0.875cm" svg:x="33.735cm" svg:y="26.078cm">
              <text:p/>
              <draw:enhanced-geometry svg:viewBox="0 0 21600 21600" draw:type="rectangle" draw:enhanced-path="M 0 0 L 21600 0 21600 21600 0 21600 0 0 Z N"/>
            </draw:custom-shape>
            <draw:custom-shape draw:style-name="gr60" draw:text-style-name="P7" draw:layer="AC_Zones" svg:width="1.535cm" svg:height="1.757cm" svg:x="34.916cm" svg:y="25.196cm">
              <text:p/>
              <draw:enhanced-geometry svg:viewBox="0 0 21600 21600" draw:type="rectangle" draw:enhanced-path="M 0 0 L 21600 0 21600 21600 0 21600 0 0 Z N"/>
            </draw:custom-shape>
            <draw:polygon draw:style-name="gr35" draw:text-style-name="P7" draw:layer="AC_Zones" svg:width="2.522cm" svg:height="2.336cm" svg:x="29.853cm" svg:y="19.491cm" svg:viewBox="0 0 2523 2337" draw:points="2017,0 2523,0 2523,2337 0,2337 916,1284">
              <text:p/>
            </draw:polygon>
            <draw:polygon draw:style-name="gr35" draw:text-style-name="P7" draw:layer="AC_Zones" svg:width="2.304cm" svg:height="2.348cm" svg:x="36.676cm" svg:y="9.565cm" svg:viewBox="0 0 2305 2349" draw:points="1644,0 0,0 0,2349 1903,2349 2305,1653">
              <text:p/>
            </draw:polygon>
            <draw:custom-shape draw:style-name="gr61" draw:text-style-name="P7" draw:layer="AC_Zones" svg:width="2.372cm" svg:height="1.689cm" svg:x="25.443cm" svg:y="12.601cm">
              <text:p/>
              <draw:enhanced-geometry svg:viewBox="0 0 21600 21600" draw:type="rectangle" draw:enhanced-path="M 0 0 L 21600 0 21600 21600 0 21600 0 0 Z N"/>
            </draw:custom-shape>
            <draw:custom-shape draw:style-name="gr62" draw:text-style-name="P7" draw:layer="AC_Zones" svg:width="2.073cm" svg:height="1.711cm" svg:x="23.37cm" svg:y="14.29cm">
              <text:p/>
              <draw:enhanced-geometry svg:viewBox="0 0 21600 21600" draw:type="rectangle" draw:enhanced-path="M 0 0 L 21600 0 21600 21600 0 21600 0 0 Z N"/>
            </draw:custom-shape>
            <draw:custom-shape draw:style-name="gr63" draw:text-style-name="P7" draw:layer="AC_Zones" svg:width="2.372cm" svg:height="1.711cm" svg:x="25.443cm" svg:y="14.29cm">
              <text:p/>
              <draw:enhanced-geometry svg:viewBox="0 0 21600 21600" draw:type="rectangle" draw:enhanced-path="M 0 0 L 21600 0 21600 21600 0 21600 0 0 Z N"/>
            </draw:custom-shape>
            <draw:custom-shape draw:style-name="gr64" draw:text-style-name="P7" draw:layer="AC_Zones" svg:width="7.549cm" svg:height="3.482cm" svg:x="21.571cm" svg:y="4.057cm">
              <text:p/>
              <draw:enhanced-geometry svg:viewBox="0 0 21600 21600" draw:type="rectangle" draw:enhanced-path="M 0 0 L 21600 0 21600 21600 0 21600 0 0 Z N"/>
            </draw:custom-shape>
            <draw:custom-shape draw:style-name="gr65" draw:text-style-name="P7" draw:layer="AC_Zones" svg:width="1.721cm" svg:height="4.449cm" svg:x="19.85cm" svg:y="7.502cm">
              <text:p/>
              <draw:enhanced-geometry svg:viewBox="0 0 21600 21600" draw:type="rectangle" draw:enhanced-path="M 0 0 L 21600 0 21600 21600 0 21600 0 0 Z N"/>
            </draw:custom-shape>
            <draw:polygon draw:style-name="gr35" draw:text-style-name="P7" draw:layer="AC_Zones" svg:width="4.05cm" svg:height="1.736cm" svg:x="45.57cm" svg:y="8.164cm" svg:viewBox="0 0 4051 1737" draw:points="0,1737 4051,1737 4051,0 900,0">
              <text:p/>
            </draw:polygon>
            <draw:polygon draw:style-name="gr35" draw:text-style-name="P7" draw:layer="AC_Zones" svg:width="3.15cm" svg:height="1.912cm" svg:x="46.47cm" svg:y="6.251cm" svg:viewBox="0 0 3151 1913" draw:points="0,1913 3151,1913 3151,0 2460,0 2460,250 822,255">
              <text:p/>
            </draw:polygon>
          </draw:g>
          <draw:custom-shape draw:style-name="gr66" draw:text-style-name="P8" draw:layer="Unit" svg:width="1.427cm" svg:height="0.228cm" svg:x="37.262cm" svg:y="5.7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9" draw:layer="Unit" svg:width="1.439cm" svg:height="0.229cm" svg:x="39.308cm" svg:y="3.8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9" draw:layer="Unit" svg:width="1.442cm" svg:height="0.229cm" svg:x="42.125cm" svg:y="3.8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10" draw:layer="Unit" svg:width="1.446cm" svg:height="0.228cm" svg:x="42.942cm" svg:y="5.7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10" draw:layer="Unit" svg:width="1.428cm" svg:height="0.229cm" svg:x="42.847cm" svg:y="6.9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10" draw:layer="Unit" svg:width="1.428cm" svg:height="0.23cm" svg:x="42.847cm" svg:y="8.3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10" draw:layer="Unit" svg:width="1.428cm" svg:height="0.23cm" svg:x="42.847cm" svg:y="9.5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11" draw:layer="Unit" svg:width="1.442cm" svg:height="0.229cm" svg:x="39.269cm" svg:y="6.9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8" draw:layer="Unit" svg:width="1.442cm" svg:height="0.23cm" svg:x="39.269cm" svg:y="8.3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12" draw:layer="Unit" svg:width="1.44cm" svg:height="0.229cm" svg:x="45.221cm" svg:y="6.9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9" draw:layer="Unit" svg:width="1.438cm" svg:height="0.229cm" svg:x="44.988cm" svg:y="3.8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13" draw:layer="Unit" svg:width="0.836cm" svg:height="0.229cm" svg:x="48.008cm" svg:y="7.2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14" draw:layer="Unit" svg:width="0.839cm" svg:height="0.23cm" svg:x="48.406cm" svg:y="8.5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14" draw:layer="Unit" svg:width="0.847cm" svg:height="0.23cm" svg:x="46.824cm" svg:y="9.2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8" draw:layer="Unit" svg:width="1.427cm" svg:height="0.229cm" svg:x="46.507cm" svg:y="10.9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11" draw:layer="Unit" svg:width="0.841cm" svg:height="0.229cm" svg:x="42.842cm" svg:y="10.9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11" draw:layer="Unit" svg:width="0.834cm" svg:height="0.229cm" svg:x="41.314cm" svg:y="10.9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12" draw:layer="Unit" svg:width="1.427cm" svg:height="0.23cm" svg:x="22.254cm" svg:y="5.7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12" draw:layer="Unit" svg:width="1.428cm" svg:height="0.23cm" svg:x="24.439cm" svg:y="5.7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12" draw:layer="Unit" svg:width="1.428cm" svg:height="0.229cm" svg:x="26.738cm" svg:y="5.9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12" draw:layer="Unit" svg:width="1.428cm" svg:height="0.23cm" svg:x="26.738cm" svg:y="5.2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2" draw:text-style-name="P13" draw:layer="Unit" svg:width="1.409cm" svg:height="0.23cm" svg:x="28.653cm" svg:y="5.7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11" draw:layer="Unit" svg:width="1.247cm" svg:height="0.231cm" svg:x="28.111cm" svg:y="3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11" draw:layer="Unit" svg:width="1.257cm" svg:height="0.231cm" svg:x="25.293cm" svg:y="3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11" draw:layer="Unit" svg:width="1.433cm" svg:height="0.211cm" draw:transform="rotate (1.5707963267949) translate (23cm 9.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13" draw:layer="Unit" svg:width="1.431cm" svg:height="0.23cm" svg:x="30.787cm" svg:y="5.7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8" draw:layer="Unit" svg:width="1.188cm" svg:height="0.271cm" draw:transform="rotate (1.5707963267949) translate (21.62cm 5.7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8" draw:text-style-name="P8" draw:layer="Unit" svg:width="1.182cm" svg:height="0.271cm" draw:transform="rotate (1.5707963267949) translate (21.62cm 10.7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9" draw:text-style-name="P10" draw:layer="Unit" svg:width="1.187cm" svg:height="0.271cm" draw:transform="rotate (1.5707963267949) translate (21.62cm 13.7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0" draw:text-style-name="P10" draw:layer="Unit" svg:width="1.185cm" svg:height="0.271cm" draw:transform="rotate (1.5707963267949) translate (21.62cm 15.80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12" draw:layer="Unit" svg:width="0.799cm" svg:height="0.23cm" svg:x="31.111cm" svg:y="20.8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2" draw:text-style-name="P13" draw:layer="Unit" svg:width="0.858cm" svg:height="0.23cm" svg:x="24.052cm" svg:y="13.3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13" draw:layer="Unit" svg:width="0.851cm" svg:height="0.23cm" svg:x="26.284cm" svg:y="14.9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13" draw:layer="Unit" svg:width="0.851cm" svg:height="0.23cm" svg:x="26.284cm" svg:y="13.3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8" draw:layer="Unit" svg:width="0.85cm" svg:height="0.23cm" svg:x="29.051cm" svg:y="14.8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5" draw:text-style-name="P10" draw:layer="Unit" svg:width="1.183cm" svg:height="0.271cm" draw:transform="rotate (1.5707963267949) translate (21.62cm 18.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6" draw:text-style-name="P12" draw:layer="Unit" svg:width="1.432cm" svg:height="0.23cm" svg:x="23.157cm" svg:y="16.9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12" draw:layer="Unit" svg:width="1.433cm" svg:height="0.23cm" svg:x="26.025cm" svg:y="16.9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8" draw:layer="Unit" svg:width="1.411cm" svg:height="0.232cm" svg:x="27.947cm" svg:y="16.8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8" draw:layer="Unit" svg:width="1.336cm" svg:height="0.256cm" draw:transform="skewX (0.128281700021583) rotate (-0.523598775598299) translate (31.111cm 16.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8" draw:layer="Unit" svg:width="1.391cm" svg:height="0.23cm" svg:x="28.653cm" svg:y="19.1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11" draw:layer="Unit" svg:width="1.398cm" svg:height="0.229cm" svg:x="25.104cm" svg:y="19.3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11" draw:layer="Unit" svg:width="1.398cm" svg:height="0.231cm" svg:x="25.104cm" svg:y="20.6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9" draw:layer="Unit" svg:width="1.391cm" svg:height="0.231cm" svg:x="22.272cm" svg:y="20.6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13" draw:layer="Unit" svg:width="1.411cm" svg:height="0.231cm" svg:x="27.947cm" svg:y="20.6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11" draw:layer="Unit" svg:width="1.398cm" svg:height="0.229cm" svg:x="25.104cm" svg:y="22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9" draw:layer="Unit" svg:width="1.391cm" svg:height="0.229cm" svg:x="22.272cm" svg:y="22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13" draw:layer="Unit" svg:width="1.411cm" svg:height="0.229cm" svg:x="27.947cm" svg:y="22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9" draw:layer="Unit" svg:width="1.391cm" svg:height="0.232cm" svg:x="22.272cm" svg:y="25.2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13" draw:layer="Unit" svg:width="1.411cm" svg:height="0.232cm" svg:x="27.947cm" svg:y="25.2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12" draw:layer="Unit" svg:width="0.851cm" svg:height="0.268cm" draw:transform="rotate (1.5707963267949) translate (30.519cm 23.4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5" draw:text-style-name="P8" draw:layer="Unit" svg:width="0.845cm" svg:height="0.253cm" draw:transform="rotate (1.5707963267949) translate (21.638cm 21.4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8" draw:layer="Unit" svg:width="0.853cm" svg:height="0.253cm" draw:transform="rotate (1.5707963267949) translate (21.638cm 25.6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12" draw:layer="Unit" svg:width="1.158cm" svg:height="0.229cm" svg:x="33.029cm" svg:y="20.4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8" draw:text-style-name="P12" draw:layer="Unit" svg:width="0.851cm" svg:height="0.196cm" draw:transform="rotate (1.5707963267949) translate (32.218cm 23.4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8" draw:text-style-name="P12" draw:layer="Unit" svg:width="0.851cm" svg:height="0.219cm" draw:transform="rotate (1.5707963267949) translate (33.806cm 23.4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9" draw:text-style-name="P8" draw:layer="Unit" svg:width="1.373cm" svg:height="0.23cm" svg:x="30.787cm" svg:y="25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0" draw:text-style-name="P11" draw:layer="Unit" svg:width="1.249cm" svg:height="0.231cm" svg:x="22.437cm" svg:y="3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1" draw:text-style-name="P13" draw:layer="Unit" svg:width="0.861cm" svg:height="0.23cm" svg:x="24.052cm" svg:y="14.9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2" draw:text-style-name="P11" draw:layer="Unit" svg:width="1.434cm" svg:height="0.231cm" draw:transform="rotate (1.5707963267949) translate (51.372cm 8.6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3" draw:layer="Unit" svg:width="1.228cm" svg:height="0.232cm" svg:x="49.715cm" svg:y="3.1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4" draw:text-style-name="P13" draw:layer="Unit" svg:width="1.231cm" svg:height="0.232cm" svg:x="51.864cm" svg:y="3.1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13" draw:layer="Unit" svg:width="1.229cm" svg:height="0.232cm" svg:x="54.221cm" svg:y="3.1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8" draw:layer="Unit" svg:width="0.927cm" svg:height="0.23cm" draw:transform="skewX (-0.00872664625997164) rotate (1.46607657167524) translate (56.016cm 6.6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11" draw:layer="Unit" svg:width="1.436cm" svg:height="0.232cm" draw:transform="rotate (1.5707963267949) translate (53.277cm 8.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11" draw:layer="Unit" svg:width="1.436cm" svg:height="0.231cm" draw:transform="rotate (1.5707963267949) translate (54.221cm 8.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10" draw:layer="Unit" svg:width="0.925cm" svg:height="0.23cm" draw:transform="skewX (0.00436332312998582) translate (51.174cm 9.6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12" draw:layer="Unit" svg:width="0.928cm" svg:height="0.232cm" draw:transform="rotate (0.750491578357562) translate (55.185cm 8.88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8" draw:layer="Unit" svg:width="1.43cm" svg:height="0.228cm" svg:x="47.108cm" svg:y="12.6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8" draw:layer="Unit" svg:width="1.429cm" svg:height="0.228cm" svg:x="44.271cm" svg:y="12.3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2" draw:text-style-name="P8" draw:layer="Unit" svg:width="1.426cm" svg:height="0.228cm" svg:x="41.08cm" svg:y="12.3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3" draw:text-style-name="P9" draw:layer="Unit" svg:width="0.854cm" svg:height="0.229cm" svg:x="49.936cm" svg:y="20.5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9" draw:layer="Unit" svg:width="0.856cm" svg:height="0.23cm" svg:x="50.917cm" svg:y="21.3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10" draw:layer="Unit" svg:width="0.856cm" svg:height="0.23cm" draw:transform="skewX (-0.0130899693899574) rotate (1.46607657167524) translate (54.208cm 21.3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10" draw:layer="Unit" svg:width="0.855cm" svg:height="0.229cm" draw:transform="rotate (1.46607657167524) translate (53.807cm 24.73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7" draw:text-style-name="P12" draw:layer="Unit" svg:width="1.422cm" svg:height="0.23cm" draw:transform="rotate (1.5707963267949) translate (53.275cm 23.0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8" draw:layer="Unit" svg:width="1.429cm" svg:height="0.229cm" svg:x="51.135cm" svg:y="26.6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8" draw:layer="Unit" svg:width="1.429cm" svg:height="0.23cm" svg:x="51.135cm" svg:y="25.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11" draw:layer="Unit" svg:width="0.856cm" svg:height="0.23cm" draw:transform="rotate (1.46607657167524) translate (53.522cm 27.3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13" draw:layer="Unit" svg:width="1.43cm" svg:height="0.228cm" svg:x="50.669cm" svg:y="27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13" draw:layer="Unit" svg:width="1.428cm" svg:height="0.228cm" svg:x="48.534cm" svg:y="27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13" draw:layer="Unit" svg:width="1.429cm" svg:height="0.228cm" svg:x="46.398cm" svg:y="27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8" draw:layer="Unit" svg:width="1.43cm" svg:height="0.229cm" svg:x="47.125cm" svg:y="26.6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8" draw:layer="Unit" svg:width="1.43cm" svg:height="0.229cm" svg:x="47.125cm" svg:y="25.2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2" draw:text-style-name="P9" draw:layer="Unit" svg:width="1.429cm" svg:height="0.229cm" svg:x="43.456cm" svg:y="26.6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3" draw:text-style-name="P12" draw:layer="Unit" svg:width="1.426cm" svg:height="0.228cm" svg:x="43.578cm" svg:y="27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2" draw:text-style-name="P9" draw:layer="Unit" svg:width="1.429cm" svg:height="0.228cm" svg:x="43.469cm" svg:y="25.4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9" draw:layer="Unit" svg:width="1.428cm" svg:height="0.229cm" svg:x="40.537cm" svg:y="26.6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9" draw:layer="Unit" svg:width="1.428cm" svg:height="0.228cm" svg:x="40.52cm" svg:y="25.4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12" draw:layer="Unit" svg:width="1.427cm" svg:height="0.228cm" svg:x="40.143cm" svg:y="27.6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9" draw:layer="Unit" svg:width="1.391cm" svg:height="0.231cm" svg:x="22.272cm" svg:y="26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5" draw:text-style-name="P11" draw:layer="Unit" svg:width="1.399cm" svg:height="0.231cm" svg:x="25.818cm" svg:y="26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9" draw:text-style-name="P8" draw:layer="Unit" svg:width="1.373cm" svg:height="0.231cm" svg:x="30.787cm" svg:y="26.6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6" draw:text-style-name="P11" draw:layer="Unit" svg:width="1.395cm" svg:height="0.23cm" draw:transform="rotate (1.5707963267949) translate (35.601cm 26.9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7" draw:text-style-name="P11" draw:layer="Unit" svg:width="1.394cm" svg:height="0.23cm" svg:x="36.726cm" svg:y="25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7" draw:text-style-name="P11" draw:layer="Unit" svg:width="1.394cm" svg:height="0.231cm" svg:x="36.726cm" svg:y="26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8" draw:text-style-name="P12" draw:layer="Unit" svg:width="1.395cm" svg:height="0.23cm" svg:x="32.575cm" svg:y="27.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9" draw:text-style-name="P12" draw:layer="Unit" svg:width="1.394cm" svg:height="0.23cm" svg:x="36.67cm" svg:y="27.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0" draw:text-style-name="P10" draw:layer="Unit" svg:width="1.395cm" svg:height="0.231cm" svg:x="36.188cm" svg:y="23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0" draw:text-style-name="P10" draw:layer="Unit" svg:width="1.395cm" svg:height="0.23cm" svg:x="36.188cm" svg:y="22.8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0" draw:text-style-name="P10" draw:layer="Unit" svg:width="1.395cm" svg:height="0.231cm" svg:x="36.188cm" svg:y="22.0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0" draw:text-style-name="P10" draw:layer="Unit" svg:width="1.395cm" svg:height="0.231cm" svg:x="36.188cm" svg:y="21.2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0" draw:text-style-name="P10" draw:layer="Unit" svg:width="1.395cm" svg:height="0.23cm" svg:x="36.188cm" svg:y="20.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1" draw:text-style-name="P10" draw:layer="Unit" svg:width="0.853cm" svg:height="0.252cm" svg:x="22.964cm" svg:y="27.5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2" draw:text-style-name="P10" draw:layer="Unit" svg:width="0.851cm" svg:height="0.252cm" svg:x="26.011cm" svg:y="27.5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1" draw:text-style-name="P10" draw:layer="Unit" svg:width="0.853cm" svg:height="0.252cm" svg:x="28.468cm" svg:y="27.5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3" draw:text-style-name="P9" draw:layer="Unit" svg:width="0.853cm" svg:height="0.229cm" svg:x="30.776cm" svg:y="12.6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4" draw:text-style-name="P12" draw:layer="Unit" svg:width="0.853cm" svg:height="0.228cm" draw:transform="rotate (1.5707963267949) translate (37.561cm 11.26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4" draw:text-style-name="P12" draw:layer="Unit" svg:width="0.853cm" svg:height="0.231cm" draw:transform="rotate (1.5707963267949) translate (35.848cm 11.26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13" draw:layer="Unit" svg:width="1.431cm" svg:height="0.23cm" draw:transform="rotate (1.5707963267949) translate (33.32cm 6.5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8" draw:layer="Unit" svg:width="1.427cm" svg:height="0.228cm" svg:x="35.243cm" svg:y="5.7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5" draw:text-style-name="P10" draw:layer="Unit" svg:width="1.247cm" svg:height="0.231cm" svg:x="36.844cm" svg:y="3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6" draw:text-style-name="P10" draw:layer="Unit" svg:width="1.257cm" svg:height="0.231cm" svg:x="34.026cm" svg:y="3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7" draw:text-style-name="P10" draw:layer="Unit" svg:width="1.249cm" svg:height="0.231cm" svg:x="31.17cm" svg:y="3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3" draw:text-style-name="P9" draw:layer="Unit" svg:width="0.853cm" svg:height="0.229cm" svg:x="32.717cm" svg:y="12.6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3" draw:text-style-name="P9" draw:layer="Unit" svg:width="0.853cm" svg:height="0.229cm" svg:x="34.617cm" svg:y="12.6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12" draw:layer="Unit" svg:width="1.44cm" svg:height="0.229cm" svg:x="46.03cm" svg:y="5.7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8" draw:text-style-name="P10" draw:layer="Unit" svg:width="1.44cm" svg:height="0.229cm" svg:x="50.47cm" svg:y="4.1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8" draw:text-style-name="P10" draw:layer="Unit" svg:width="1.44cm" svg:height="0.229cm" svg:x="50.47cm" svg:y="5.5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8" draw:text-style-name="P10" draw:layer="Unit" svg:width="1.44cm" svg:height="0.229cm" svg:x="53.43cm" svg:y="4.1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8" draw:text-style-name="P10" draw:layer="Unit" svg:width="1.44cm" svg:height="0.229cm" svg:x="53.43cm" svg:y="5.5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9" draw:text-style-name="P13" draw:layer="Unit" svg:width="0.925cm" svg:height="0.23cm" draw:transform="skewX (0.00436332312998582) translate (49.695cm 13.1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9" draw:text-style-name="P13" draw:layer="Unit" svg:width="0.925cm" svg:height="0.23cm" draw:transform="skewX (0.00436332312998582) translate (49.695cm 15.3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9" draw:text-style-name="P13" draw:layer="Unit" svg:width="0.925cm" svg:height="0.23cm" draw:transform="skewX (0.00436332312998582) translate (49.695cm 17.1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0" draw:text-style-name="P9" draw:layer="Unit" svg:width="1.182cm" svg:height="0.271cm" draw:transform="rotate (1.5707963267949) translate (24.42cm 10.7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s"/>
      <draw:layer draw:name="Detail"/>
      <draw:layer draw:name="Door"/>
      <draw:layer draw:name="Unit"/>
      <draw:layer draw:name="AC_Zones"/>
      <draw:layer draw:name="AH_Zo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7-01-05T08:13:20.053000000</dc:date>
    <meta:editing-duration>PT6H18M47S</meta:editing-duration>
    <meta:editing-cycles>108</meta:editing-cycles>
    <meta:generator>LibreOffice/5.2.3.3$Windows_x86 LibreOffice_project/d54a8868f08a7b39642414cf2c8ef2f228f780cf</meta:generator>
    <meta:document-statistic meta:object-count="921"/>
  </office:meta>
</office:document-meta>
</file>